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.78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6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10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2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3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11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7" style:family="table-cell" style:parent-style-name="Default" style:data-style-name="N0">
      <style:table-cell-properties fo:border-bottom="2.49pt solid #000000" fo:background-color="#81d41a" fo:border-left="none" fo:border-right="2.49pt solid #000000" fo:border-top="none"/>
    </style:style>
    <style:style style:name="ce18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4" style:family="table-cell" style:parent-style-name="Default" style:data-style-name="N0">
      <style:table-cell-properties fo:border-bottom="2.49pt solid #000000" fo:border-left="none" fo:border-right="none" fo:border-top="2.49pt solid #000000"/>
    </style:style>
    <style:style style:name="ce21" style:family="table-cell" style:parent-style-name="Default" style:data-style-name="N0">
      <style:table-cell-properties fo:border-bottom="none" fo:background-color="#ff0000" fo:border-left="none" fo:border-right="2.49pt solid #000000" fo:border-top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Лист1" table:style-name="ta1">
        <table:table-column table:style-name="co1" table:number-columns-repeated="20" table:default-cell-style-name="ce12"/>
        <table:table-column table:style-name="co1" table:number-columns-repeated="16364"/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38" calcext:value-type="float">
            <text:p>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float" office:value="27" calcext:value-type="float">
            <text:p>27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style-name="ce11" office:value-type="float" office:value="94" calcext:value-type="float">
            <text:p>9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3" calcext:value-type="float">
            <text:p>3</text:p>
          </table:table-cell>
          <table:table-cell table:style-name="ce12" table:number-columns-repeated="16364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style-name="ce11" office:value-type="float" office:value="86" calcext:value-type="float">
            <text:p>86</text:p>
          </table:table-cell>
          <table:table-cell table:style-name="ce12" table:number-columns-repeated="16364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style-name="ce11"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table:style-name="ce11" office:value-type="float" office:value="52" calcext:value-type="float">
            <text:p>52</text:p>
          </table:table-cell>
          <table:table-cell table:style-name="ce12" table:number-columns-repeated="16364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6" calcext:value-type="float">
            <text:p>16</text:p>
          </table:table-cell>
          <table:table-cell table:style-name="ce21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17"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table:style-name="ce11" office:value-type="float" office:value="47" calcext:value-type="float">
            <text:p>47</text:p>
          </table:table-cell>
          <table:table-cell table:style-name="ce12" table:number-columns-repeated="1636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style-name="ce11"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table:style-name="ce11" office:value-type="float" office:value="35" calcext:value-type="float">
            <text:p>35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style-name="ce11" office:value-type="float" office:value="55" calcext:value-type="float">
            <text:p>55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table:style-name="ce11"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style-name="ce11" office:value-type="float" office:value="60" calcext:value-type="float">
            <text:p>6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43" calcext:value-type="float">
            <text:p>43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5" calcext:value-type="float">
            <text:p>25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table:style-name="ce11" office:value-type="float" office:value="32" calcext:value-type="float">
            <text:p>32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table:style-name="ce11" office:value-type="float" office:value="44" calcext:value-type="float">
            <text:p>44</text:p>
          </table:table-cell>
          <table:table-cell table:style-name="ce12" table:number-columns-repeated="1636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8" calcext:value-type="float">
            <text:p>88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76" calcext:value-type="float">
            <text:p>76</text:p>
          </table:table-cell>
          <table:table-cell table:style-name="ce11"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table:style-name="ce11" office:value-type="float" office:value="79" calcext:value-type="float">
            <text:p>79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style-name="ce11" office:value-type="float" office:value="12" calcext:value-type="float">
            <text:p>12</text:p>
          </table:table-cell>
          <table:table-cell table:style-name="ce12" table:number-columns-repeated="16364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style-name="ce11" office:value-type="float" office:value="38" calcext:value-type="float">
            <text:p>3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1"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table:style-name="ce11" office:value-type="float" office:value="48" calcext:value-type="float">
            <text:p>48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style-name="ce11" office:value-type="float" office:value="32" calcext:value-type="float">
            <text:p>32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table:style-name="ce11" office:value-type="float" office:value="66" calcext:value-type="float">
            <text:p>66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10" calcext:value-type="float">
            <text:p>10</text:p>
          </table:table-cell>
          <table:table-cell table:style-name="ce11" office:value-type="float" office:value="34" calcext:value-type="float">
            <text:p>34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4" calcext:value-type="float">
            <text:p>64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11" office:value-type="float" office:value="74" calcext:value-type="float">
            <text:p>74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style-name="ce11"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77" calcext:value-type="float">
            <text:p>77</text:p>
          </table:table-cell>
          <table:table-cell table:style-name="ce11"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number-columns-repeated="16364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98" calcext:value-type="float">
            <text:p>9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style-name="ce11" office:value-type="float" office:value="27" calcext:value-type="float">
            <text:p>27</text:p>
          </table:table-cell>
          <table:table-cell table:style-name="ce12" table:number-columns-repeated="16364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54" calcext:value-type="float">
            <text:p>54</text:p>
          </table:table-cell>
          <table:table-cell table:style-name="ce11"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table:style-name="ce11" office:value-type="float" office:value="63" calcext:value-type="float">
            <text:p>63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98" calcext:value-type="float">
            <text:p>98</text:p>
          </table:table-cell>
          <table:table-cell table:style-name="ce11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style-name="ce11" office:value-type="float" office:value="83" calcext:value-type="float">
            <text:p>83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style-name="ce11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ce11"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style-name="ce11"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style-name="ce11" office:value-type="float" office:value="74" calcext:value-type="float">
            <text:p>74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style-name="ce11"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style-name="ce11" office:value-type="float" office:value="64" calcext:value-type="float">
            <text:p>64</text:p>
          </table:table-cell>
          <table:table-cell table:style-name="ce10" office:value-type="float" office:value="84" calcext:value-type="float">
            <text:p>8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0" calcext:value-type="float">
            <text:p>40</text:p>
          </table:table-cell>
          <table:table-cell table:style-name="ce11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style-name="ce11" office:value-type="float" office:value="2" calcext:value-type="float">
            <text:p>2</text:p>
          </table:table-cell>
          <table:table-cell table:style-name="ce12" table:number-columns-repeated="16364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table:style-name="ce13" office:value-type="float" office:value="90" calcext:value-type="float">
            <text:p>90</text:p>
          </table:table-cell>
          <table:table-cell table:style-name="ce17"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00" calcext:value-type="float">
            <text:p>100</text:p>
          </table:table-cell>
          <table:table-cell table:style-name="ce17"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4" calcext:value-type="float">
            <text:p>4</text:p>
          </table:table-cell>
          <table:table-cell table:style-name="ce12" table:number-columns-repeated="16364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64" calcext:value-type="float">
            <text:p>64</text:p>
          </table:table-cell>
          <table:table-cell table:style-name="ce12" table:number-columns-repeated="16364"/>
        </table:table-row>
        <table:table-row table:style-name="ro1">
          <table:table-cell table:style-name="ce10" office:value-type="float" office:value="61" calcext:value-type="float">
            <text:p>61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75" calcext:value-type="float">
            <text:p>75</text:p>
          </table:table-cell>
          <table:table-cell table:style-name="ce17" office:value-type="float" office:value="40" calcext:value-type="float">
            <text:p>40</text:p>
          </table:table-cell>
          <table:table-cell table:style-name="ce12" table:number-columns-repeated="16364"/>
        </table:table-row>
        <table:table-row table:style-name="ro1">
          <table:table-cell table:number-columns-repeated="20"/>
          <table:table-cell table:style-name="ce12" table:number-columns-repeated="16364"/>
        </table:table-row>
        <table:table-row table:style-name="ro3" table:number-rows-repeated="1048554">
          <table:table-cell table:number-columns-repeated="20"/>
          <table:table-cell table:style-name="ce12" table:number-columns-repeated="16364"/>
        </table:table-row>
        <table:table-row table:style-name="ro3">
          <table:table-cell table:number-columns-repeated="20"/>
          <table:table-cell table:style-name="ce12" table:number-columns-repeated="16364"/>
        </table:table-row>
      </table:table>
      <table:table table:name="Лист2" table:style-name="ta2">
        <table:table-column table:style-name="co1" table:number-columns-repeated="20" table:default-cell-style-name="ce12"/>
        <table:table-column table:style-name="co1" table:number-columns-repeated="16364"/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38" calcext:value-type="float">
            <text:p>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float" office:value="27" calcext:value-type="float">
            <text:p>27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style-name="ce11" office:value-type="float" office:value="94" calcext:value-type="float">
            <text:p>9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3" calcext:value-type="float">
            <text:p>3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table:style-name="ce11" office:value-type="float" office:value="86" calcext:value-type="float">
            <text:p>86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+</text:p>
          </table:table-cell>
          <table:table-cell table:style-name="ce5" office:value-type="string" calcext:value-type="string">
            <text:p>+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style-name="ce11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11" office:value-type="float" office:value="52" calcext:value-type="float">
            <text:p>52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11" office:value-type="float" office:value="47" calcext:value-type="float">
            <text:p>47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+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table:style-name="ce11" office:value-type="float" office:value="55" calcext:value-type="float">
            <text:p>55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table:style-name="ce11" office:value-type="float" office:value="60" calcext:value-type="float">
            <text:p>6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11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office:value-type="float" office:value="79" calcext:value-type="float">
            <text:p>79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43" calcext:value-type="float">
            <text:p>43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table:style-name="ce11" office:value-type="float" office:value="32" calcext:value-type="float">
            <text:p>32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2" table:style-name="ce1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office:value-type="float" office:value="32" calcext:value-type="float">
            <text:p>32</text:p>
          </table:table-cell>
          <table:table-cell table:style-name="ce18"/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style-name="ce11" office:value-type="float" office:value="44" calcext:value-type="float">
            <text:p>44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8" calcext:value-type="float">
            <text:p>88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11" office:value-type="float" office:value="55" calcext:value-type="float">
            <text:p>55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76" calcext:value-type="float">
            <text:p>76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3" calcext:value-type="float">
            <text:p>93</text:p>
          </table:table-cell>
          <table:table-cell table:style-name="ce11" office:value-type="float" office:value="79" calcext:value-type="float">
            <text:p>79</text:p>
          </table:table-cell>
          <table:table-cell table:style-name="ce18"/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style-name="ce11" office:value-type="float" office:value="12" calcext:value-type="float">
            <text:p>12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84" calcext:value-type="float">
            <text:p>84</text:p>
          </table:table-cell>
          <table:table-cell table:style-name="ce11" office:value-type="float" office:value="38" calcext:value-type="float">
            <text:p>3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table:style-name="ce11" office:value-type="float" office:value="48" calcext:value-type="float">
            <text:p>48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office:value-type="float" office:value="78" calcext:value-type="float">
            <text:p>78</text:p>
          </table:table-cell>
          <table:table-cell table:style-name="ce11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11" office:value-type="float" office:value="32" calcext:value-type="float">
            <text:p>32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table:style-name="ce11" office:value-type="float" office:value="66" calcext:value-type="float">
            <text:p>66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10" calcext:value-type="float">
            <text:p>10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4" calcext:value-type="float">
            <text:p>64</text:p>
          </table:table-cell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table:style-name="ce11" office:value-type="float" office:value="74" calcext:value-type="float">
            <text:p>74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style-name="ce11"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77" calcext:value-type="float">
            <text:p>77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98" calcext:value-type="float">
            <text:p>9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office:value-type="float" office:value="27" calcext:value-type="float">
            <text:p>27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style-name="ce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54" calcext:value-type="float">
            <text:p>54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office:value-type="float" office:value="63" calcext:value-type="float">
            <text:p>63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98" calcext:value-type="float">
            <text:p>98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office:value-type="float" office:value="83" calcext:value-type="float">
            <text:p>83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ce11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style-name="ce11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11" office:value-type="float" office:value="74" calcext:value-type="float">
            <text:p>74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style-name="ce11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style-name="ce11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style-name="ce11" office:value-type="float" office:value="64" calcext:value-type="float">
            <text:p>64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0" calcext:value-type="float">
            <text:p>40</text:p>
          </table:table-cell>
          <table:table-cell table:style-name="ce11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table:style-name="ce13" office:value-type="float" office:value="90" calcext:value-type="float">
            <text:p>90</text:p>
          </table:table-cell>
          <table:table-cell table:style-name="ce17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7"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ce12" table:number-columns-repeated="16364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+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64" calcext:value-type="float">
            <text:p>64</text:p>
          </table:table-cell>
          <table:table-cell table:style-name="ce12" table:number-columns-repeated="16364"/>
        </table:table-row>
        <table:table-row table:style-name="ro2">
          <table:table-cell table:style-name="ce10" office:value-type="float" office:value="61" calcext:value-type="float">
            <text:p>61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75" calcext:value-type="float">
            <text:p>75</text:p>
          </table:table-cell>
          <table:table-cell table:style-name="ce17" office:value-type="float" office:value="40" calcext:value-type="float">
            <text:p>40</text:p>
          </table:table-cell>
          <table:table-cell table:style-name="ce12" table:number-columns-repeated="16364"/>
        </table:table-row>
        <table:table-row table:style-name="ro3" table:number-rows-repeated="1048555">
          <table:table-cell table:number-columns-repeated="20"/>
          <table:table-cell table:style-name="ce12" table:number-columns-repeated="16364"/>
        </table:table-row>
        <table:table-row table:style-name="ro3">
          <table:table-cell table:number-columns-repeated="20"/>
          <table:table-cell table:style-name="ce12" table:number-columns-repeated="16364"/>
        </table:table-row>
      </table:table>
      <table:table table:name="Лист3" table:style-name="ta2">
        <table:table-column table:style-name="co1" table:number-columns-repeated="20" table:default-cell-style-name="ce12"/>
        <table:table-column table:style-name="co1" table:number-columns-repeated="16364"/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3" table:formula="of:=[.A1]+[$Лист1.B1]" office:value-type="float" office:value="148" calcext:value-type="float">
            <text:p>148</text:p>
          </table:table-cell>
          <table:table-cell table:style-name="ce3" table:formula="of:=[.B1]+[$Лист1.C1]" office:value-type="float" office:value="207" calcext:value-type="float">
            <text:p>207</text:p>
          </table:table-cell>
          <table:table-cell table:style-name="ce3" table:formula="of:=[.C1]+[$Лист1.D1]" office:value-type="float" office:value="277" calcext:value-type="float">
            <text:p>277</text:p>
          </table:table-cell>
          <table:table-cell table:style-name="ce3" table:formula="of:=[.D1]+[$Лист1.E1]" office:value-type="float" office:value="297" calcext:value-type="float">
            <text:p>297</text:p>
          </table:table-cell>
          <table:table-cell table:style-name="ce3" table:formula="of:=[.E1]+[$Лист1.F1]" office:value-type="float" office:value="335" calcext:value-type="float">
            <text:p>335</text:p>
          </table:table-cell>
          <table:table-cell table:style-name="ce3" table:formula="of:=[.F1]+[$Лист1.G1]" office:value-type="float" office:value="373" calcext:value-type="float">
            <text:p>373</text:p>
          </table:table-cell>
          <table:table-cell table:style-name="ce3" table:formula="of:=[.G1]+[$Лист1.H1]" office:value-type="float" office:value="383" calcext:value-type="float">
            <text:p>383</text:p>
          </table:table-cell>
          <table:table-cell table:style-name="ce3" table:formula="of:=[.H1]+[$Лист1.I1]" office:value-type="float" office:value="415" calcext:value-type="float">
            <text:p>415</text:p>
          </table:table-cell>
          <table:table-cell table:style-name="ce3" table:formula="of:=[.I1]+[$Лист1.J1]" office:value-type="float" office:value="514" calcext:value-type="float">
            <text:p>514</text:p>
          </table:table-cell>
          <table:table-cell table:style-name="ce3" table:formula="of:=[.J1]+[$Лист1.K1]" office:value-type="float" office:value="526" calcext:value-type="float">
            <text:p>526</text:p>
          </table:table-cell>
          <table:table-cell table:style-name="ce4" table:formula="of:=[.K1]+[$Лист1.L1]" office:value-type="float" office:value="542" calcext:value-type="float">
            <text:p>542</text:p>
          </table:table-cell>
          <table:table-cell table:style-name="ce4" table:formula="of:=[.L1]+[$Лист1.M1]" office:value-type="float" office:value="609" calcext:value-type="float">
            <text:p>609</text:p>
          </table:table-cell>
          <table:table-cell table:style-name="ce4" table:formula="of:=[.M1]+[$Лист1.N1]" office:value-type="float" office:value="688" calcext:value-type="float">
            <text:p>688</text:p>
          </table:table-cell>
          <table:table-cell table:style-name="ce3" table:formula="of:=[.N1]+[$Лист1.O1]" office:value-type="float" office:value="772" calcext:value-type="float">
            <text:p>772</text:p>
          </table:table-cell>
          <table:table-cell table:style-name="ce3" table:formula="of:=[.O1]+[$Лист1.P1]" office:value-type="float" office:value="775" calcext:value-type="float">
            <text:p>775</text:p>
          </table:table-cell>
          <table:table-cell table:style-name="ce3" table:formula="of:=[.P1]+[$Лист1.Q1]" office:value-type="float" office:value="785" calcext:value-type="float">
            <text:p>785</text:p>
          </table:table-cell>
          <table:table-cell table:style-name="ce3" table:formula="of:=[.Q1]+[$Лист1.R1]" office:value-type="float" office:value="871" calcext:value-type="float">
            <text:p>871</text:p>
          </table:table-cell>
          <table:table-cell table:style-name="ce3" table:formula="of:=[.R1]+[$Лист1.S1]" office:value-type="float" office:value="914" calcext:value-type="float">
            <text:p>914</text:p>
          </table:table-cell>
          <table:table-cell table:style-name="ce5" table:formula="of:=[.S1]+[$Лист1.T1]" office:value-type="float" office:value="941" calcext:value-type="float">
            <text:p>941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1]+[$Лист1.A2]" office:value-type="float" office:value="194" calcext:value-type="float">
            <text:p>194</text:p>
          </table:table-cell>
          <table:table-cell table:formula="of:=MIN(IF([$Лист2.B2]=&quot;+&quot;;10000;[.B1]);IF([$Лист2.B2]=&quot;-&quot;;10000;[.A2]))+[$Лист1.B2]" office:value-type="float" office:value="205" calcext:value-type="float">
            <text:p>205</text:p>
          </table:table-cell>
          <table:table-cell table:formula="of:=MIN(IF([$Лист2.C2]=&quot;+&quot;;10000;[.C1]);IF([$Лист2.C2]=&quot;-&quot;;10000;[.B2]))+[$Лист1.C2]" office:value-type="float" office:value="260" calcext:value-type="float">
            <text:p>260</text:p>
          </table:table-cell>
          <table:table-cell table:formula="of:=MIN(IF([$Лист2.D2]=&quot;+&quot;;10000;[.D1]);IF([$Лист2.D2]=&quot;-&quot;;10000;[.C2]))+[$Лист1.D2]" office:value-type="float" office:value="343" calcext:value-type="float">
            <text:p>343</text:p>
          </table:table-cell>
          <table:table-cell table:formula="of:=MIN(IF([$Лист2.E2]=&quot;+&quot;;10000;[.E1]);IF([$Лист2.E2]=&quot;-&quot;;10000;[.D2]))+[$Лист1.E2]" office:value-type="float" office:value="381" calcext:value-type="float">
            <text:p>381</text:p>
          </table:table-cell>
          <table:table-cell table:formula="of:=MIN(IF([$Лист2.F2]=&quot;+&quot;;10000;[.F1]);IF([$Лист2.F2]=&quot;-&quot;;10000;[.E2]))+[$Лист1.F2]" office:value-type="float" office:value="435" calcext:value-type="float">
            <text:p>435</text:p>
          </table:table-cell>
          <table:table-cell table:formula="of:=MIN(IF([$Лист2.G2]=&quot;+&quot;;10000;[.G1]);IF([$Лист2.G2]=&quot;-&quot;;10000;[.F2]))+[$Лист1.G2]" office:value-type="float" office:value="383" calcext:value-type="float">
            <text:p>383</text:p>
          </table:table-cell>
          <table:table-cell table:formula="of:=MIN(IF([$Лист2.H2]=&quot;+&quot;;10000;[.H1]);IF([$Лист2.H2]=&quot;-&quot;;10000;[.G2]))+[$Лист1.H2]" office:value-type="float" office:value="424" calcext:value-type="float">
            <text:p>424</text:p>
          </table:table-cell>
          <table:table-cell table:formula="of:=MIN(IF([$Лист2.I2]=&quot;+&quot;;10000;[.I1]);IF([$Лист2.I2]=&quot;-&quot;;10000;[.H2]))+[$Лист1.I2]" office:value-type="float" office:value="452" calcext:value-type="float">
            <text:p>452</text:p>
          </table:table-cell>
          <table:table-cell table:formula="of:=MIN(IF([$Лист2.J2]=&quot;+&quot;;10000;[.J1]);IF([$Лист2.J2]=&quot;-&quot;;10000;[.I2]))+[$Лист1.J2]" office:value-type="float" office:value="549" calcext:value-type="float">
            <text:p>549</text:p>
          </table:table-cell>
          <table:table-cell table:style-name="ce11" table:formula="of:=MIN(IF([$Лист2.K2]=&quot;+&quot;;10000;[.K1]);IF([$Лист2.K2]=&quot;-&quot;;10000;[.J2]))+[$Лист1.K2]" office:value-type="float" office:value="620" calcext:value-type="float">
            <text:p>620</text:p>
          </table:table-cell>
          <table:table-cell table:style-name="ce18" table:formula="of:=MIN(IF([$Лист2.L2]=&quot;+&quot;;10000;[.L1]);IF([$Лист2.L2]=&quot;-&quot;;10000;[.K2]))+[$Лист1.L2]" office:value-type="float" office:value="607" calcext:value-type="float">
            <text:p>607</text:p>
          </table:table-cell>
          <table:table-cell table:style-name="ce18" table:formula="of:=MIN(IF([$Лист2.M2]=&quot;+&quot;;10000;[.M1]);IF([$Лист2.M2]=&quot;-&quot;;10000;[.L2]))+[$Лист1.M2]" office:value-type="float" office:value="690" calcext:value-type="float">
            <text:p>690</text:p>
          </table:table-cell>
          <table:table-cell table:style-name="ce18" table:formula="of:=MIN(IF([$Лист2.N2]=&quot;+&quot;;10000;[.N1]);IF([$Лист2.N2]=&quot;-&quot;;10000;[.M2]))+[$Лист1.N2]" office:value-type="float" office:value="787" calcext:value-type="float">
            <text:p>787</text:p>
          </table:table-cell>
          <table:table-cell table:formula="of:=MIN(IF([$Лист2.O2]=&quot;+&quot;;10000;[.O1]);IF([$Лист2.O2]=&quot;-&quot;;10000;[.N2]))+[$Лист1.O2]" office:value-type="float" office:value="866" calcext:value-type="float">
            <text:p>866</text:p>
          </table:table-cell>
          <table:table-cell table:formula="of:=MIN(IF([$Лист2.P2]=&quot;+&quot;;10000;[.P1]);IF([$Лист2.P2]=&quot;-&quot;;10000;[.O2]))+[$Лист1.P2]" office:value-type="float" office:value="872" calcext:value-type="float">
            <text:p>872</text:p>
          </table:table-cell>
          <table:table-cell table:formula="of:=MIN(IF([$Лист2.Q2]=&quot;+&quot;;10000;[.Q1]);IF([$Лист2.Q2]=&quot;-&quot;;10000;[.P2]))+[$Лист1.Q2]" office:value-type="float" office:value="804" calcext:value-type="float">
            <text:p>804</text:p>
          </table:table-cell>
          <table:table-cell table:formula="of:=MIN(IF([$Лист2.R2]=&quot;+&quot;;10000;[.R1]);IF([$Лист2.R2]=&quot;-&quot;;10000;[.Q2]))+[$Лист1.R2]" office:value-type="float" office:value="871" calcext:value-type="float">
            <text:p>871</text:p>
          </table:table-cell>
          <table:table-cell table:formula="of:=MIN(IF([$Лист2.S2]=&quot;+&quot;;10000;[.S1]);IF([$Лист2.S2]=&quot;-&quot;;10000;[.R2]))+[$Лист1.S2]" office:value-type="float" office:value="917" calcext:value-type="float">
            <text:p>917</text:p>
          </table:table-cell>
          <table:table-cell table:style-name="ce11" table:formula="of:=MIN(IF([$Лист2.T2]=&quot;+&quot;;10000;[.T1]);IF([$Лист2.T2]=&quot;-&quot;;10000;[.S2]))+[$Лист1.T2]" office:value-type="float" office:value="920" calcext:value-type="float">
            <text:p>920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2]+[$Лист1.A3]" office:value-type="float" office:value="212" calcext:value-type="float">
            <text:p>212</text:p>
          </table:table-cell>
          <table:table-cell table:formula="of:=MIN(IF([$Лист2.B3]=&quot;+&quot;;10000;[.B2]);IF([$Лист2.B3]=&quot;-&quot;;10000;[.A3]))+[$Лист1.B3]" office:value-type="float" office:value="243" calcext:value-type="float">
            <text:p>243</text:p>
          </table:table-cell>
          <table:table-cell table:formula="of:=MIN(IF([$Лист2.C3]=&quot;+&quot;;10000;[.C2]);IF([$Лист2.C3]=&quot;-&quot;;10000;[.B3]))+[$Лист1.C3]" office:value-type="float" office:value="303" calcext:value-type="float">
            <text:p>303</text:p>
          </table:table-cell>
          <table:table-cell table:formula="of:=MIN(IF([$Лист2.D3]=&quot;+&quot;;10000;[.D2]);IF([$Лист2.D3]=&quot;-&quot;;10000;[.C3]))+[$Лист1.D3]" office:value-type="float" office:value="309" calcext:value-type="float">
            <text:p>309</text:p>
          </table:table-cell>
          <table:table-cell table:formula="of:=MIN(IF([$Лист2.E3]=&quot;+&quot;;10000;[.E2]);IF([$Лист2.E3]=&quot;-&quot;;10000;[.D3]))+[$Лист1.E3]" office:value-type="float" office:value="339" calcext:value-type="float">
            <text:p>339</text:p>
          </table:table-cell>
          <table:table-cell table:formula="of:=MIN(IF([$Лист2.F3]=&quot;+&quot;;10000;[.F2]);IF([$Лист2.F3]=&quot;-&quot;;10000;[.E3]))+[$Лист1.F3]" office:value-type="float" office:value="356" calcext:value-type="float">
            <text:p>356</text:p>
          </table:table-cell>
          <table:table-cell table:style-name="ce13" table:formula="of:=MIN(IF([$Лист2.G3]=&quot;+&quot;;10000;[.G2]);IF([$Лист2.G3]=&quot;-&quot;;10000;[.F3]))+[$Лист1.G3]" office:value-type="float" office:value="403" calcext:value-type="float">
            <text:p>403</text:p>
          </table:table-cell>
          <table:table-cell table:style-name="ce13" table:formula="of:=MIN(IF([$Лист2.H3]=&quot;+&quot;;10000;[.H2]);IF([$Лист2.H3]=&quot;-&quot;;10000;[.G3]))+[$Лист1.H3]" office:value-type="float" office:value="480" calcext:value-type="float">
            <text:p>480</text:p>
          </table:table-cell>
          <table:table-cell table:style-name="ce13" table:formula="of:=MIN(IF([$Лист2.I3]=&quot;+&quot;;10000;[.I2]);IF([$Лист2.I3]=&quot;-&quot;;10000;[.H3]))+[$Лист1.I3]" office:value-type="float" office:value="467" calcext:value-type="float">
            <text:p>467</text:p>
          </table:table-cell>
          <table:table-cell table:style-name="ce13" table:formula="of:=MIN(IF([$Лист2.J3]=&quot;+&quot;;10000;[.J2]);IF([$Лист2.J3]=&quot;-&quot;;10000;[.I3]))+[$Лист1.J3]" office:value-type="float" office:value="519" calcext:value-type="float">
            <text:p>519</text:p>
          </table:table-cell>
          <table:table-cell table:style-name="ce11" table:formula="of:=MIN(IF([$Лист2.K3]=&quot;+&quot;;10000;[.K2]);IF([$Лист2.K3]=&quot;-&quot;;10000;[.J3]))+[$Лист1.K3]" office:value-type="float" office:value="520" calcext:value-type="float">
            <text:p>520</text:p>
          </table:table-cell>
          <table:table-cell table:style-name="ce18" table:formula="of:=MIN(IF([$Лист2.L3]=&quot;+&quot;;10000;[.L2]);IF([$Лист2.L3]=&quot;-&quot;;10000;[.K3]))+[$Лист1.L3]" office:value-type="float" office:value="568" calcext:value-type="float">
            <text:p>568</text:p>
          </table:table-cell>
          <table:table-cell table:style-name="ce18" table:formula="of:=MIN(IF([$Лист2.M3]=&quot;+&quot;;10000;[.M2]);IF([$Лист2.M3]=&quot;-&quot;;10000;[.L3]))+[$Лист1.M3]" office:value-type="float" office:value="585" calcext:value-type="float">
            <text:p>585</text:p>
          </table:table-cell>
          <table:table-cell table:style-name="ce18" table:formula="of:=MIN(IF([$Лист2.N3]=&quot;+&quot;;10000;[.N2]);IF([$Лист2.N3]=&quot;-&quot;;10000;[.M3]))+[$Лист1.N3]" office:value-type="float" office:value="646" calcext:value-type="float">
            <text:p>646</text:p>
          </table:table-cell>
          <table:table-cell table:formula="of:=MIN(IF([$Лист2.O3]=&quot;+&quot;;10000;[.O2]);IF([$Лист2.O3]=&quot;-&quot;;10000;[.N3]))+[$Лист1.O3]" office:value-type="float" office:value="966" calcext:value-type="float">
            <text:p>966</text:p>
          </table:table-cell>
          <table:table-cell table:formula="of:=MIN(IF([$Лист2.P3]=&quot;+&quot;;10000;[.P2]);IF([$Лист2.P3]=&quot;-&quot;;10000;[.O3]))+[$Лист1.P3]" office:value-type="float" office:value="905" calcext:value-type="float">
            <text:p>905</text:p>
          </table:table-cell>
          <table:table-cell table:formula="of:=MIN(IF([$Лист2.Q3]=&quot;+&quot;;10000;[.Q2]);IF([$Лист2.Q3]=&quot;-&quot;;10000;[.P3]))+[$Лист1.Q3]" office:value-type="float" office:value="846" calcext:value-type="float">
            <text:p>846</text:p>
          </table:table-cell>
          <table:table-cell table:style-name="ce11" table:formula="of:=MIN(IF([$Лист2.R3]=&quot;+&quot;;10000;[.R2]);IF([$Лист2.R3]=&quot;-&quot;;10000;[.Q3]))+[$Лист1.R3]" office:value-type="float" office:value="867" calcext:value-type="float">
            <text:p>867</text:p>
          </table:table-cell>
          <table:table-cell table:formula="of:=MIN(IF([$Лист2.S3]=&quot;+&quot;;10000;[.S2]);IF([$Лист2.S3]=&quot;-&quot;;10000;[.R3]))+[$Лист1.S3]" office:value-type="float" office:value="1001" calcext:value-type="float">
            <text:p>1001</text:p>
          </table:table-cell>
          <table:table-cell table:style-name="ce11" table:formula="of:=MIN(IF([$Лист2.T3]=&quot;+&quot;;10000;[.T2]);IF([$Лист2.T3]=&quot;-&quot;;10000;[.S3]))+[$Лист1.T3]" office:value-type="float" office:value="1006" calcext:value-type="float">
            <text:p>1006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3]+[$Лист1.A4]" office:value-type="float" office:value="234" calcext:value-type="float">
            <text:p>234</text:p>
          </table:table-cell>
          <table:table-cell table:formula="of:=MIN(IF([$Лист2.B4]=&quot;+&quot;;10000;[.B3]);IF([$Лист2.B4]=&quot;-&quot;;10000;[.A4]))+[$Лист1.B4]" office:value-type="float" office:value="330" calcext:value-type="float">
            <text:p>330</text:p>
          </table:table-cell>
          <table:table-cell table:formula="of:=MIN(IF([$Лист2.C4]=&quot;+&quot;;10000;[.C3]);IF([$Лист2.C4]=&quot;-&quot;;10000;[.B4]))+[$Лист1.C4]" office:value-type="float" office:value="380" calcext:value-type="float">
            <text:p>380</text:p>
          </table:table-cell>
          <table:table-cell table:formula="of:=MIN(IF([$Лист2.D4]=&quot;+&quot;;10000;[.D3]);IF([$Лист2.D4]=&quot;-&quot;;10000;[.C4]))+[$Лист1.D4]" office:value-type="float" office:value="317" calcext:value-type="float">
            <text:p>317</text:p>
          </table:table-cell>
          <table:table-cell table:formula="of:=MIN(IF([$Лист2.E4]=&quot;+&quot;;10000;[.E3]);IF([$Лист2.E4]=&quot;-&quot;;10000;[.D4]))+[$Лист1.E4]" office:value-type="float" office:value="323" calcext:value-type="float">
            <text:p>323</text:p>
          </table:table-cell>
          <table:table-cell table:formula="of:=MIN(IF([$Лист2.F4]=&quot;+&quot;;10000;[.F3]);IF([$Лист2.F4]=&quot;-&quot;;10000;[.E4]))+[$Лист1.F4]" office:value-type="float" office:value="375" calcext:value-type="float">
            <text:p>375</text:p>
          </table:table-cell>
          <table:table-cell table:formula="of:=MIN(IF([$Лист2.G4]=&quot;+&quot;;10000;[.G3]);IF([$Лист2.G4]=&quot;-&quot;;10000;[.F4]))+[$Лист1.G4]" office:value-type="float" office:value="384" calcext:value-type="float">
            <text:p>384</text:p>
          </table:table-cell>
          <table:table-cell table:formula="of:=MIN(IF([$Лист2.H4]=&quot;+&quot;;10000;[.H3]);IF([$Лист2.H4]=&quot;-&quot;;10000;[.G4]))+[$Лист1.H4]" office:value-type="float" office:value="435" calcext:value-type="float">
            <text:p>435</text:p>
          </table:table-cell>
          <table:table-cell table:formula="of:=MIN(IF([$Лист2.I4]=&quot;+&quot;;10000;[.I3]);IF([$Лист2.I4]=&quot;-&quot;;10000;[.H4]))+[$Лист1.I4]" office:value-type="float" office:value="487" calcext:value-type="float">
            <text:p>487</text:p>
          </table:table-cell>
          <table:table-cell table:style-name="ce5" table:formula="of:=MIN(IF([$Лист2.J4]=&quot;+&quot;;10000;[.J3]);IF([$Лист2.J4]=&quot;-&quot;;10000;[.I4]))+[$Лист1.J4]" office:value-type="float" office:value="503" calcext:value-type="float">
            <text:p>503</text:p>
          </table:table-cell>
          <table:table-cell table:style-name="ce11" table:formula="of:=MIN(IF([$Лист2.K4]=&quot;+&quot;;10000;[.K3]);IF([$Лист2.K4]=&quot;-&quot;;10000;[.J4]))+[$Лист1.K4]" office:value-type="float" office:value="528" calcext:value-type="float">
            <text:p>528</text:p>
          </table:table-cell>
          <table:table-cell table:style-name="ce18" table:formula="of:=MIN(IF([$Лист2.L4]=&quot;+&quot;;10000;[.L3]);IF([$Лист2.L4]=&quot;-&quot;;10000;[.K4]))+[$Лист1.L4]" office:value-type="float" office:value="615" calcext:value-type="float">
            <text:p>615</text:p>
          </table:table-cell>
          <table:table-cell table:style-name="ce18" table:formula="of:=MIN(IF([$Лист2.M4]=&quot;+&quot;;10000;[.M3]);IF([$Лист2.M4]=&quot;-&quot;;10000;[.L4]))+[$Лист1.M4]" office:value-type="float" office:value="597" calcext:value-type="float">
            <text:p>597</text:p>
          </table:table-cell>
          <table:table-cell table:style-name="ce18" table:formula="of:=MIN(IF([$Лист2.N4]=&quot;+&quot;;10000;[.N3]);IF([$Лист2.N4]=&quot;-&quot;;10000;[.M4]))+[$Лист1.N4]" office:value-type="float" office:value="631" calcext:value-type="float">
            <text:p>631</text:p>
          </table:table-cell>
          <table:table-cell table:formula="of:=MIN(IF([$Лист2.O4]=&quot;+&quot;;10000;[.O3]);IF([$Лист2.O4]=&quot;-&quot;;10000;[.N4]))+[$Лист1.O4]" office:value-type="float" office:value="978" calcext:value-type="float">
            <text:p>978</text:p>
          </table:table-cell>
          <table:table-cell table:formula="of:=MIN(IF([$Лист2.P4]=&quot;+&quot;;10000;[.P3]);IF([$Лист2.P4]=&quot;-&quot;;10000;[.O4]))+[$Лист1.P4]" office:value-type="float" office:value="924" calcext:value-type="float">
            <text:p>924</text:p>
          </table:table-cell>
          <table:table-cell table:formula="of:=MIN(IF([$Лист2.Q4]=&quot;+&quot;;10000;[.Q3]);IF([$Лист2.Q4]=&quot;-&quot;;10000;[.P4]))+[$Лист1.Q4]" office:value-type="float" office:value="915" calcext:value-type="float">
            <text:p>915</text:p>
          </table:table-cell>
          <table:table-cell table:style-name="ce11" table:formula="of:=MIN(IF([$Лист2.R4]=&quot;+&quot;;10000;[.R3]);IF([$Лист2.R4]=&quot;-&quot;;10000;[.Q4]))+[$Лист1.R4]" office:value-type="float" office:value="951" calcext:value-type="float">
            <text:p>951</text:p>
          </table:table-cell>
          <table:table-cell table:formula="of:=MIN(IF([$Лист2.S4]=&quot;+&quot;;10000;[.S3]);IF([$Лист2.S4]=&quot;-&quot;;10000;[.R4]))+[$Лист1.S4]" office:value-type="float" office:value="1072" calcext:value-type="float">
            <text:p>1072</text:p>
          </table:table-cell>
          <table:table-cell table:style-name="ce11" table:formula="of:=MIN(IF([$Лист2.T4]=&quot;+&quot;;10000;[.T3]);IF([$Лист2.T4]=&quot;-&quot;;10000;[.S4]))+[$Лист1.T4]" office:value-type="float" office:value="1058" calcext:value-type="float">
            <text:p>1058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4]+[$Лист1.A5]" office:value-type="float" office:value="316" calcext:value-type="float">
            <text:p>316</text:p>
          </table:table-cell>
          <table:table-cell table:formula="of:=MIN(IF([$Лист2.B5]=&quot;+&quot;;10000;[.B4]);IF([$Лист2.B5]=&quot;-&quot;;10000;[.A5]))+[$Лист1.B5]" office:value-type="float" office:value="410" calcext:value-type="float">
            <text:p>410</text:p>
          </table:table-cell>
          <table:table-cell table:formula="of:=MIN(IF([$Лист2.C5]=&quot;+&quot;;10000;[.C4]);IF([$Лист2.C5]=&quot;-&quot;;10000;[.B5]))+[$Лист1.C5]" office:value-type="float" office:value="410" calcext:value-type="float">
            <text:p>410</text:p>
          </table:table-cell>
          <table:table-cell table:formula="of:=MIN(IF([$Лист2.D5]=&quot;+&quot;;10000;[.D4]);IF([$Лист2.D5]=&quot;-&quot;;10000;[.C5]))+[$Лист1.D5]" office:value-type="float" office:value="396" calcext:value-type="float">
            <text:p>396</text:p>
          </table:table-cell>
          <table:table-cell table:formula="of:=MIN(IF([$Лист2.E5]=&quot;+&quot;;10000;[.E4]);IF([$Лист2.E5]=&quot;-&quot;;10000;[.D5]))+[$Лист1.E5]" office:value-type="float" office:value="355" calcext:value-type="float">
            <text:p>355</text:p>
          </table:table-cell>
          <table:table-cell table:formula="of:=MIN(IF([$Лист2.F5]=&quot;+&quot;;10000;[.F4]);IF([$Лист2.F5]=&quot;-&quot;;10000;[.E5]))+[$Лист1.F5]" office:value-type="float" office:value="436" calcext:value-type="float">
            <text:p>436</text:p>
          </table:table-cell>
          <table:table-cell table:formula="of:=MIN(IF([$Лист2.G5]=&quot;+&quot;;10000;[.G4]);IF([$Лист2.G5]=&quot;-&quot;;10000;[.F5]))+[$Лист1.G5]" office:value-type="float" office:value="479" calcext:value-type="float">
            <text:p>479</text:p>
          </table:table-cell>
          <table:table-cell table:formula="of:=MIN(IF([$Лист2.H5]=&quot;+&quot;;10000;[.H4]);IF([$Лист2.H5]=&quot;-&quot;;10000;[.G5]))+[$Лист1.H5]" office:value-type="float" office:value="443" calcext:value-type="float">
            <text:p>443</text:p>
          </table:table-cell>
          <table:table-cell table:formula="of:=MIN(IF([$Лист2.I5]=&quot;+&quot;;10000;[.I4]);IF([$Лист2.I5]=&quot;-&quot;;10000;[.H5]))+[$Лист1.I5]" office:value-type="float" office:value="489" calcext:value-type="float">
            <text:p>489</text:p>
          </table:table-cell>
          <table:table-cell table:style-name="ce11" table:formula="of:=MIN(IF([$Лист2.J5]=&quot;+&quot;;10000;[.J4]);IF([$Лист2.J5]=&quot;-&quot;;10000;[.I5]))+[$Лист1.J5]" office:value-type="float" office:value="519" calcext:value-type="float">
            <text:p>519</text:p>
          </table:table-cell>
          <table:table-cell table:style-name="ce11" table:formula="of:=MIN(IF([$Лист2.K5]=&quot;+&quot;;10000;[.K4]);IF([$Лист2.K5]=&quot;-&quot;;10000;[.J5]))+[$Лист1.K5]" office:value-type="float" office:value="544" calcext:value-type="float">
            <text:p>544</text:p>
          </table:table-cell>
          <table:table-cell table:style-name="ce21" table:formula="of:=MIN(IF([$Лист2.L5]=&quot;+&quot;;10000;[.L4]);IF([$Лист2.L5]=&quot;-&quot;;10000;[.K5]))+[$Лист1.L5]" office:value-type="float" office:value="565" calcext:value-type="float">
            <text:p>565</text:p>
          </table:table-cell>
          <table:table-cell table:style-name="ce18" table:formula="of:=MIN(IF([$Лист2.M5]=&quot;+&quot;;10000;[.M4]);IF([$Лист2.M5]=&quot;-&quot;;10000;[.L5]))+[$Лист1.M5]" office:value-type="float" office:value="590" calcext:value-type="float">
            <text:p>590</text:p>
          </table:table-cell>
          <table:table-cell table:style-name="ce18" table:formula="of:=MIN(IF([$Лист2.N5]=&quot;+&quot;;10000;[.N4]);IF([$Лист2.N5]=&quot;-&quot;;10000;[.M5]))+[$Лист1.N5]" office:value-type="float" office:value="616" calcext:value-type="float">
            <text:p>616</text:p>
          </table:table-cell>
          <table:table-cell table:style-name="ce13" table:formula="of:=MIN(IF([$Лист2.O5]=&quot;+&quot;;10000;[.O4]);IF([$Лист2.O5]=&quot;-&quot;;10000;[.N5]))+[$Лист1.O5]" office:value-type="float" office:value="1070" calcext:value-type="float">
            <text:p>1070</text:p>
          </table:table-cell>
          <table:table-cell table:style-name="ce13" table:formula="of:=MIN(IF([$Лист2.P5]=&quot;+&quot;;10000;[.P4]);IF([$Лист2.P5]=&quot;-&quot;;10000;[.O5]))+[$Лист1.P5]" office:value-type="float" office:value="989" calcext:value-type="float">
            <text:p>989</text:p>
          </table:table-cell>
          <table:table-cell table:style-name="ce13" table:formula="of:=MIN(IF([$Лист2.Q5]=&quot;+&quot;;10000;[.Q4]);IF([$Лист2.Q5]=&quot;-&quot;;10000;[.P5]))+[$Лист1.Q5]" office:value-type="float" office:value="1009" calcext:value-type="float">
            <text:p>1009</text:p>
          </table:table-cell>
          <table:table-cell table:style-name="ce17" table:formula="of:=MIN(IF([$Лист2.R5]=&quot;+&quot;;10000;[.R4]);IF([$Лист2.R5]=&quot;-&quot;;10000;[.Q5]))+[$Лист1.R5]" office:value-type="float" office:value="1000" calcext:value-type="float">
            <text:p>1000</text:p>
          </table:table-cell>
          <table:table-cell table:formula="of:=MIN(IF([$Лист2.S5]=&quot;+&quot;;10000;[.S4]);IF([$Лист2.S5]=&quot;-&quot;;10000;[.R5]))+[$Лист1.S5]" office:value-type="float" office:value="1143" calcext:value-type="float">
            <text:p>1143</text:p>
          </table:table-cell>
          <table:table-cell table:style-name="ce11" table:formula="of:=MIN(IF([$Лист2.T5]=&quot;+&quot;;10000;[.T4]);IF([$Лист2.T5]=&quot;-&quot;;10000;[.S5]))+[$Лист1.T5]" office:value-type="float" office:value="1105" calcext:value-type="float">
            <text:p>1105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5]+[$Лист1.A6]" office:value-type="float" office:value="325" calcext:value-type="float">
            <text:p>325</text:p>
          </table:table-cell>
          <table:table-cell table:formula="of:=MIN(IF([$Лист2.B6]=&quot;+&quot;;10000;[.B5]);IF([$Лист2.B6]=&quot;-&quot;;10000;[.A6]))+[$Лист1.B6]" office:value-type="float" office:value="399" calcext:value-type="float">
            <text:p>399</text:p>
          </table:table-cell>
          <table:table-cell table:formula="of:=MIN(IF([$Лист2.C6]=&quot;+&quot;;10000;[.C5]);IF([$Лист2.C6]=&quot;-&quot;;10000;[.B6]))+[$Лист1.C6]" office:value-type="float" office:value="487" calcext:value-type="float">
            <text:p>487</text:p>
          </table:table-cell>
          <table:table-cell table:formula="of:=MIN(IF([$Лист2.D6]=&quot;+&quot;;10000;[.D5]);IF([$Лист2.D6]=&quot;-&quot;;10000;[.C6]))+[$Лист1.D6]" office:value-type="float" office:value="408" calcext:value-type="float">
            <text:p>408</text:p>
          </table:table-cell>
          <table:table-cell table:formula="of:=MIN(IF([$Лист2.E6]=&quot;+&quot;;10000;[.E5]);IF([$Лист2.E6]=&quot;-&quot;;10000;[.D6]))+[$Лист1.E6]" office:value-type="float" office:value="370" calcext:value-type="float">
            <text:p>370</text:p>
          </table:table-cell>
          <table:table-cell table:formula="of:=MIN(IF([$Лист2.F6]=&quot;+&quot;;10000;[.F5]);IF([$Лист2.F6]=&quot;-&quot;;10000;[.E6]))+[$Лист1.F6]" office:value-type="float" office:value="395" calcext:value-type="float">
            <text:p>395</text:p>
          </table:table-cell>
          <table:table-cell table:style-name="ce13" table:formula="of:=MIN(IF([$Лист2.G6]=&quot;+&quot;;10000;[.G5]);IF([$Лист2.G6]=&quot;-&quot;;10000;[.F6]))+[$Лист1.G6]" office:value-type="float" office:value="441" calcext:value-type="float">
            <text:p>441</text:p>
          </table:table-cell>
          <table:table-cell table:style-name="ce13" table:formula="of:=MIN(IF([$Лист2.H6]=&quot;+&quot;;10000;[.H5]);IF([$Лист2.H6]=&quot;-&quot;;10000;[.G6]))+[$Лист1.H6]" office:value-type="float" office:value="473" calcext:value-type="float">
            <text:p>473</text:p>
          </table:table-cell>
          <table:table-cell table:formula="of:=MIN(IF([$Лист2.I6]=&quot;+&quot;;10000;[.I5]);IF([$Лист2.I6]=&quot;-&quot;;10000;[.H6]))+[$Лист1.I6]" office:value-type="float" office:value="543" calcext:value-type="float">
            <text:p>543</text:p>
          </table:table-cell>
          <table:table-cell table:style-name="ce11" table:formula="of:=MIN(IF([$Лист2.J6]=&quot;+&quot;;10000;[.J5]);IF([$Лист2.J6]=&quot;-&quot;;10000;[.I6]))+[$Лист1.J6]" office:value-type="float" office:value="566" calcext:value-type="float">
            <text:p>566</text:p>
          </table:table-cell>
          <table:table-cell table:formula="of:=MIN(IF([$Лист2.K6]=&quot;+&quot;;10000;[.K5]);IF([$Лист2.K6]=&quot;-&quot;;10000;[.J6]))+[$Лист1.K6]" office:value-type="float" office:value="616" calcext:value-type="float">
            <text:p>616</text:p>
          </table:table-cell>
          <table:table-cell table:style-name="ce11" table:formula="of:=MIN(IF([$Лист2.L6]=&quot;+&quot;;10000;[.L5]);IF([$Лист2.L6]=&quot;-&quot;;10000;[.K6]))+[$Лист1.L6]" office:value-type="float" office:value="651" calcext:value-type="float">
            <text:p>651</text:p>
          </table:table-cell>
          <table:table-cell table:style-name="ce18" table:formula="of:=MIN(IF([$Лист2.M6]=&quot;+&quot;;10000;[.M5]);IF([$Лист2.M6]=&quot;-&quot;;10000;[.L6]))+[$Лист1.M6]" office:value-type="float" office:value="640" calcext:value-type="float">
            <text:p>640</text:p>
          </table:table-cell>
          <table:table-cell table:style-name="ce18" table:formula="of:=MIN(IF([$Лист2.N6]=&quot;+&quot;;10000;[.N5]);IF([$Лист2.N6]=&quot;-&quot;;10000;[.M6]))+[$Лист1.N6]" office:value-type="float" office:value="663" calcext:value-type="float">
            <text:p>663</text:p>
          </table:table-cell>
          <table:table-cell table:style-name="ce18" table:formula="of:=MIN(IF([$Лист2.O6]=&quot;+&quot;;10000;[.O5]);IF([$Лист2.O6]=&quot;-&quot;;10000;[.N6]))+[$Лист1.O6]" office:value-type="float" office:value="763" calcext:value-type="float">
            <text:p>763</text:p>
          </table:table-cell>
          <table:table-cell table:style-name="ce18" table:formula="of:=MIN(IF([$Лист2.P6]=&quot;+&quot;;10000;[.P5]);IF([$Лист2.P6]=&quot;-&quot;;10000;[.O6]))+[$Лист1.P6]" office:value-type="float" office:value="765" calcext:value-type="float">
            <text:p>765</text:p>
          </table:table-cell>
          <table:table-cell table:style-name="ce18" table:formula="of:=MIN(IF([$Лист2.Q6]=&quot;+&quot;;10000;[.Q5]);IF([$Лист2.Q6]=&quot;-&quot;;10000;[.P6]))+[$Лист1.Q6]" office:value-type="float" office:value="806" calcext:value-type="float">
            <text:p>806</text:p>
          </table:table-cell>
          <table:table-cell table:style-name="ce18" table:formula="of:=MIN(IF([$Лист2.R6]=&quot;+&quot;;10000;[.R5]);IF([$Лист2.R6]=&quot;-&quot;;10000;[.Q6]))+[$Лист1.R6]" office:value-type="float" office:value="845" calcext:value-type="float">
            <text:p>845</text:p>
          </table:table-cell>
          <table:table-cell table:formula="of:=MIN(IF([$Лист2.S6]=&quot;+&quot;;10000;[.S5]);IF([$Лист2.S6]=&quot;-&quot;;10000;[.R6]))+[$Лист1.S6]" office:value-type="float" office:value="1201" calcext:value-type="float">
            <text:p>1201</text:p>
          </table:table-cell>
          <table:table-cell table:style-name="ce11" table:formula="of:=MIN(IF([$Лист2.T6]=&quot;+&quot;;10000;[.T5]);IF([$Лист2.T6]=&quot;-&quot;;10000;[.S6]))+[$Лист1.T6]" office:value-type="float" office:value="1160" calcext:value-type="float">
            <text:p>1160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6]+[$Лист1.A7]" office:value-type="float" office:value="364" calcext:value-type="float">
            <text:p>364</text:p>
          </table:table-cell>
          <table:table-cell table:formula="of:=MIN(IF([$Лист2.B7]=&quot;+&quot;;10000;[.B6]);IF([$Лист2.B7]=&quot;-&quot;;10000;[.A7]))+[$Лист1.B7]" office:value-type="float" office:value="440" calcext:value-type="float">
            <text:p>440</text:p>
          </table:table-cell>
          <table:table-cell table:formula="of:=MIN(IF([$Лист2.C7]=&quot;+&quot;;10000;[.C6]);IF([$Лист2.C7]=&quot;-&quot;;10000;[.B7]))+[$Лист1.C7]" office:value-type="float" office:value="477" calcext:value-type="float">
            <text:p>477</text:p>
          </table:table-cell>
          <table:table-cell table:style-name="ce11" table:formula="of:=MIN(IF([$Лист2.D7]=&quot;+&quot;;10000;[.D6]);IF([$Лист2.D7]=&quot;-&quot;;10000;[.C7]))+[$Лист1.D7]" office:value-type="float" office:value="437" calcext:value-type="float">
            <text:p>437</text:p>
          </table:table-cell>
          <table:table-cell table:formula="of:=MIN(IF([$Лист2.E7]=&quot;+&quot;;10000;[.E6]);IF([$Лист2.E7]=&quot;-&quot;;10000;[.D7]))+[$Лист1.E7]" office:value-type="float" office:value="427" calcext:value-type="float">
            <text:p>427</text:p>
          </table:table-cell>
          <table:table-cell table:style-name="ce11" table:formula="of:=MIN(IF([$Лист2.F7]=&quot;+&quot;;10000;[.F6]);IF([$Лист2.F7]=&quot;-&quot;;10000;[.E7]))+[$Лист1.F7]" office:value-type="float" office:value="455" calcext:value-type="float">
            <text:p>455</text:p>
          </table:table-cell>
          <table:table-cell table:style-name="ce18" table:formula="of:=MIN(IF([$Лист2.G7]=&quot;+&quot;;10000;[.G6]);IF([$Лист2.G7]=&quot;-&quot;;10000;[.F7]))+[$Лист1.G7]" office:value-type="float" office:value="473" calcext:value-type="float">
            <text:p>473</text:p>
          </table:table-cell>
          <table:table-cell table:style-name="ce18" table:formula="of:=MIN(IF([$Лист2.H7]=&quot;+&quot;;10000;[.H6]);IF([$Лист2.H7]=&quot;-&quot;;10000;[.G7]))+[$Лист1.H7]" office:value-type="float" office:value="571" calcext:value-type="float">
            <text:p>571</text:p>
          </table:table-cell>
          <table:table-cell table:formula="of:=MIN(IF([$Лист2.I7]=&quot;+&quot;;10000;[.I6]);IF([$Лист2.I7]=&quot;-&quot;;10000;[.H7]))+[$Лист1.I7]" office:value-type="float" office:value="559" calcext:value-type="float">
            <text:p>559</text:p>
          </table:table-cell>
          <table:table-cell table:style-name="ce11" table:formula="of:=MIN(IF([$Лист2.J7]=&quot;+&quot;;10000;[.J6]);IF([$Лист2.J7]=&quot;-&quot;;10000;[.I7]))+[$Лист1.J7]" office:value-type="float" office:value="616" calcext:value-type="float">
            <text:p>616</text:p>
          </table:table-cell>
          <table:table-cell table:formula="of:=MIN(IF([$Лист2.K7]=&quot;+&quot;;10000;[.K6]);IF([$Лист2.K7]=&quot;-&quot;;10000;[.J7]))+[$Лист1.K7]" office:value-type="float" office:value="650" calcext:value-type="float">
            <text:p>650</text:p>
          </table:table-cell>
          <table:table-cell table:formula="of:=MIN(IF([$Лист2.L7]=&quot;+&quot;;10000;[.L6]);IF([$Лист2.L7]=&quot;-&quot;;10000;[.K7]))+[$Лист1.L7]" office:value-type="float" office:value="729" calcext:value-type="float">
            <text:p>729</text:p>
          </table:table-cell>
          <table:table-cell table:style-name="ce13" table:formula="of:=MIN(IF([$Лист2.M7]=&quot;+&quot;;10000;[.M6]);IF([$Лист2.M7]=&quot;-&quot;;10000;[.L7]))+[$Лист1.M7]" office:value-type="float" office:value="753" calcext:value-type="float">
            <text:p>753</text:p>
          </table:table-cell>
          <table:table-cell table:style-name="ce13" table:formula="of:=MIN(IF([$Лист2.N7]=&quot;+&quot;;10000;[.N6]);IF([$Лист2.N7]=&quot;-&quot;;10000;[.M7]))+[$Лист1.N7]" office:value-type="float" office:value="780" calcext:value-type="float">
            <text:p>780</text:p>
          </table:table-cell>
          <table:table-cell table:style-name="ce13" table:formula="of:=MIN(IF([$Лист2.O7]=&quot;+&quot;;10000;[.O6]);IF([$Лист2.O7]=&quot;-&quot;;10000;[.N7]))+[$Лист1.O7]" office:value-type="float" office:value="863" calcext:value-type="float">
            <text:p>863</text:p>
          </table:table-cell>
          <table:table-cell table:formula="of:=MIN(IF([$Лист2.P7]=&quot;+&quot;;10000;[.P6]);IF([$Лист2.P7]=&quot;-&quot;;10000;[.O7]))+[$Лист1.P7]" office:value-type="float" office:value="936" calcext:value-type="float">
            <text:p>936</text:p>
          </table:table-cell>
          <table:table-cell table:formula="of:=MIN(IF([$Лист2.Q7]=&quot;+&quot;;10000;[.Q6]);IF([$Лист2.Q7]=&quot;-&quot;;10000;[.P7]))+[$Лист1.Q7]" office:value-type="float" office:value="961" calcext:value-type="float">
            <text:p>961</text:p>
          </table:table-cell>
          <table:table-cell table:formula="of:=MIN(IF([$Лист2.R7]=&quot;+&quot;;10000;[.R6]);IF([$Лист2.R7]=&quot;-&quot;;10000;[.Q7]))+[$Лист1.R7]" office:value-type="float" office:value="1028" calcext:value-type="float">
            <text:p>1028</text:p>
          </table:table-cell>
          <table:table-cell table:formula="of:=MIN(IF([$Лист2.S7]=&quot;+&quot;;10000;[.S6]);IF([$Лист2.S7]=&quot;-&quot;;10000;[.R7]))+[$Лист1.S7]" office:value-type="float" office:value="1042" calcext:value-type="float">
            <text:p>1042</text:p>
          </table:table-cell>
          <table:table-cell table:style-name="ce11" table:formula="of:=MIN(IF([$Лист2.T7]=&quot;+&quot;;10000;[.T6]);IF([$Лист2.T7]=&quot;-&quot;;10000;[.S7]))+[$Лист1.T7]" office:value-type="float" office:value="1085" calcext:value-type="float">
            <text:p>1085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7]+[$Лист1.A8]" office:value-type="float" office:value="411" calcext:value-type="float">
            <text:p>411</text:p>
          </table:table-cell>
          <table:table-cell table:formula="of:=MIN(IF([$Лист2.B8]=&quot;+&quot;;10000;[.B7]);IF([$Лист2.B8]=&quot;-&quot;;10000;[.A8]))+[$Лист1.B8]" office:value-type="float" office:value="504" calcext:value-type="float">
            <text:p>504</text:p>
          </table:table-cell>
          <table:table-cell table:formula="of:=MIN(IF([$Лист2.C8]=&quot;+&quot;;10000;[.C7]);IF([$Лист2.C8]=&quot;-&quot;;10000;[.B8]))+[$Лист1.C8]" office:value-type="float" office:value="510" calcext:value-type="float">
            <text:p>510</text:p>
          </table:table-cell>
          <table:table-cell table:style-name="ce11" table:formula="of:=MIN(IF([$Лист2.D8]=&quot;+&quot;;10000;[.D7]);IF([$Лист2.D8]=&quot;-&quot;;10000;[.C8]))+[$Лист1.D8]" office:value-type="float" office:value="464" calcext:value-type="float">
            <text:p>464</text:p>
          </table:table-cell>
          <table:table-cell table:formula="of:=MIN(IF([$Лист2.E8]=&quot;+&quot;;10000;[.E7]);IF([$Лист2.E8]=&quot;-&quot;;10000;[.D8]))+[$Лист1.E8]" office:value-type="float" office:value="443" calcext:value-type="float">
            <text:p>443</text:p>
          </table:table-cell>
          <table:table-cell table:style-name="ce11" table:formula="of:=MIN(IF([$Лист2.F8]=&quot;+&quot;;10000;[.F7]);IF([$Лист2.F8]=&quot;-&quot;;10000;[.E8]))+[$Лист1.F8]" office:value-type="float" office:value="475" calcext:value-type="float">
            <text:p>475</text:p>
          </table:table-cell>
          <table:table-cell table:style-name="ce18" table:formula="of:=MIN(IF([$Лист2.G8]=&quot;+&quot;;10000;[.G7]);IF([$Лист2.G8]=&quot;-&quot;;10000;[.F8]))+[$Лист1.G8]" office:value-type="float" office:value="495" calcext:value-type="float">
            <text:p>495</text:p>
          </table:table-cell>
          <table:table-cell table:style-name="ce18" table:formula="of:=MIN(IF([$Лист2.H8]=&quot;+&quot;;10000;[.H7]);IF([$Лист2.H8]=&quot;-&quot;;10000;[.G8]))+[$Лист1.H8]" office:value-type="float" office:value="520" calcext:value-type="float">
            <text:p>520</text:p>
          </table:table-cell>
          <table:table-cell table:style-name="ce11" table:formula="of:=MIN(IF([$Лист2.I8]=&quot;+&quot;;10000;[.I7]);IF([$Лист2.I8]=&quot;-&quot;;10000;[.H8]))+[$Лист1.I8]" office:value-type="float" office:value="650" calcext:value-type="float">
            <text:p>650</text:p>
          </table:table-cell>
          <table:table-cell table:style-name="ce11" table:formula="of:=MIN(IF([$Лист2.J8]=&quot;+&quot;;10000;[.J7]);IF([$Лист2.J8]=&quot;-&quot;;10000;[.I8]))+[$Лист1.J8]" office:value-type="float" office:value="631" calcext:value-type="float">
            <text:p>631</text:p>
          </table:table-cell>
          <table:table-cell table:formula="of:=MIN(IF([$Лист2.K8]=&quot;+&quot;;10000;[.K7]);IF([$Лист2.K8]=&quot;-&quot;;10000;[.J8]))+[$Лист1.K8]" office:value-type="float" office:value="743" calcext:value-type="float">
            <text:p>743</text:p>
          </table:table-cell>
          <table:table-cell table:style-name="ce11" table:formula="of:=MIN(IF([$Лист2.L8]=&quot;+&quot;;10000;[.L7]);IF([$Лист2.L8]=&quot;-&quot;;10000;[.K8]))+[$Лист1.L8]" office:value-type="float" office:value="761" calcext:value-type="float">
            <text:p>761</text:p>
          </table:table-cell>
          <table:table-cell table:style-name="ce18" table:formula="of:=MIN(IF([$Лист2.M8]=&quot;+&quot;;10000;[.M7]);IF([$Лист2.M8]=&quot;-&quot;;10000;[.L8]))+[$Лист1.M8]" office:value-type="float" office:value="845" calcext:value-type="float">
            <text:p>845</text:p>
          </table:table-cell>
          <table:table-cell table:style-name="ce18" table:formula="of:=MIN(IF([$Лист2.N8]=&quot;+&quot;;10000;[.N7]);IF([$Лист2.N8]=&quot;-&quot;;10000;[.M8]))+[$Лист1.N8]" office:value-type="float" office:value="874" calcext:value-type="float">
            <text:p>874</text:p>
          </table:table-cell>
          <table:table-cell table:style-name="ce18" table:formula="of:=MIN(IF([$Лист2.O8]=&quot;+&quot;;10000;[.O7]);IF([$Лист2.O8]=&quot;-&quot;;10000;[.N8]))+[$Лист1.O8]" office:value-type="float" office:value="961" calcext:value-type="float">
            <text:p>961</text:p>
          </table:table-cell>
          <table:table-cell table:formula="of:=MIN(IF([$Лист2.P8]=&quot;+&quot;;10000;[.P7]);IF([$Лист2.P8]=&quot;-&quot;;10000;[.O8]))+[$Лист1.P8]" office:value-type="float" office:value="975" calcext:value-type="float">
            <text:p>975</text:p>
          </table:table-cell>
          <table:table-cell table:formula="of:=MIN(IF([$Лист2.Q8]=&quot;+&quot;;10000;[.Q7]);IF([$Лист2.Q8]=&quot;-&quot;;10000;[.P8]))+[$Лист1.Q8]" office:value-type="float" office:value="1016" calcext:value-type="float">
            <text:p>1016</text:p>
          </table:table-cell>
          <table:table-cell table:formula="of:=MIN(IF([$Лист2.R8]=&quot;+&quot;;10000;[.R7]);IF([$Лист2.R8]=&quot;-&quot;;10000;[.Q8]))+[$Лист1.R8]" office:value-type="float" office:value="1034" calcext:value-type="float">
            <text:p>1034</text:p>
          </table:table-cell>
          <table:table-cell table:formula="of:=MIN(IF([$Лист2.S8]=&quot;+&quot;;10000;[.S7]);IF([$Лист2.S8]=&quot;-&quot;;10000;[.R8]))+[$Лист1.S8]" office:value-type="float" office:value="1111" calcext:value-type="float">
            <text:p>1111</text:p>
          </table:table-cell>
          <table:table-cell table:style-name="ce11" table:formula="of:=MIN(IF([$Лист2.T8]=&quot;+&quot;;10000;[.T7]);IF([$Лист2.T8]=&quot;-&quot;;10000;[.S8]))+[$Лист1.T8]" office:value-type="float" office:value="1129" calcext:value-type="float">
            <text:p>1129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8]+[$Лист1.A9]" office:value-type="float" office:value="426" calcext:value-type="float">
            <text:p>426</text:p>
          </table:table-cell>
          <table:table-cell table:style-name="ce13" table:formula="of:=MIN(IF([$Лист2.B9]=&quot;+&quot;;10000;[.B8]);IF([$Лист2.B9]=&quot;-&quot;;10000;[.A9]))+[$Лист1.B9]" office:value-type="float" office:value="501" calcext:value-type="float">
            <text:p>501</text:p>
          </table:table-cell>
          <table:table-cell table:style-name="ce13" table:formula="of:=MIN(IF([$Лист2.C9]=&quot;+&quot;;10000;[.C8]);IF([$Лист2.C9]=&quot;-&quot;;10000;[.B9]))+[$Лист1.C9]" office:value-type="float" office:value="589" calcext:value-type="float">
            <text:p>589</text:p>
          </table:table-cell>
          <table:table-cell table:style-name="ce17" table:formula="of:=MIN(IF([$Лист2.D9]=&quot;+&quot;;10000;[.D8]);IF([$Лист2.D9]=&quot;-&quot;;10000;[.C9]))+[$Лист1.D9]" office:value-type="float" office:value="466" calcext:value-type="float">
            <text:p>466</text:p>
          </table:table-cell>
          <table:table-cell table:formula="of:=MIN(IF([$Лист2.E9]=&quot;+&quot;;10000;[.E8]);IF([$Лист2.E9]=&quot;-&quot;;10000;[.D9]))+[$Лист1.E9]" office:value-type="float" office:value="513" calcext:value-type="float">
            <text:p>513</text:p>
          </table:table-cell>
          <table:table-cell table:style-name="ce11" table:formula="of:=MIN(IF([$Лист2.F9]=&quot;+&quot;;10000;[.F8]);IF([$Лист2.F9]=&quot;-&quot;;10000;[.E9]))+[$Лист1.F9]" office:value-type="float" office:value="530" calcext:value-type="float">
            <text:p>530</text:p>
          </table:table-cell>
          <table:table-cell table:style-name="ce18" table:formula="of:=MIN(IF([$Лист2.G9]=&quot;+&quot;;10000;[.G8]);IF([$Лист2.G9]=&quot;-&quot;;10000;[.F9]))+[$Лист1.G9]" office:value-type="float" office:value="584" calcext:value-type="float">
            <text:p>584</text:p>
          </table:table-cell>
          <table:table-cell table:style-name="ce18" table:formula="of:=MIN(IF([$Лист2.H9]=&quot;+&quot;;10000;[.H8]);IF([$Лист2.H9]=&quot;-&quot;;10000;[.G9]))+[$Лист1.H9]" office:value-type="float" office:value="596" calcext:value-type="float">
            <text:p>596</text:p>
          </table:table-cell>
          <table:table-cell table:style-name="ce11" table:formula="of:=MIN(IF([$Лист2.I9]=&quot;+&quot;;10000;[.I8]);IF([$Лист2.I9]=&quot;-&quot;;10000;[.H9]))+[$Лист1.I9]" office:value-type="float" office:value="702" calcext:value-type="float">
            <text:p>702</text:p>
          </table:table-cell>
          <table:table-cell table:formula="of:=MIN(IF([$Лист2.J9]=&quot;+&quot;;10000;[.J8]);IF([$Лист2.J9]=&quot;-&quot;;10000;[.I9]))+[$Лист1.J9]" office:value-type="float" office:value="653" calcext:value-type="float">
            <text:p>653</text:p>
          </table:table-cell>
          <table:table-cell table:formula="of:=MIN(IF([$Лист2.K9]=&quot;+&quot;;10000;[.K8]);IF([$Лист2.K9]=&quot;-&quot;;10000;[.J9]))+[$Лист1.K9]" office:value-type="float" office:value="746" calcext:value-type="float">
            <text:p>746</text:p>
          </table:table-cell>
          <table:table-cell table:style-name="ce11" table:formula="of:=MIN(IF([$Лист2.L9]=&quot;+&quot;;10000;[.L8]);IF([$Лист2.L9]=&quot;-&quot;;10000;[.K9]))+[$Лист1.L9]" office:value-type="float" office:value="825" calcext:value-type="float">
            <text:p>825</text:p>
          </table:table-cell>
          <table:table-cell table:style-name="ce18" table:formula="of:=MIN(IF([$Лист2.M9]=&quot;+&quot;;10000;[.M8]);IF([$Лист2.M9]=&quot;-&quot;;10000;[.L9]))+[$Лист1.M9]" office:value-type="float" office:value="873" calcext:value-type="float">
            <text:p>873</text:p>
          </table:table-cell>
          <table:table-cell table:style-name="ce18" table:formula="of:=MIN(IF([$Лист2.N9]=&quot;+&quot;;10000;[.N8]);IF([$Лист2.N9]=&quot;-&quot;;10000;[.M9]))+[$Лист1.N9]" office:value-type="float" office:value="920" calcext:value-type="float">
            <text:p>920</text:p>
          </table:table-cell>
          <table:table-cell table:style-name="ce18" table:formula="of:=MIN(IF([$Лист2.O9]=&quot;+&quot;;10000;[.O8]);IF([$Лист2.O9]=&quot;-&quot;;10000;[.N9]))+[$Лист1.O9]" office:value-type="float" office:value="955" calcext:value-type="float">
            <text:p>955</text:p>
          </table:table-cell>
          <table:table-cell table:formula="of:=MIN(IF([$Лист2.P9]=&quot;+&quot;;10000;[.P8]);IF([$Лист2.P9]=&quot;-&quot;;10000;[.O9]))+[$Лист1.P9]" office:value-type="float" office:value="1059" calcext:value-type="float">
            <text:p>1059</text:p>
          </table:table-cell>
          <table:table-cell table:formula="of:=MIN(IF([$Лист2.Q9]=&quot;+&quot;;10000;[.Q8]);IF([$Лист2.Q9]=&quot;-&quot;;10000;[.P9]))+[$Лист1.Q9]" office:value-type="float" office:value="1103" calcext:value-type="float">
            <text:p>1103</text:p>
          </table:table-cell>
          <table:table-cell table:formula="of:=MIN(IF([$Лист2.R9]=&quot;+&quot;;10000;[.R8]);IF([$Лист2.R9]=&quot;-&quot;;10000;[.Q9]))+[$Лист1.R9]" office:value-type="float" office:value="1086" calcext:value-type="float">
            <text:p>1086</text:p>
          </table:table-cell>
          <table:table-cell table:formula="of:=MIN(IF([$Лист2.S9]=&quot;+&quot;;10000;[.S8]);IF([$Лист2.S9]=&quot;-&quot;;10000;[.R9]))+[$Лист1.S9]" office:value-type="float" office:value="1172" calcext:value-type="float">
            <text:p>1172</text:p>
          </table:table-cell>
          <table:table-cell table:style-name="ce11" table:formula="of:=MIN(IF([$Лист2.T9]=&quot;+&quot;;10000;[.T8]);IF([$Лист2.T9]=&quot;-&quot;;10000;[.S9]))+[$Лист1.T9]" office:value-type="float" office:value="1141" calcext:value-type="float">
            <text:p>1141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9]+[$Лист1.A10]" office:value-type="float" office:value="459" calcext:value-type="float">
            <text:p>459</text:p>
          </table:table-cell>
          <table:table-cell table:formula="of:=MIN(IF([$Лист2.B10]=&quot;+&quot;;10000;[.B9]);IF([$Лист2.B10]=&quot;-&quot;;10000;[.A10]))+[$Лист1.B10]" office:value-type="float" office:value="533" calcext:value-type="float">
            <text:p>533</text:p>
          </table:table-cell>
          <table:table-cell table:formula="of:=MIN(IF([$Лист2.C10]=&quot;+&quot;;10000;[.C9]);IF([$Лист2.C10]=&quot;-&quot;;10000;[.B10]))+[$Лист1.C10]" office:value-type="float" office:value="559" calcext:value-type="float">
            <text:p>559</text:p>
          </table:table-cell>
          <table:table-cell table:formula="of:=MIN(IF([$Лист2.D10]=&quot;+&quot;;10000;[.D9]);IF([$Лист2.D10]=&quot;-&quot;;10000;[.C10]))+[$Лист1.D10]" office:value-type="float" office:value="605" calcext:value-type="float">
            <text:p>605</text:p>
          </table:table-cell>
          <table:table-cell table:formula="of:=MIN(IF([$Лист2.E10]=&quot;+&quot;;10000;[.E9]);IF([$Лист2.E10]=&quot;-&quot;;10000;[.D10]))+[$Лист1.E10]" office:value-type="float" office:value="597" calcext:value-type="float">
            <text:p>597</text:p>
          </table:table-cell>
          <table:table-cell table:style-name="ce11" table:formula="of:=MIN(IF([$Лист2.F10]=&quot;+&quot;;10000;[.F9]);IF([$Лист2.F10]=&quot;-&quot;;10000;[.E10]))+[$Лист1.F10]" office:value-type="float" office:value="568" calcext:value-type="float">
            <text:p>568</text:p>
          </table:table-cell>
          <table:table-cell table:style-name="ce18" table:formula="of:=MIN(IF([$Лист2.G10]=&quot;+&quot;;10000;[.G9]);IF([$Лист2.G10]=&quot;-&quot;;10000;[.F10]))+[$Лист1.G10]" office:value-type="float" office:value="575" calcext:value-type="float">
            <text:p>575</text:p>
          </table:table-cell>
          <table:table-cell table:style-name="ce18" table:formula="of:=MIN(IF([$Лист2.H10]=&quot;+&quot;;10000;[.H9]);IF([$Лист2.H10]=&quot;-&quot;;10000;[.G10]))+[$Лист1.H10]" office:value-type="float" office:value="593" calcext:value-type="float">
            <text:p>593</text:p>
          </table:table-cell>
          <table:table-cell table:style-name="ce11" table:formula="of:=MIN(IF([$Лист2.I10]=&quot;+&quot;;10000;[.I9]);IF([$Лист2.I10]=&quot;-&quot;;10000;[.H10]))+[$Лист1.I10]" office:value-type="float" office:value="769" calcext:value-type="float">
            <text:p>769</text:p>
          </table:table-cell>
          <table:table-cell table:formula="of:=MIN(IF([$Лист2.J10]=&quot;+&quot;;10000;[.J9]);IF([$Лист2.J10]=&quot;-&quot;;10000;[.I10]))+[$Лист1.J10]" office:value-type="float" office:value="748" calcext:value-type="float">
            <text:p>748</text:p>
          </table:table-cell>
          <table:table-cell table:formula="of:=MIN(IF([$Лист2.K10]=&quot;+&quot;;10000;[.K9]);IF([$Лист2.K10]=&quot;-&quot;;10000;[.J10]))+[$Лист1.K10]" office:value-type="float" office:value="802" calcext:value-type="float">
            <text:p>802</text:p>
          </table:table-cell>
          <table:table-cell table:style-name="ce11" table:formula="of:=MIN(IF([$Лист2.L10]=&quot;+&quot;;10000;[.L9]);IF([$Лист2.L10]=&quot;-&quot;;10000;[.K10]))+[$Лист1.L10]" office:value-type="float" office:value="850" calcext:value-type="float">
            <text:p>850</text:p>
          </table:table-cell>
          <table:table-cell table:style-name="ce18" table:formula="of:=MIN(IF([$Лист2.M10]=&quot;+&quot;;10000;[.M9]);IF([$Лист2.M10]=&quot;-&quot;;10000;[.L10]))+[$Лист1.M10]" office:value-type="float" office:value="922" calcext:value-type="float">
            <text:p>922</text:p>
          </table:table-cell>
          <table:table-cell table:style-name="ce18" table:formula="of:=MIN(IF([$Лист2.N10]=&quot;+&quot;;10000;[.N9]);IF([$Лист2.N10]=&quot;-&quot;;10000;[.M10]))+[$Лист1.N10]" office:value-type="float" office:value="962" calcext:value-type="float">
            <text:p>962</text:p>
          </table:table-cell>
          <table:table-cell table:style-name="ce18" table:formula="of:=MIN(IF([$Лист2.O10]=&quot;+&quot;;10000;[.O9]);IF([$Лист2.O10]=&quot;-&quot;;10000;[.N10]))+[$Лист1.O10]" office:value-type="float" office:value="1013" calcext:value-type="float">
            <text:p>1013</text:p>
          </table:table-cell>
          <table:table-cell table:formula="of:=MIN(IF([$Лист2.P10]=&quot;+&quot;;10000;[.P9]);IF([$Лист2.P10]=&quot;-&quot;;10000;[.O10]))+[$Лист1.P10]" office:value-type="float" office:value="1153" calcext:value-type="float">
            <text:p>1153</text:p>
          </table:table-cell>
          <table:table-cell table:formula="of:=MIN(IF([$Лист2.Q10]=&quot;+&quot;;10000;[.Q9]);IF([$Лист2.Q10]=&quot;-&quot;;10000;[.P10]))+[$Лист1.Q10]" office:value-type="float" office:value="1181" calcext:value-type="float">
            <text:p>1181</text:p>
          </table:table-cell>
          <table:table-cell table:style-name="ce11" table:formula="of:=MIN(IF([$Лист2.R10]=&quot;+&quot;;10000;[.R9]);IF([$Лист2.R10]=&quot;-&quot;;10000;[.Q10]))+[$Лист1.R10]" office:value-type="float" office:value="1144" calcext:value-type="float">
            <text:p>1144</text:p>
          </table:table-cell>
          <table:table-cell table:formula="of:=MIN(IF([$Лист2.S10]=&quot;+&quot;;10000;[.S9]);IF([$Лист2.S10]=&quot;-&quot;;10000;[.R10]))+[$Лист1.S10]" office:value-type="float" office:value="1183" calcext:value-type="float">
            <text:p>1183</text:p>
          </table:table-cell>
          <table:table-cell table:style-name="ce11" table:formula="of:=MIN(IF([$Лист2.T10]=&quot;+&quot;;10000;[.T9]);IF([$Лист2.T10]=&quot;-&quot;;10000;[.S10]))+[$Лист1.T10]" office:value-type="float" office:value="1173" calcext:value-type="float">
            <text:p>1173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10]+[$Лист1.A11]" office:value-type="float" office:value="522" calcext:value-type="float">
            <text:p>522</text:p>
          </table:table-cell>
          <table:table-cell table:formula="of:=MIN(IF([$Лист2.B11]=&quot;+&quot;;10000;[.B10]);IF([$Лист2.B11]=&quot;-&quot;;10000;[.A11]))+[$Лист1.B11]" office:value-type="float" office:value="540" calcext:value-type="float">
            <text:p>540</text:p>
          </table:table-cell>
          <table:table-cell table:formula="of:=MIN(IF([$Лист2.C11]=&quot;+&quot;;10000;[.C10]);IF([$Лист2.C11]=&quot;-&quot;;10000;[.B11]))+[$Лист1.C11]" office:value-type="float" office:value="622" calcext:value-type="float">
            <text:p>622</text:p>
          </table:table-cell>
          <table:table-cell table:formula="of:=MIN(IF([$Лист2.D11]=&quot;+&quot;;10000;[.D10]);IF([$Лист2.D11]=&quot;-&quot;;10000;[.C11]))+[$Лист1.D11]" office:value-type="float" office:value="651" calcext:value-type="float">
            <text:p>651</text:p>
          </table:table-cell>
          <table:table-cell table:formula="of:=MIN(IF([$Лист2.E11]=&quot;+&quot;;10000;[.E10]);IF([$Лист2.E11]=&quot;-&quot;;10000;[.D11]))+[$Лист1.E11]" office:value-type="float" office:value="694" calcext:value-type="float">
            <text:p>694</text:p>
          </table:table-cell>
          <table:table-cell table:style-name="ce11" table:formula="of:=MIN(IF([$Лист2.F11]=&quot;+&quot;;10000;[.F10]);IF([$Лист2.F11]=&quot;-&quot;;10000;[.E11]))+[$Лист1.F11]" office:value-type="float" office:value="634" calcext:value-type="float">
            <text:p>634</text:p>
          </table:table-cell>
          <table:table-cell table:style-name="ce18" table:formula="of:=MIN(IF([$Лист2.G11]=&quot;+&quot;;10000;[.G10]);IF([$Лист2.G11]=&quot;-&quot;;10000;[.F11]))+[$Лист1.G11]" office:value-type="float" office:value="669" calcext:value-type="float">
            <text:p>669</text:p>
          </table:table-cell>
          <table:table-cell table:style-name="ce18" table:formula="of:=MIN(IF([$Лист2.H11]=&quot;+&quot;;10000;[.H10]);IF([$Лист2.H11]=&quot;-&quot;;10000;[.G11]))+[$Лист1.H11]" office:value-type="float" office:value="603" calcext:value-type="float">
            <text:p>603</text:p>
          </table:table-cell>
          <table:table-cell table:style-name="ce11" table:formula="of:=MIN(IF([$Лист2.I11]=&quot;+&quot;;10000;[.I10]);IF([$Лист2.I11]=&quot;-&quot;;10000;[.H11]))+[$Лист1.I11]" office:value-type="float" office:value="803" calcext:value-type="float">
            <text:p>803</text:p>
          </table:table-cell>
          <table:table-cell table:style-name="ce13" table:formula="of:=MIN(IF([$Лист2.J11]=&quot;+&quot;;10000;[.J10]);IF([$Лист2.J11]=&quot;-&quot;;10000;[.I11]))+[$Лист1.J11]" office:value-type="float" office:value="839" calcext:value-type="float">
            <text:p>839</text:p>
          </table:table-cell>
          <table:table-cell table:style-name="ce13" table:formula="of:=MIN(IF([$Лист2.K11]=&quot;+&quot;;10000;[.K10]);IF([$Лист2.K11]=&quot;-&quot;;10000;[.J11]))+[$Лист1.K11]" office:value-type="float" office:value="873" calcext:value-type="float">
            <text:p>873</text:p>
          </table:table-cell>
          <table:table-cell table:formula="of:=MIN(IF([$Лист2.L11]=&quot;+&quot;;10000;[.L10]);IF([$Лист2.L11]=&quot;-&quot;;10000;[.K11]))+[$Лист1.L11]" office:value-type="float" office:value="946" calcext:value-type="float">
            <text:p>946</text:p>
          </table:table-cell>
          <table:table-cell table:formula="of:=MIN(IF([$Лист2.M11]=&quot;+&quot;;10000;[.M10]);IF([$Лист2.M11]=&quot;-&quot;;10000;[.L11]))+[$Лист1.M11]" office:value-type="float" office:value="1044" calcext:value-type="float">
            <text:p>1044</text:p>
          </table:table-cell>
          <table:table-cell table:formula="of:=MIN(IF([$Лист2.N11]=&quot;+&quot;;10000;[.N10]);IF([$Лист2.N11]=&quot;-&quot;;10000;[.M11]))+[$Лист1.N11]" office:value-type="float" office:value="1082" calcext:value-type="float">
            <text:p>1082</text:p>
          </table:table-cell>
          <table:table-cell table:formula="of:=MIN(IF([$Лист2.O11]=&quot;+&quot;;10000;[.O10]);IF([$Лист2.O11]=&quot;-&quot;;10000;[.N11]))+[$Лист1.O11]" office:value-type="float" office:value="1122" calcext:value-type="float">
            <text:p>1122</text:p>
          </table:table-cell>
          <table:table-cell table:style-name="ce13" table:formula="of:=MIN(IF([$Лист2.P11]=&quot;+&quot;;10000;[.P10]);IF([$Лист2.P11]=&quot;-&quot;;10000;[.O11]))+[$Лист1.P11]" office:value-type="float" office:value="1123" calcext:value-type="float">
            <text:p>1123</text:p>
          </table:table-cell>
          <table:table-cell table:style-name="ce13" table:formula="of:=MIN(IF([$Лист2.Q11]=&quot;+&quot;;10000;[.Q10]);IF([$Лист2.Q11]=&quot;-&quot;;10000;[.P11]))+[$Лист1.Q11]" office:value-type="float" office:value="1187" calcext:value-type="float">
            <text:p>1187</text:p>
          </table:table-cell>
          <table:table-cell table:style-name="ce11" table:formula="of:=MIN(IF([$Лист2.R11]=&quot;+&quot;;10000;[.R10]);IF([$Лист2.R11]=&quot;-&quot;;10000;[.Q11]))+[$Лист1.R11]" office:value-type="float" office:value="1167" calcext:value-type="float">
            <text:p>1167</text:p>
          </table:table-cell>
          <table:table-cell table:formula="of:=MIN(IF([$Лист2.S11]=&quot;+&quot;;10000;[.S10]);IF([$Лист2.S11]=&quot;-&quot;;10000;[.R11]))+[$Лист1.S11]" office:value-type="float" office:value="1214" calcext:value-type="float">
            <text:p>1214</text:p>
          </table:table-cell>
          <table:table-cell table:style-name="ce11" table:formula="of:=MIN(IF([$Лист2.T11]=&quot;+&quot;;10000;[.T10]);IF([$Лист2.T11]=&quot;-&quot;;10000;[.S11]))+[$Лист1.T11]" office:value-type="float" office:value="1247" calcext:value-type="float">
            <text:p>1247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11]+[$Лист1.A12]" office:value-type="float" office:value="604" calcext:value-type="float">
            <text:p>604</text:p>
          </table:table-cell>
          <table:table-cell table:formula="of:=MIN(IF([$Лист2.B12]=&quot;+&quot;;10000;[.B11]);IF([$Лист2.B12]=&quot;-&quot;;10000;[.A12]))+[$Лист1.B12]" office:value-type="float" office:value="566" calcext:value-type="float">
            <text:p>566</text:p>
          </table:table-cell>
          <table:table-cell table:formula="of:=MIN(IF([$Лист2.C12]=&quot;+&quot;;10000;[.C11]);IF([$Лист2.C12]=&quot;-&quot;;10000;[.B12]))+[$Лист1.C12]" office:value-type="float" office:value="592" calcext:value-type="float">
            <text:p>592</text:p>
          </table:table-cell>
          <table:table-cell table:formula="of:=MIN(IF([$Лист2.D12]=&quot;+&quot;;10000;[.D11]);IF([$Лист2.D12]=&quot;-&quot;;10000;[.C12]))+[$Лист1.D12]" office:value-type="float" office:value="661" calcext:value-type="float">
            <text:p>661</text:p>
          </table:table-cell>
          <table:table-cell table:style-name="ce11" table:formula="of:=MIN(IF([$Лист2.E12]=&quot;+&quot;;10000;[.E11]);IF([$Лист2.E12]=&quot;-&quot;;10000;[.D12]))+[$Лист1.E12]" office:value-type="float" office:value="683" calcext:value-type="float">
            <text:p>683</text:p>
          </table:table-cell>
          <table:table-cell table:formula="of:=MIN(IF([$Лист2.F12]=&quot;+&quot;;10000;[.F11]);IF([$Лист2.F12]=&quot;-&quot;;10000;[.E12]))+[$Лист1.F12]" office:value-type="float" office:value="711" calcext:value-type="float">
            <text:p>711</text:p>
          </table:table-cell>
          <table:table-cell table:formula="of:=MIN(IF([$Лист2.G12]=&quot;+&quot;;10000;[.G11]);IF([$Лист2.G12]=&quot;-&quot;;10000;[.F12]))+[$Лист1.G12]" office:value-type="float" office:value="715" calcext:value-type="float">
            <text:p>715</text:p>
          </table:table-cell>
          <table:table-cell table:formula="of:=MIN(IF([$Лист2.H12]=&quot;+&quot;;10000;[.H11]);IF([$Лист2.H12]=&quot;-&quot;;10000;[.G12]))+[$Лист1.H12]" office:value-type="float" office:value="789" calcext:value-type="float">
            <text:p>789</text:p>
          </table:table-cell>
          <table:table-cell table:formula="of:=MIN(IF([$Лист2.I12]=&quot;+&quot;;10000;[.I11]);IF([$Лист2.I12]=&quot;-&quot;;10000;[.H12]))+[$Лист1.I12]" office:value-type="float" office:value="834" calcext:value-type="float">
            <text:p>834</text:p>
          </table:table-cell>
          <table:table-cell table:formula="of:=MIN(IF([$Лист2.J12]=&quot;+&quot;;10000;[.J11]);IF([$Лист2.J12]=&quot;-&quot;;10000;[.I12]))+[$Лист1.J12]" office:value-type="float" office:value="891" calcext:value-type="float">
            <text:p>891</text:p>
          </table:table-cell>
          <table:table-cell table:formula="of:=MIN(IF([$Лист2.K12]=&quot;+&quot;;10000;[.K11]);IF([$Лист2.K12]=&quot;-&quot;;10000;[.J12]))+[$Лист1.K12]" office:value-type="float" office:value="929" calcext:value-type="float">
            <text:p>929</text:p>
          </table:table-cell>
          <table:table-cell table:formula="of:=MIN(IF([$Лист2.L12]=&quot;+&quot;;10000;[.L11]);IF([$Лист2.L12]=&quot;-&quot;;10000;[.K12]))+[$Лист1.L12]" office:value-type="float" office:value="975" calcext:value-type="float">
            <text:p>975</text:p>
          </table:table-cell>
          <table:table-cell table:formula="of:=MIN(IF([$Лист2.M12]=&quot;+&quot;;10000;[.M11]);IF([$Лист2.M12]=&quot;-&quot;;10000;[.L12]))+[$Лист1.M12]" office:value-type="float" office:value="1016" calcext:value-type="float">
            <text:p>1016</text:p>
          </table:table-cell>
          <table:table-cell table:formula="of:=MIN(IF([$Лист2.N12]=&quot;+&quot;;10000;[.N11]);IF([$Лист2.N12]=&quot;-&quot;;10000;[.M12]))+[$Лист1.N12]" office:value-type="float" office:value="1100" calcext:value-type="float">
            <text:p>1100</text:p>
          </table:table-cell>
          <table:table-cell table:style-name="ce11" table:formula="of:=MIN(IF([$Лист2.O12]=&quot;+&quot;;10000;[.O11]);IF([$Лист2.O12]=&quot;-&quot;;10000;[.N12]))+[$Лист1.O12]" office:value-type="float" office:value="1115" calcext:value-type="float">
            <text:p>1115</text:p>
          </table:table-cell>
          <table:table-cell table:style-name="ce18" table:formula="of:=MIN(IF([$Лист2.P12]=&quot;+&quot;;10000;[.P11]);IF([$Лист2.P12]=&quot;-&quot;;10000;[.O12]))+[$Лист1.P12]" office:value-type="float" office:value="1145" calcext:value-type="float">
            <text:p>1145</text:p>
          </table:table-cell>
          <table:table-cell table:style-name="ce18" table:formula="of:=MIN(IF([$Лист2.Q12]=&quot;+&quot;;10000;[.Q11]);IF([$Лист2.Q12]=&quot;-&quot;;10000;[.P12]))+[$Лист1.Q12]" office:value-type="float" office:value="1222" calcext:value-type="float">
            <text:p>1222</text:p>
          </table:table-cell>
          <table:table-cell table:style-name="ce11" table:formula="of:=MIN(IF([$Лист2.R12]=&quot;+&quot;;10000;[.R11]);IF([$Лист2.R12]=&quot;-&quot;;10000;[.Q12]))+[$Лист1.R12]" office:value-type="float" office:value="1251" calcext:value-type="float">
            <text:p>1251</text:p>
          </table:table-cell>
          <table:table-cell table:formula="of:=MIN(IF([$Лист2.S12]=&quot;+&quot;;10000;[.S11]);IF([$Лист2.S12]=&quot;-&quot;;10000;[.R12]))+[$Лист1.S12]" office:value-type="float" office:value="1301" calcext:value-type="float">
            <text:p>1301</text:p>
          </table:table-cell>
          <table:table-cell table:style-name="ce11" table:formula="of:=MIN(IF([$Лист2.T12]=&quot;+&quot;;10000;[.T11]);IF([$Лист2.T12]=&quot;-&quot;;10000;[.S12]))+[$Лист1.T12]" office:value-type="float" office:value="1292" calcext:value-type="float">
            <text:p>1292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12]+[$Лист1.A13]" office:value-type="float" office:value="622" calcext:value-type="float">
            <text:p>622</text:p>
          </table:table-cell>
          <table:table-cell table:formula="of:=MIN(IF([$Лист2.B13]=&quot;+&quot;;10000;[.B12]);IF([$Лист2.B13]=&quot;-&quot;;10000;[.A13]))+[$Лист1.B13]" office:value-type="float" office:value="629" calcext:value-type="float">
            <text:p>629</text:p>
          </table:table-cell>
          <table:table-cell table:formula="of:=MIN(IF([$Лист2.C13]=&quot;+&quot;;10000;[.C12]);IF([$Лист2.C13]=&quot;-&quot;;10000;[.B13]))+[$Лист1.C13]" office:value-type="float" office:value="620" calcext:value-type="float">
            <text:p>620</text:p>
          </table:table-cell>
          <table:table-cell table:formula="of:=MIN(IF([$Лист2.D13]=&quot;+&quot;;10000;[.D12]);IF([$Лист2.D13]=&quot;-&quot;;10000;[.C13]))+[$Лист1.D13]" office:value-type="float" office:value="621" calcext:value-type="float">
            <text:p>621</text:p>
          </table:table-cell>
          <table:table-cell table:style-name="ce11" table:formula="of:=MIN(IF([$Лист2.E13]=&quot;+&quot;;10000;[.E12]);IF([$Лист2.E13]=&quot;-&quot;;10000;[.D13]))+[$Лист1.E13]" office:value-type="float" office:value="640" calcext:value-type="float">
            <text:p>640</text:p>
          </table:table-cell>
          <table:table-cell table:formula="of:=MIN(IF([$Лист2.F13]=&quot;+&quot;;10000;[.F12]);IF([$Лист2.F13]=&quot;-&quot;;10000;[.E13]))+[$Лист1.F13]" office:value-type="float" office:value="785" calcext:value-type="float">
            <text:p>785</text:p>
          </table:table-cell>
          <table:table-cell table:style-name="ce13" table:formula="of:=MIN(IF([$Лист2.G13]=&quot;+&quot;;10000;[.G12]);IF([$Лист2.G13]=&quot;-&quot;;10000;[.F13]))+[$Лист1.G13]" office:value-type="float" office:value="718" calcext:value-type="float">
            <text:p>718</text:p>
          </table:table-cell>
          <table:table-cell table:style-name="ce13" table:formula="of:=MIN(IF([$Лист2.H13]=&quot;+&quot;;10000;[.H12]);IF([$Лист2.H13]=&quot;-&quot;;10000;[.G13]))+[$Лист1.H13]" office:value-type="float" office:value="780" calcext:value-type="float">
            <text:p>780</text:p>
          </table:table-cell>
          <table:table-cell table:style-name="ce13" table:formula="of:=MIN(IF([$Лист2.I13]=&quot;+&quot;;10000;[.I12]);IF([$Лист2.I13]=&quot;-&quot;;10000;[.H13]))+[$Лист1.I13]" office:value-type="float" office:value="872" calcext:value-type="float">
            <text:p>872</text:p>
          </table:table-cell>
          <table:table-cell table:style-name="ce13" table:formula="of:=MIN(IF([$Лист2.J13]=&quot;+&quot;;10000;[.J12]);IF([$Лист2.J13]=&quot;-&quot;;10000;[.I13]))+[$Лист1.J13]" office:value-type="float" office:value="970" calcext:value-type="float">
            <text:p>970</text:p>
          </table:table-cell>
          <table:table-cell table:formula="of:=MIN(IF([$Лист2.K13]=&quot;+&quot;;10000;[.K12]);IF([$Лист2.K13]=&quot;-&quot;;10000;[.J13]))+[$Лист1.K13]" office:value-type="float" office:value="1017" calcext:value-type="float">
            <text:p>1017</text:p>
          </table:table-cell>
          <table:table-cell table:formula="of:=MIN(IF([$Лист2.L13]=&quot;+&quot;;10000;[.L12]);IF([$Лист2.L13]=&quot;-&quot;;10000;[.K13]))+[$Лист1.L13]" office:value-type="float" office:value="1063" calcext:value-type="float">
            <text:p>1063</text:p>
          </table:table-cell>
          <table:table-cell table:formula="of:=MIN(IF([$Лист2.M13]=&quot;+&quot;;10000;[.M12]);IF([$Лист2.M13]=&quot;-&quot;;10000;[.L13]))+[$Лист1.M13]" office:value-type="float" office:value="1050" calcext:value-type="float">
            <text:p>1050</text:p>
          </table:table-cell>
          <table:table-cell table:style-name="ce11" table:formula="of:=MIN(IF([$Лист2.N13]=&quot;+&quot;;10000;[.N12]);IF([$Лист2.N13]=&quot;-&quot;;10000;[.M13]))+[$Лист1.N13]" office:value-type="float" office:value="1148" calcext:value-type="float">
            <text:p>1148</text:p>
          </table:table-cell>
          <table:table-cell table:style-name="ce11" table:formula="of:=MIN(IF([$Лист2.O13]=&quot;+&quot;;10000;[.O12]);IF([$Лист2.O13]=&quot;-&quot;;10000;[.N13]))+[$Лист1.O13]" office:value-type="float" office:value="1179" calcext:value-type="float">
            <text:p>1179</text:p>
          </table:table-cell>
          <table:table-cell table:style-name="ce18" table:formula="of:=MIN(IF([$Лист2.P13]=&quot;+&quot;;10000;[.P12]);IF([$Лист2.P13]=&quot;-&quot;;10000;[.O13]))+[$Лист1.P13]" office:value-type="float" office:value="1225" calcext:value-type="float">
            <text:p>1225</text:p>
          </table:table-cell>
          <table:table-cell table:style-name="ce18" table:formula="of:=MIN(IF([$Лист2.Q13]=&quot;+&quot;;10000;[.Q12]);IF([$Лист2.Q13]=&quot;-&quot;;10000;[.P13]))+[$Лист1.Q13]" office:value-type="float" office:value="1231" calcext:value-type="float">
            <text:p>1231</text:p>
          </table:table-cell>
          <table:table-cell table:style-name="ce11" table:formula="of:=MIN(IF([$Лист2.R13]=&quot;+&quot;;10000;[.R12]);IF([$Лист2.R13]=&quot;-&quot;;10000;[.Q13]))+[$Лист1.R13]" office:value-type="float" office:value="1254" calcext:value-type="float">
            <text:p>1254</text:p>
          </table:table-cell>
          <table:table-cell table:formula="of:=MIN(IF([$Лист2.S13]=&quot;+&quot;;10000;[.S12]);IF([$Лист2.S13]=&quot;-&quot;;10000;[.R13]))+[$Лист1.S13]" office:value-type="float" office:value="1361" calcext:value-type="float">
            <text:p>1361</text:p>
          </table:table-cell>
          <table:table-cell table:style-name="ce11" table:formula="of:=MIN(IF([$Лист2.T13]=&quot;+&quot;;10000;[.T12]);IF([$Лист2.T13]=&quot;-&quot;;10000;[.S13]))+[$Лист1.T13]" office:value-type="float" office:value="1319" calcext:value-type="float">
            <text:p>1319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13]+[$Лист1.A14]" office:value-type="float" office:value="667" calcext:value-type="float">
            <text:p>667</text:p>
          </table:table-cell>
          <table:table-cell table:formula="of:=MIN(IF([$Лист2.B14]=&quot;+&quot;;10000;[.B13]);IF([$Лист2.B14]=&quot;-&quot;;10000;[.A14]))+[$Лист1.B14]" office:value-type="float" office:value="686" calcext:value-type="float">
            <text:p>686</text:p>
          </table:table-cell>
          <table:table-cell table:formula="of:=MIN(IF([$Лист2.C14]=&quot;+&quot;;10000;[.C13]);IF([$Лист2.C14]=&quot;-&quot;;10000;[.B14]))+[$Лист1.C14]" office:value-type="float" office:value="701" calcext:value-type="float">
            <text:p>701</text:p>
          </table:table-cell>
          <table:table-cell table:formula="of:=MIN(IF([$Лист2.D14]=&quot;+&quot;;10000;[.D13]);IF([$Лист2.D14]=&quot;-&quot;;10000;[.C14]))+[$Лист1.D14]" office:value-type="float" office:value="706" calcext:value-type="float">
            <text:p>706</text:p>
          </table:table-cell>
          <table:table-cell table:style-name="ce11" table:formula="of:=MIN(IF([$Лист2.E14]=&quot;+&quot;;10000;[.E13]);IF([$Лист2.E14]=&quot;-&quot;;10000;[.D14]))+[$Лист1.E14]" office:value-type="float" office:value="660" calcext:value-type="float">
            <text:p>660</text:p>
          </table:table-cell>
          <table:table-cell table:formula="of:=MIN(IF([$Лист2.F14]=&quot;+&quot;;10000;[.F13]);IF([$Лист2.F14]=&quot;-&quot;;10000;[.E14]))+[$Лист1.F14]" office:value-type="float" office:value="803" calcext:value-type="float">
            <text:p>803</text:p>
          </table:table-cell>
          <table:table-cell table:formula="of:=MIN(IF([$Лист2.G14]=&quot;+&quot;;10000;[.G13]);IF([$Лист2.G14]=&quot;-&quot;;10000;[.F14]))+[$Лист1.G14]" office:value-type="float" office:value="813" calcext:value-type="float">
            <text:p>813</text:p>
          </table:table-cell>
          <table:table-cell table:formula="of:=MIN(IF([$Лист2.H14]=&quot;+&quot;;10000;[.H13]);IF([$Лист2.H14]=&quot;-&quot;;10000;[.G14]))+[$Лист1.H14]" office:value-type="float" office:value="907" calcext:value-type="float">
            <text:p>907</text:p>
          </table:table-cell>
          <table:table-cell table:formula="of:=MIN(IF([$Лист2.I14]=&quot;+&quot;;10000;[.I13]);IF([$Лист2.I14]=&quot;-&quot;;10000;[.H14]))+[$Лист1.I14]" office:value-type="float" office:value="956" calcext:value-type="float">
            <text:p>956</text:p>
          </table:table-cell>
          <table:table-cell table:style-name="ce5" table:formula="of:=MIN(IF([$Лист2.J14]=&quot;+&quot;;10000;[.J13]);IF([$Лист2.J14]=&quot;-&quot;;10000;[.I14]))+[$Лист1.J14]" office:value-type="float" office:value="1037" calcext:value-type="float">
            <text:p>1037</text:p>
          </table:table-cell>
          <table:table-cell table:formula="of:=MIN(IF([$Лист2.K14]=&quot;+&quot;;10000;[.K13]);IF([$Лист2.K14]=&quot;-&quot;;10000;[.J14]))+[$Лист1.K14]" office:value-type="float" office:value="1037" calcext:value-type="float">
            <text:p>1037</text:p>
          </table:table-cell>
          <table:table-cell table:formula="of:=MIN(IF([$Лист2.L14]=&quot;+&quot;;10000;[.L13]);IF([$Лист2.L14]=&quot;-&quot;;10000;[.K14]))+[$Лист1.L14]" office:value-type="float" office:value="1044" calcext:value-type="float">
            <text:p>1044</text:p>
          </table:table-cell>
          <table:table-cell table:formula="of:=MIN(IF([$Лист2.M14]=&quot;+&quot;;10000;[.M13]);IF([$Лист2.M14]=&quot;-&quot;;10000;[.L14]))+[$Лист1.M14]" office:value-type="float" office:value="1112" calcext:value-type="float">
            <text:p>1112</text:p>
          </table:table-cell>
          <table:table-cell table:style-name="ce11" table:formula="of:=MIN(IF([$Лист2.N14]=&quot;+&quot;;10000;[.N13]);IF([$Лист2.N14]=&quot;-&quot;;10000;[.M14]))+[$Лист1.N14]" office:value-type="float" office:value="1137" calcext:value-type="float">
            <text:p>1137</text:p>
          </table:table-cell>
          <table:table-cell table:style-name="ce11" table:formula="of:=MIN(IF([$Лист2.O14]=&quot;+&quot;;10000;[.O13]);IF([$Лист2.O14]=&quot;-&quot;;10000;[.N14]))+[$Лист1.O14]" office:value-type="float" office:value="1183" calcext:value-type="float">
            <text:p>1183</text:p>
          </table:table-cell>
          <table:table-cell table:style-name="ce18" table:formula="of:=MIN(IF([$Лист2.P14]=&quot;+&quot;;10000;[.P13]);IF([$Лист2.P14]=&quot;-&quot;;10000;[.O14]))+[$Лист1.P14]" office:value-type="float" office:value="1247" calcext:value-type="float">
            <text:p>1247</text:p>
          </table:table-cell>
          <table:table-cell table:style-name="ce18" table:formula="of:=MIN(IF([$Лист2.Q14]=&quot;+&quot;;10000;[.Q13]);IF([$Лист2.Q14]=&quot;-&quot;;10000;[.P14]))+[$Лист1.Q14]" office:value-type="float" office:value="1285" calcext:value-type="float">
            <text:p>1285</text:p>
          </table:table-cell>
          <table:table-cell table:style-name="ce11" table:formula="of:=MIN(IF([$Лист2.R14]=&quot;+&quot;;10000;[.R13]);IF([$Лист2.R14]=&quot;-&quot;;10000;[.Q14]))+[$Лист1.R14]" office:value-type="float" office:value="1325" calcext:value-type="float">
            <text:p>1325</text:p>
          </table:table-cell>
          <table:table-cell table:formula="of:=MIN(IF([$Лист2.S14]=&quot;+&quot;;10000;[.S13]);IF([$Лист2.S14]=&quot;-&quot;;10000;[.R14]))+[$Лист1.S14]" office:value-type="float" office:value="1453" calcext:value-type="float">
            <text:p>1453</text:p>
          </table:table-cell>
          <table:table-cell table:style-name="ce11" table:formula="of:=MIN(IF([$Лист2.T14]=&quot;+&quot;;10000;[.T13]);IF([$Лист2.T14]=&quot;-&quot;;10000;[.S14]))+[$Лист1.T14]" office:value-type="float" office:value="1382" calcext:value-type="float">
            <text:p>1382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14]+[$Лист1.A15]" office:value-type="float" office:value="750" calcext:value-type="float">
            <text:p>750</text:p>
          </table:table-cell>
          <table:table-cell table:formula="of:=MIN(IF([$Лист2.B15]=&quot;+&quot;;10000;[.B14]);IF([$Лист2.B15]=&quot;-&quot;;10000;[.A15]))+[$Лист1.B15]" office:value-type="float" office:value="715" calcext:value-type="float">
            <text:p>715</text:p>
          </table:table-cell>
          <table:table-cell table:formula="of:=MIN(IF([$Лист2.C15]=&quot;+&quot;;10000;[.C14]);IF([$Лист2.C15]=&quot;-&quot;;10000;[.B15]))+[$Лист1.C15]" office:value-type="float" office:value="713" calcext:value-type="float">
            <text:p>713</text:p>
          </table:table-cell>
          <table:table-cell table:formula="of:=MIN(IF([$Лист2.D15]=&quot;+&quot;;10000;[.D14]);IF([$Лист2.D15]=&quot;-&quot;;10000;[.C15]))+[$Лист1.D15]" office:value-type="float" office:value="785" calcext:value-type="float">
            <text:p>785</text:p>
          </table:table-cell>
          <table:table-cell table:style-name="ce11" table:formula="of:=MIN(IF([$Лист2.E15]=&quot;+&quot;;10000;[.E14]);IF([$Лист2.E15]=&quot;-&quot;;10000;[.D15]))+[$Лист1.E15]" office:value-type="float" office:value="662" calcext:value-type="float">
            <text:p>662</text:p>
          </table:table-cell>
          <table:table-cell table:formula="of:=MIN(IF([$Лист2.F15]=&quot;+&quot;;10000;[.F14]);IF([$Лист2.F15]=&quot;-&quot;;10000;[.E15]))+[$Лист1.F15]" office:value-type="float" office:value="872" calcext:value-type="float">
            <text:p>872</text:p>
          </table:table-cell>
          <table:table-cell table:formula="of:=MIN(IF([$Лист2.G15]=&quot;+&quot;;10000;[.G14]);IF([$Лист2.G15]=&quot;-&quot;;10000;[.F15]))+[$Лист1.G15]" office:value-type="float" office:value="883" calcext:value-type="float">
            <text:p>883</text:p>
          </table:table-cell>
          <table:table-cell table:formula="of:=MIN(IF([$Лист2.H15]=&quot;+&quot;;10000;[.H14]);IF([$Лист2.H15]=&quot;-&quot;;10000;[.G15]))+[$Лист1.H15]" office:value-type="float" office:value="931" calcext:value-type="float">
            <text:p>931</text:p>
          </table:table-cell>
          <table:table-cell table:formula="of:=MIN(IF([$Лист2.I15]=&quot;+&quot;;10000;[.I14]);IF([$Лист2.I15]=&quot;-&quot;;10000;[.H15]))+[$Лист1.I15]" office:value-type="float" office:value="953" calcext:value-type="float">
            <text:p>953</text:p>
          </table:table-cell>
          <table:table-cell table:style-name="ce11" table:formula="of:=MIN(IF([$Лист2.J15]=&quot;+&quot;;10000;[.J14]);IF([$Лист2.J15]=&quot;-&quot;;10000;[.I15]))+[$Лист1.J15]" office:value-type="float" office:value="1003" calcext:value-type="float">
            <text:p>1003</text:p>
          </table:table-cell>
          <table:table-cell table:formula="of:=MIN(IF([$Лист2.K15]=&quot;+&quot;;10000;[.K14]);IF([$Лист2.K15]=&quot;-&quot;;10000;[.J15]))+[$Лист1.K15]" office:value-type="float" office:value="1101" calcext:value-type="float">
            <text:p>1101</text:p>
          </table:table-cell>
          <table:table-cell table:formula="of:=MIN(IF([$Лист2.L15]=&quot;+&quot;;10000;[.L14]);IF([$Лист2.L15]=&quot;-&quot;;10000;[.K15]))+[$Лист1.L15]" office:value-type="float" office:value="1129" calcext:value-type="float">
            <text:p>1129</text:p>
          </table:table-cell>
          <table:table-cell table:formula="of:=MIN(IF([$Лист2.M15]=&quot;+&quot;;10000;[.M14]);IF([$Лист2.M15]=&quot;-&quot;;10000;[.L15]))+[$Лист1.M15]" office:value-type="float" office:value="1119" calcext:value-type="float">
            <text:p>1119</text:p>
          </table:table-cell>
          <table:table-cell table:style-name="ce11" table:formula="of:=MIN(IF([$Лист2.N15]=&quot;+&quot;;10000;[.N14]);IF([$Лист2.N15]=&quot;-&quot;;10000;[.M15]))+[$Лист1.N15]" office:value-type="float" office:value="1219" calcext:value-type="float">
            <text:p>1219</text:p>
          </table:table-cell>
          <table:table-cell table:style-name="ce11" table:formula="of:=MIN(IF([$Лист2.O15]=&quot;+&quot;;10000;[.O14]);IF([$Лист2.O15]=&quot;-&quot;;10000;[.N15]))+[$Лист1.O15]" office:value-type="float" office:value="1278" calcext:value-type="float">
            <text:p>1278</text:p>
          </table:table-cell>
          <table:table-cell table:style-name="ce18" table:formula="of:=MIN(IF([$Лист2.P15]=&quot;+&quot;;10000;[.P14]);IF([$Лист2.P15]=&quot;-&quot;;10000;[.O15]))+[$Лист1.P15]" office:value-type="float" office:value="1319" calcext:value-type="float">
            <text:p>1319</text:p>
          </table:table-cell>
          <table:table-cell table:style-name="ce18" table:formula="of:=MIN(IF([$Лист2.Q15]=&quot;+&quot;;10000;[.Q14]);IF([$Лист2.Q15]=&quot;-&quot;;10000;[.P15]))+[$Лист1.Q15]" office:value-type="float" office:value="1383" calcext:value-type="float">
            <text:p>1383</text:p>
          </table:table-cell>
          <table:table-cell table:style-name="ce11" table:formula="of:=MIN(IF([$Лист2.R15]=&quot;+&quot;;10000;[.R14]);IF([$Лист2.R15]=&quot;-&quot;;10000;[.Q15]))+[$Лист1.R15]" office:value-type="float" office:value="1409" calcext:value-type="float">
            <text:p>1409</text:p>
          </table:table-cell>
          <table:table-cell table:formula="of:=MIN(IF([$Лист2.S15]=&quot;+&quot;;10000;[.S14]);IF([$Лист2.S15]=&quot;-&quot;;10000;[.R15]))+[$Лист1.S15]" office:value-type="float" office:value="1527" calcext:value-type="float">
            <text:p>1527</text:p>
          </table:table-cell>
          <table:table-cell table:style-name="ce11" table:formula="of:=MIN(IF([$Лист2.T15]=&quot;+&quot;;10000;[.T14]);IF([$Лист2.T15]=&quot;-&quot;;10000;[.S15]))+[$Лист1.T15]" office:value-type="float" office:value="1465" calcext:value-type="float">
            <text:p>1465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15]+[$Лист1.A16]" office:value-type="float" office:value="843" calcext:value-type="float">
            <text:p>843</text:p>
          </table:table-cell>
          <table:table-cell table:formula="of:=MIN(IF([$Лист2.B16]=&quot;+&quot;;10000;[.B15]);IF([$Лист2.B16]=&quot;-&quot;;10000;[.A16]))+[$Лист1.B16]" office:value-type="float" office:value="737" calcext:value-type="float">
            <text:p>737</text:p>
          </table:table-cell>
          <table:table-cell table:formula="of:=MIN(IF([$Лист2.C16]=&quot;+&quot;;10000;[.C15]);IF([$Лист2.C16]=&quot;-&quot;;10000;[.B16]))+[$Лист1.C16]" office:value-type="float" office:value="728" calcext:value-type="float">
            <text:p>728</text:p>
          </table:table-cell>
          <table:table-cell table:formula="of:=MIN(IF([$Лист2.D16]=&quot;+&quot;;10000;[.D15]);IF([$Лист2.D16]=&quot;-&quot;;10000;[.C16]))+[$Лист1.D16]" office:value-type="float" office:value="730" calcext:value-type="float">
            <text:p>730</text:p>
          </table:table-cell>
          <table:table-cell table:style-name="ce11" table:formula="of:=MIN(IF([$Лист2.E16]=&quot;+&quot;;10000;[.E15]);IF([$Лист2.E16]=&quot;-&quot;;10000;[.D16]))+[$Лист1.E16]" office:value-type="float" office:value="701" calcext:value-type="float">
            <text:p>701</text:p>
          </table:table-cell>
          <table:table-cell table:formula="of:=MIN(IF([$Лист2.F16]=&quot;+&quot;;10000;[.F15]);IF([$Лист2.F16]=&quot;-&quot;;10000;[.E16]))+[$Лист1.F16]" office:value-type="float" office:value="919" calcext:value-type="float">
            <text:p>919</text:p>
          </table:table-cell>
          <table:table-cell table:formula="of:=MIN(IF([$Лист2.G16]=&quot;+&quot;;10000;[.G15]);IF([$Лист2.G16]=&quot;-&quot;;10000;[.F16]))+[$Лист1.G16]" office:value-type="float" office:value="925" calcext:value-type="float">
            <text:p>925</text:p>
          </table:table-cell>
          <table:table-cell table:formula="of:=MIN(IF([$Лист2.H16]=&quot;+&quot;;10000;[.H15]);IF([$Лист2.H16]=&quot;-&quot;;10000;[.G16]))+[$Лист1.H16]" office:value-type="float" office:value="957" calcext:value-type="float">
            <text:p>957</text:p>
          </table:table-cell>
          <table:table-cell table:formula="of:=MIN(IF([$Лист2.I16]=&quot;+&quot;;10000;[.I15]);IF([$Лист2.I16]=&quot;-&quot;;10000;[.H16]))+[$Лист1.I16]" office:value-type="float" office:value="1038" calcext:value-type="float">
            <text:p>1038</text:p>
          </table:table-cell>
          <table:table-cell table:style-name="ce11" table:formula="of:=MIN(IF([$Лист2.J16]=&quot;+&quot;;10000;[.J15]);IF([$Лист2.J16]=&quot;-&quot;;10000;[.I16]))+[$Лист1.J16]" office:value-type="float" office:value="1040" calcext:value-type="float">
            <text:p>1040</text:p>
          </table:table-cell>
          <table:table-cell table:formula="of:=MIN(IF([$Лист2.K16]=&quot;+&quot;;10000;[.K15]);IF([$Лист2.K16]=&quot;-&quot;;10000;[.J16]))+[$Лист1.K16]" office:value-type="float" office:value="1137" calcext:value-type="float">
            <text:p>1137</text:p>
          </table:table-cell>
          <table:table-cell table:formula="of:=MIN(IF([$Лист2.L16]=&quot;+&quot;;10000;[.L15]);IF([$Лист2.L16]=&quot;-&quot;;10000;[.K16]))+[$Лист1.L16]" office:value-type="float" office:value="1203" calcext:value-type="float">
            <text:p>1203</text:p>
          </table:table-cell>
          <table:table-cell table:formula="of:=MIN(IF([$Лист2.M16]=&quot;+&quot;;10000;[.M15]);IF([$Лист2.M16]=&quot;-&quot;;10000;[.L16]))+[$Лист1.M16]" office:value-type="float" office:value="1201" calcext:value-type="float">
            <text:p>1201</text:p>
          </table:table-cell>
          <table:table-cell table:style-name="ce11" table:formula="of:=MIN(IF([$Лист2.N16]=&quot;+&quot;;10000;[.N15]);IF([$Лист2.N16]=&quot;-&quot;;10000;[.M16]))+[$Лист1.N16]" office:value-type="float" office:value="1276" calcext:value-type="float">
            <text:p>1276</text:p>
          </table:table-cell>
          <table:table-cell table:formula="of:=MIN(IF([$Лист2.O16]=&quot;+&quot;;10000;[.O15]);IF([$Лист2.O16]=&quot;-&quot;;10000;[.N16]))+[$Лист1.O16]" office:value-type="float" office:value="1314" calcext:value-type="float">
            <text:p>1314</text:p>
          </table:table-cell>
          <table:table-cell table:formula="of:=MIN(IF([$Лист2.P16]=&quot;+&quot;;10000;[.P15]);IF([$Лист2.P16]=&quot;-&quot;;10000;[.O16]))+[$Лист1.P16]" office:value-type="float" office:value="1316" calcext:value-type="float">
            <text:p>1316</text:p>
          </table:table-cell>
          <table:table-cell table:formula="of:=MIN(IF([$Лист2.Q16]=&quot;+&quot;;10000;[.Q15]);IF([$Лист2.Q16]=&quot;-&quot;;10000;[.P16]))+[$Лист1.Q16]" office:value-type="float" office:value="1392" calcext:value-type="float">
            <text:p>1392</text:p>
          </table:table-cell>
          <table:table-cell table:style-name="ce11" table:formula="of:=MIN(IF([$Лист2.R16]=&quot;+&quot;;10000;[.R15]);IF([$Лист2.R16]=&quot;-&quot;;10000;[.Q16]))+[$Лист1.R16]" office:value-type="float" office:value="1470" calcext:value-type="float">
            <text:p>1470</text:p>
          </table:table-cell>
          <table:table-cell table:formula="of:=MIN(IF([$Лист2.S16]=&quot;+&quot;;10000;[.S15]);IF([$Лист2.S16]=&quot;-&quot;;10000;[.R16]))+[$Лист1.S16]" office:value-type="float" office:value="1602" calcext:value-type="float">
            <text:p>1602</text:p>
          </table:table-cell>
          <table:table-cell table:style-name="ce11" table:formula="of:=MIN(IF([$Лист2.T16]=&quot;+&quot;;10000;[.T15]);IF([$Лист2.T16]=&quot;-&quot;;10000;[.S16]))+[$Лист1.T16]" office:value-type="float" office:value="1539" calcext:value-type="float">
            <text:p>1539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16]+[$Лист1.A17]" office:value-type="float" office:value="893" calcext:value-type="float">
            <text:p>893</text:p>
          </table:table-cell>
          <table:table-cell table:formula="of:=MIN(IF([$Лист2.B17]=&quot;+&quot;;10000;[.B16]);IF([$Лист2.B17]=&quot;-&quot;;10000;[.A17]))+[$Лист1.B17]" office:value-type="float" office:value="806" calcext:value-type="float">
            <text:p>806</text:p>
          </table:table-cell>
          <table:table-cell table:formula="of:=MIN(IF([$Лист2.C17]=&quot;+&quot;;10000;[.C16]);IF([$Лист2.C17]=&quot;-&quot;;10000;[.B17]))+[$Лист1.C17]" office:value-type="float" office:value="767" calcext:value-type="float">
            <text:p>767</text:p>
          </table:table-cell>
          <table:table-cell table:formula="of:=MIN(IF([$Лист2.D17]=&quot;+&quot;;10000;[.D16]);IF([$Лист2.D17]=&quot;-&quot;;10000;[.C17]))+[$Лист1.D17]" office:value-type="float" office:value="768" calcext:value-type="float">
            <text:p>768</text:p>
          </table:table-cell>
          <table:table-cell table:style-name="ce11" table:formula="of:=MIN(IF([$Лист2.E17]=&quot;+&quot;;10000;[.E16]);IF([$Лист2.E17]=&quot;-&quot;;10000;[.D17]))+[$Лист1.E17]" office:value-type="float" office:value="780" calcext:value-type="float">
            <text:p>780</text:p>
          </table:table-cell>
          <table:table-cell table:formula="of:=MIN(IF([$Лист2.F17]=&quot;+&quot;;10000;[.F16]);IF([$Лист2.F17]=&quot;-&quot;;10000;[.E17]))+[$Лист1.F17]" office:value-type="float" office:value="949" calcext:value-type="float">
            <text:p>949</text:p>
          </table:table-cell>
          <table:table-cell table:formula="of:=MIN(IF([$Лист2.G17]=&quot;+&quot;;10000;[.G16]);IF([$Лист2.G17]=&quot;-&quot;;10000;[.F17]))+[$Лист1.G17]" office:value-type="float" office:value="959" calcext:value-type="float">
            <text:p>959</text:p>
          </table:table-cell>
          <table:table-cell table:formula="of:=MIN(IF([$Лист2.H17]=&quot;+&quot;;10000;[.H16]);IF([$Лист2.H17]=&quot;-&quot;;10000;[.G17]))+[$Лист1.H17]" office:value-type="float" office:value="994" calcext:value-type="float">
            <text:p>994</text:p>
          </table:table-cell>
          <table:table-cell table:formula="of:=MIN(IF([$Лист2.I17]=&quot;+&quot;;10000;[.I16]);IF([$Лист2.I17]=&quot;-&quot;;10000;[.H17]))+[$Лист1.I17]" office:value-type="float" office:value="1088" calcext:value-type="float">
            <text:p>1088</text:p>
          </table:table-cell>
          <table:table-cell table:style-name="ce11" table:formula="of:=MIN(IF([$Лист2.J17]=&quot;+&quot;;10000;[.J16]);IF([$Лист2.J17]=&quot;-&quot;;10000;[.I17]))+[$Лист1.J17]" office:value-type="float" office:value="1098" calcext:value-type="float">
            <text:p>1098</text:p>
          </table:table-cell>
          <table:table-cell table:formula="of:=MIN(IF([$Лист2.K17]=&quot;+&quot;;10000;[.K16]);IF([$Лист2.K17]=&quot;-&quot;;10000;[.J17]))+[$Лист1.K17]" office:value-type="float" office:value="1235" calcext:value-type="float">
            <text:p>1235</text:p>
          </table:table-cell>
          <table:table-cell table:formula="of:=MIN(IF([$Лист2.L17]=&quot;+&quot;;10000;[.L16]);IF([$Лист2.L17]=&quot;-&quot;;10000;[.K17]))+[$Лист1.L17]" office:value-type="float" office:value="1298" calcext:value-type="float">
            <text:p>1298</text:p>
          </table:table-cell>
          <table:table-cell table:formula="of:=MIN(IF([$Лист2.M17]=&quot;+&quot;;10000;[.M16]);IF([$Лист2.M17]=&quot;-&quot;;10000;[.L17]))+[$Лист1.M17]" office:value-type="float" office:value="1292" calcext:value-type="float">
            <text:p>1292</text:p>
          </table:table-cell>
          <table:table-cell table:style-name="ce11" table:formula="of:=MIN(IF([$Лист2.N17]=&quot;+&quot;;10000;[.N16]);IF([$Лист2.N17]=&quot;-&quot;;10000;[.M17]))+[$Лист1.N17]" office:value-type="float" office:value="1340" calcext:value-type="float">
            <text:p>1340</text:p>
          </table:table-cell>
          <table:table-cell table:style-name="ce10" table:formula="of:=MIN(IF([$Лист2.O17]=&quot;+&quot;;10000;[.O16]);IF([$Лист2.O17]=&quot;-&quot;;10000;[.N17]))+[$Лист1.O17]" office:value-type="float" office:value="1398" calcext:value-type="float">
            <text:p>1398</text:p>
          </table:table-cell>
          <table:table-cell table:style-name="ce13" table:formula="of:=MIN(IF([$Лист2.P17]=&quot;+&quot;;10000;[.P16]);IF([$Лист2.P17]=&quot;-&quot;;10000;[.O17]))+[$Лист1.P17]" office:value-type="float" office:value="1323" calcext:value-type="float">
            <text:p>1323</text:p>
          </table:table-cell>
          <table:table-cell table:style-name="ce13" table:formula="of:=MIN(IF([$Лист2.Q17]=&quot;+&quot;;10000;[.Q16]);IF([$Лист2.Q17]=&quot;-&quot;;10000;[.P17]))+[$Лист1.Q17]" office:value-type="float" office:value="1363" calcext:value-type="float">
            <text:p>1363</text:p>
          </table:table-cell>
          <table:table-cell table:style-name="ce11" table:formula="of:=MIN(IF([$Лист2.R17]=&quot;+&quot;;10000;[.R16]);IF([$Лист2.R17]=&quot;-&quot;;10000;[.Q17]))+[$Лист1.R17]" office:value-type="float" office:value="1462" calcext:value-type="float">
            <text:p>1462</text:p>
          </table:table-cell>
          <table:table-cell table:formula="of:=MIN(IF([$Лист2.S17]=&quot;+&quot;;10000;[.S16]);IF([$Лист2.S17]=&quot;-&quot;;10000;[.R17]))+[$Лист1.S17]" office:value-type="float" office:value="1700" calcext:value-type="float">
            <text:p>1700</text:p>
          </table:table-cell>
          <table:table-cell table:style-name="ce11" table:formula="of:=MIN(IF([$Лист2.T17]=&quot;+&quot;;10000;[.T16]);IF([$Лист2.T17]=&quot;-&quot;;10000;[.S17]))+[$Лист1.T17]" office:value-type="float" office:value="1541" calcext:value-type="float">
            <text:p>1541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17]+[$Лист1.A18]" office:value-type="float" office:value="955" calcext:value-type="float">
            <text:p>955</text:p>
          </table:table-cell>
          <table:table-cell table:formula="of:=MIN(IF([$Лист2.B18]=&quot;+&quot;;10000;[.B17]);IF([$Лист2.B18]=&quot;-&quot;;10000;[.A18]))+[$Лист1.B18]" office:value-type="float" office:value="825" calcext:value-type="float">
            <text:p>825</text:p>
          </table:table-cell>
          <table:table-cell table:formula="of:=MIN(IF([$Лист2.C18]=&quot;+&quot;;10000;[.C17]);IF([$Лист2.C18]=&quot;-&quot;;10000;[.B18]))+[$Лист1.C18]" office:value-type="float" office:value="849" calcext:value-type="float">
            <text:p>849</text:p>
          </table:table-cell>
          <table:table-cell table:style-name="ce13" table:formula="of:=MIN(IF([$Лист2.D18]=&quot;+&quot;;10000;[.D17]);IF([$Лист2.D18]=&quot;-&quot;;10000;[.C18]))+[$Лист1.D18]" office:value-type="float" office:value="858" calcext:value-type="float">
            <text:p>858</text:p>
          </table:table-cell>
          <table:table-cell table:style-name="ce17" table:formula="of:=MIN(IF([$Лист2.E18]=&quot;+&quot;;10000;[.E17]);IF([$Лист2.E18]=&quot;-&quot;;10000;[.D18]))+[$Лист1.E18]" office:value-type="float" office:value="832" calcext:value-type="float">
            <text:p>832</text:p>
          </table:table-cell>
          <table:table-cell table:formula="of:=MIN(IF([$Лист2.F18]=&quot;+&quot;;10000;[.F17]);IF([$Лист2.F18]=&quot;-&quot;;10000;[.E18]))+[$Лист1.F18]" office:value-type="float" office:value="995" calcext:value-type="float">
            <text:p>995</text:p>
          </table:table-cell>
          <table:table-cell table:formula="of:=MIN(IF([$Лист2.G18]=&quot;+&quot;;10000;[.G17]);IF([$Лист2.G18]=&quot;-&quot;;10000;[.F18]))+[$Лист1.G18]" office:value-type="float" office:value="1026" calcext:value-type="float">
            <text:p>1026</text:p>
          </table:table-cell>
          <table:table-cell table:formula="of:=MIN(IF([$Лист2.H18]=&quot;+&quot;;10000;[.H17]);IF([$Лист2.H18]=&quot;-&quot;;10000;[.G18]))+[$Лист1.H18]" office:value-type="float" office:value="1014" calcext:value-type="float">
            <text:p>1014</text:p>
          </table:table-cell>
          <table:table-cell table:formula="of:=MIN(IF([$Лист2.I18]=&quot;+&quot;;10000;[.I17]);IF([$Лист2.I18]=&quot;-&quot;;10000;[.H18]))+[$Лист1.I18]" office:value-type="float" office:value="1064" calcext:value-type="float">
            <text:p>1064</text:p>
          </table:table-cell>
          <table:table-cell table:formula="of:=MIN(IF([$Лист2.J18]=&quot;+&quot;;10000;[.J17]);IF([$Лист2.J18]=&quot;-&quot;;10000;[.I18]))+[$Лист1.J18]" office:value-type="float" office:value="1138" calcext:value-type="float">
            <text:p>1138</text:p>
          </table:table-cell>
          <table:table-cell table:formula="of:=MIN(IF([$Лист2.K18]=&quot;+&quot;;10000;[.K17]);IF([$Лист2.K18]=&quot;-&quot;;10000;[.J18]))+[$Лист1.K18]" office:value-type="float" office:value="1167" calcext:value-type="float">
            <text:p>1167</text:p>
          </table:table-cell>
          <table:table-cell table:style-name="ce13" table:formula="of:=MIN(IF([$Лист2.L18]=&quot;+&quot;;10000;[.L17]);IF([$Лист2.L18]=&quot;-&quot;;10000;[.K18]))+[$Лист1.L18]" office:value-type="float" office:value="1185" calcext:value-type="float">
            <text:p>1185</text:p>
          </table:table-cell>
          <table:table-cell table:style-name="ce13" table:formula="of:=MIN(IF([$Лист2.M18]=&quot;+&quot;;10000;[.M17]);IF([$Лист2.M18]=&quot;-&quot;;10000;[.L18]))+[$Лист1.M18]" office:value-type="float" office:value="1188" calcext:value-type="float">
            <text:p>1188</text:p>
          </table:table-cell>
          <table:table-cell table:style-name="ce13" table:formula="of:=MIN(IF([$Лист2.N18]=&quot;+&quot;;10000;[.N17]);IF([$Лист2.N18]=&quot;-&quot;;10000;[.M18]))+[$Лист1.N18]" office:value-type="float" office:value="1189" calcext:value-type="float">
            <text:p>1189</text:p>
          </table:table-cell>
          <table:table-cell table:style-name="ce13" table:formula="of:=MIN(IF([$Лист2.O18]=&quot;+&quot;;10000;[.O17]);IF([$Лист2.O18]=&quot;-&quot;;10000;[.N18]))+[$Лист1.O18]" office:value-type="float" office:value="1266" calcext:value-type="float">
            <text:p>1266</text:p>
          </table:table-cell>
          <table:table-cell table:style-name="ce13" table:formula="of:=MIN(IF([$Лист2.P18]=&quot;+&quot;;10000;[.P17]);IF([$Лист2.P18]=&quot;-&quot;;10000;[.O18]))+[$Лист1.P18]" office:value-type="float" office:value="1302" calcext:value-type="float">
            <text:p>1302</text:p>
          </table:table-cell>
          <table:table-cell table:style-name="ce13" table:formula="of:=MIN(IF([$Лист2.Q18]=&quot;+&quot;;10000;[.Q17]);IF([$Лист2.Q18]=&quot;-&quot;;10000;[.P18]))+[$Лист1.Q18]" office:value-type="float" office:value="1402" calcext:value-type="float">
            <text:p>1402</text:p>
          </table:table-cell>
          <table:table-cell table:style-name="ce17" table:formula="of:=MIN(IF([$Лист2.R18]=&quot;+&quot;;10000;[.R17]);IF([$Лист2.R18]=&quot;-&quot;;10000;[.Q18]))+[$Лист1.R18]" office:value-type="float" office:value="1449" calcext:value-type="float">
            <text:p>1449</text:p>
          </table:table-cell>
          <table:table-cell table:formula="of:=MIN(IF([$Лист2.S18]=&quot;+&quot;;10000;[.S17]);IF([$Лист2.S18]=&quot;-&quot;;10000;[.R18]))+[$Лист1.S18]" office:value-type="float" office:value="1766" calcext:value-type="float">
            <text:p>1766</text:p>
          </table:table-cell>
          <table:table-cell table:style-name="ce11" table:formula="of:=MIN(IF([$Лист2.T18]=&quot;+&quot;;10000;[.T17]);IF([$Лист2.T18]=&quot;-&quot;;10000;[.S18]))+[$Лист1.T18]" office:value-type="float" office:value="1545" calcext:value-type="float">
            <text:p>1545</text:p>
          </table:table-cell>
          <table:table-cell table:style-name="ce12" table:number-columns-repeated="16364"/>
        </table:table-row>
        <table:table-row table:style-name="ro2">
          <table:table-cell table:style-name="ce6" table:formula="of:=[.A18]+[$Лист1.A19]" office:value-type="float" office:value="989" calcext:value-type="float">
            <text:p>989</text:p>
          </table:table-cell>
          <table:table-cell table:formula="of:=MIN(IF([$Лист2.B19]=&quot;+&quot;;10000;[.B18]);IF([$Лист2.B19]=&quot;-&quot;;10000;[.A19]))+[$Лист1.B19]" office:value-type="float" office:value="828" calcext:value-type="float">
            <text:p>828</text:p>
          </table:table-cell>
          <table:table-cell table:formula="of:=MIN(IF([$Лист2.C19]=&quot;+&quot;;10000;[.C18]);IF([$Лист2.C19]=&quot;-&quot;;10000;[.B19]))+[$Лист1.C19]" office:value-type="float" office:value="884" calcext:value-type="float">
            <text:p>884</text:p>
          </table:table-cell>
          <table:table-cell table:formula="of:=MIN(IF([$Лист2.D19]=&quot;+&quot;;10000;[.D18]);IF([$Лист2.D19]=&quot;-&quot;;10000;[.C19]))+[$Лист1.D19]" office:value-type="float" office:value="901" calcext:value-type="float">
            <text:p>901</text:p>
          </table:table-cell>
          <table:table-cell table:formula="of:=MIN(IF([$Лист2.E19]=&quot;+&quot;;10000;[.E18]);IF([$Лист2.E19]=&quot;-&quot;;10000;[.D19]))+[$Лист1.E19]" office:value-type="float" office:value="980" calcext:value-type="float">
            <text:p>980</text:p>
          </table:table-cell>
          <table:table-cell table:formula="of:=MIN(IF([$Лист2.F19]=&quot;+&quot;;10000;[.F18]);IF([$Лист2.F19]=&quot;-&quot;;10000;[.E19]))+[$Лист1.F19]" office:value-type="float" office:value="994" calcext:value-type="float">
            <text:p>994</text:p>
          </table:table-cell>
          <table:table-cell table:formula="of:=MIN(IF([$Лист2.G19]=&quot;+&quot;;10000;[.G18]);IF([$Лист2.G19]=&quot;-&quot;;10000;[.F19]))+[$Лист1.G19]" office:value-type="float" office:value="1006" calcext:value-type="float">
            <text:p>1006</text:p>
          </table:table-cell>
          <table:table-cell table:formula="of:=MIN(IF([$Лист2.H19]=&quot;+&quot;;10000;[.H18]);IF([$Лист2.H19]=&quot;-&quot;;10000;[.G19]))+[$Лист1.H19]" office:value-type="float" office:value="1080" calcext:value-type="float">
            <text:p>1080</text:p>
          </table:table-cell>
          <table:table-cell table:formula="of:=MIN(IF([$Лист2.I19]=&quot;+&quot;;10000;[.I18]);IF([$Лист2.I19]=&quot;-&quot;;10000;[.H19]))+[$Лист1.I19]" office:value-type="float" office:value="1098" calcext:value-type="float">
            <text:p>1098</text:p>
          </table:table-cell>
          <table:table-cell table:formula="of:=MIN(IF([$Лист2.J19]=&quot;+&quot;;10000;[.J18]);IF([$Лист2.J19]=&quot;-&quot;;10000;[.I19]))+[$Лист1.J19]" office:value-type="float" office:value="1194" calcext:value-type="float">
            <text:p>1194</text:p>
          </table:table-cell>
          <table:table-cell table:formula="of:=MIN(IF([$Лист2.K19]=&quot;+&quot;;10000;[.K18]);IF([$Лист2.K19]=&quot;-&quot;;10000;[.J19]))+[$Лист1.K19]" office:value-type="float" office:value="1226" calcext:value-type="float">
            <text:p>1226</text:p>
          </table:table-cell>
          <table:table-cell table:formula="of:=MIN(IF([$Лист2.L19]=&quot;+&quot;;10000;[.L18]);IF([$Лист2.L19]=&quot;-&quot;;10000;[.K19]))+[$Лист1.L19]" office:value-type="float" office:value="1310" calcext:value-type="float">
            <text:p>1310</text:p>
          </table:table-cell>
          <table:table-cell table:formula="of:=MIN(IF([$Лист2.M19]=&quot;+&quot;;10000;[.M18]);IF([$Лист2.M19]=&quot;-&quot;;10000;[.L19]))+[$Лист1.M19]" office:value-type="float" office:value="1373" calcext:value-type="float">
            <text:p>1373</text:p>
          </table:table-cell>
          <table:table-cell table:formula="of:=MIN(IF([$Лист2.N19]=&quot;+&quot;;10000;[.N18]);IF([$Лист2.N19]=&quot;-&quot;;10000;[.M19]))+[$Лист1.N19]" office:value-type="float" office:value="1388" calcext:value-type="float">
            <text:p>1388</text:p>
          </table:table-cell>
          <table:table-cell table:formula="of:=MIN(IF([$Лист2.O19]=&quot;+&quot;;10000;[.O18]);IF([$Лист2.O19]=&quot;-&quot;;10000;[.N19]))+[$Лист1.O19]" office:value-type="float" office:value="1480" calcext:value-type="float">
            <text:p>1480</text:p>
          </table:table-cell>
          <table:table-cell table:formula="of:=MIN(IF([$Лист2.P19]=&quot;+&quot;;10000;[.P18]);IF([$Лист2.P19]=&quot;-&quot;;10000;[.O19]))+[$Лист1.P19]" office:value-type="float" office:value="1513" calcext:value-type="float">
            <text:p>1513</text:p>
          </table:table-cell>
          <table:table-cell table:formula="of:=MIN(IF([$Лист2.Q19]=&quot;+&quot;;10000;[.Q18]);IF([$Лист2.Q19]=&quot;-&quot;;10000;[.P19]))+[$Лист1.Q19]" office:value-type="float" office:value="1611" calcext:value-type="float">
            <text:p>1611</text:p>
          </table:table-cell>
          <table:table-cell table:formula="of:=MIN(IF([$Лист2.R19]=&quot;+&quot;;10000;[.R18]);IF([$Лист2.R19]=&quot;-&quot;;10000;[.Q19]))+[$Лист1.R19]" office:value-type="float" office:value="1682" calcext:value-type="float">
            <text:p>1682</text:p>
          </table:table-cell>
          <table:table-cell table:formula="of:=MIN(IF([$Лист2.S19]=&quot;+&quot;;10000;[.S18]);IF([$Лист2.S19]=&quot;-&quot;;10000;[.R19]))+[$Лист1.S19]" office:value-type="float" office:value="1736" calcext:value-type="float">
            <text:p>1736</text:p>
          </table:table-cell>
          <table:table-cell table:style-name="ce11" table:formula="of:=MIN(IF([$Лист2.T19]=&quot;+&quot;;10000;[.T18]);IF([$Лист2.T19]=&quot;-&quot;;10000;[.S19]))+[$Лист1.T19]" office:value-type="float" office:value="1609" calcext:value-type="float">
            <text:p>1609</text:p>
          </table:table-cell>
          <table:table-cell table:style-name="ce12" table:number-columns-repeated="16364"/>
        </table:table-row>
        <table:table-row table:style-name="ro2">
          <table:table-cell table:style-name="ce10" table:formula="of:=[.A19]+[$Лист1.A20]" office:value-type="float" office:value="1050" calcext:value-type="float">
            <text:p>1050</text:p>
          </table:table-cell>
          <table:table-cell table:style-name="ce13" table:formula="of:=MIN(IF([$Лист2.B20]=&quot;+&quot;;10000;[.B19]);IF([$Лист2.B20]=&quot;-&quot;;10000;[.A20]))+[$Лист1.B20]" office:value-type="float" office:value="925" calcext:value-type="float">
            <text:p>925</text:p>
          </table:table-cell>
          <table:table-cell table:style-name="ce13" table:formula="of:=MIN(IF([$Лист2.C20]=&quot;+&quot;;10000;[.C19]);IF([$Лист2.C20]=&quot;-&quot;;10000;[.B20]))+[$Лист1.C20]" office:value-type="float" office:value="904" calcext:value-type="float">
            <text:p>904</text:p>
          </table:table-cell>
          <table:table-cell table:style-name="ce13" table:formula="of:=MIN(IF([$Лист2.D20]=&quot;+&quot;;10000;[.D19]);IF([$Лист2.D20]=&quot;-&quot;;10000;[.C20]))+[$Лист1.D20]" office:value-type="float" office:value="946" calcext:value-type="float">
            <text:p>946</text:p>
          </table:table-cell>
          <table:table-cell table:style-name="ce13" table:formula="of:=MIN(IF([$Лист2.E20]=&quot;+&quot;;10000;[.E19]);IF([$Лист2.E20]=&quot;-&quot;;10000;[.D20]))+[$Лист1.E20]" office:value-type="float" office:value="949" calcext:value-type="float">
            <text:p>949</text:p>
          </table:table-cell>
          <table:table-cell table:style-name="ce13" table:formula="of:=MIN(IF([$Лист2.F20]=&quot;+&quot;;10000;[.F19]);IF([$Лист2.F20]=&quot;-&quot;;10000;[.E20]))+[$Лист1.F20]" office:value-type="float" office:value="989" calcext:value-type="float">
            <text:p>989</text:p>
          </table:table-cell>
          <table:table-cell table:style-name="ce13" table:formula="of:=MIN(IF([$Лист2.G20]=&quot;+&quot;;10000;[.G19]);IF([$Лист2.G20]=&quot;-&quot;;10000;[.F20]))+[$Лист1.G20]" office:value-type="float" office:value="992" calcext:value-type="float">
            <text:p>992</text:p>
          </table:table-cell>
          <table:table-cell table:style-name="ce13" table:formula="of:=MIN(IF([$Лист2.H20]=&quot;+&quot;;10000;[.H19]);IF([$Лист2.H20]=&quot;-&quot;;10000;[.G20]))+[$Лист1.H20]" office:value-type="float" office:value="1060" calcext:value-type="float">
            <text:p>1060</text:p>
          </table:table-cell>
          <table:table-cell table:style-name="ce13" table:formula="of:=MIN(IF([$Лист2.I20]=&quot;+&quot;;10000;[.I19]);IF([$Лист2.I20]=&quot;-&quot;;10000;[.H20]))+[$Лист1.I20]" office:value-type="float" office:value="1104" calcext:value-type="float">
            <text:p>1104</text:p>
          </table:table-cell>
          <table:table-cell table:style-name="ce13" table:formula="of:=MIN(IF([$Лист2.J20]=&quot;+&quot;;10000;[.J19]);IF([$Лист2.J20]=&quot;-&quot;;10000;[.I20]))+[$Лист1.J20]" office:value-type="float" office:value="1129" calcext:value-type="float">
            <text:p>1129</text:p>
          </table:table-cell>
          <table:table-cell table:style-name="ce13" table:formula="of:=MIN(IF([$Лист2.K20]=&quot;+&quot;;10000;[.K19]);IF([$Лист2.K20]=&quot;-&quot;;10000;[.J20]))+[$Лист1.K20]" office:value-type="float" office:value="1143" calcext:value-type="float">
            <text:p>1143</text:p>
          </table:table-cell>
          <table:table-cell table:style-name="ce13" table:formula="of:=MIN(IF([$Лист2.L20]=&quot;+&quot;;10000;[.L19]);IF([$Лист2.L20]=&quot;-&quot;;10000;[.K20]))+[$Лист1.L20]" office:value-type="float" office:value="1144" calcext:value-type="float">
            <text:p>1144</text:p>
          </table:table-cell>
          <table:table-cell table:style-name="ce13" table:formula="of:=MIN(IF([$Лист2.M20]=&quot;+&quot;;10000;[.M19]);IF([$Лист2.M20]=&quot;-&quot;;10000;[.L20]))+[$Лист1.M20]" office:value-type="float" office:value="1197" calcext:value-type="float">
            <text:p>1197</text:p>
          </table:table-cell>
          <table:table-cell table:style-name="ce13" table:formula="of:=MIN(IF([$Лист2.N20]=&quot;+&quot;;10000;[.N19]);IF([$Лист2.N20]=&quot;-&quot;;10000;[.M20]))+[$Лист1.N20]" office:value-type="float" office:value="1218" calcext:value-type="float">
            <text:p>1218</text:p>
          </table:table-cell>
          <table:table-cell table:style-name="ce13" table:formula="of:=MIN(IF([$Лист2.O20]=&quot;+&quot;;10000;[.O19]);IF([$Лист2.O20]=&quot;-&quot;;10000;[.N20]))+[$Лист1.O20]" office:value-type="float" office:value="1296" calcext:value-type="float">
            <text:p>1296</text:p>
          </table:table-cell>
          <table:table-cell table:style-name="ce13" table:formula="of:=MIN(IF([$Лист2.P20]=&quot;+&quot;;10000;[.P19]);IF([$Лист2.P20]=&quot;-&quot;;10000;[.O20]))+[$Лист1.P20]" office:value-type="float" office:value="1318" calcext:value-type="float">
            <text:p>1318</text:p>
          </table:table-cell>
          <table:table-cell table:style-name="ce13" table:formula="of:=MIN(IF([$Лист2.Q20]=&quot;+&quot;;10000;[.Q19]);IF([$Лист2.Q20]=&quot;-&quot;;10000;[.P20]))+[$Лист1.Q20]" office:value-type="float" office:value="1341" calcext:value-type="float">
            <text:p>1341</text:p>
          </table:table-cell>
          <table:table-cell table:style-name="ce13" table:formula="of:=MIN(IF([$Лист2.R20]=&quot;+&quot;;10000;[.R19]);IF([$Лист2.R20]=&quot;-&quot;;10000;[.Q20]))+[$Лист1.R20]" office:value-type="float" office:value="1433" calcext:value-type="float">
            <text:p>1433</text:p>
          </table:table-cell>
          <table:table-cell table:style-name="ce13" table:formula="of:=MIN(IF([$Лист2.S20]=&quot;+&quot;;10000;[.S19]);IF([$Лист2.S20]=&quot;-&quot;;10000;[.R20]))+[$Лист1.S20]" office:value-type="float" office:value="1508" calcext:value-type="float">
            <text:p>1508</text:p>
          </table:table-cell>
          <table:table-cell table:style-name="ce17" table:formula="of:=MIN(IF([$Лист2.T20]=&quot;+&quot;;10000;[.T19]);IF([$Лист2.T20]=&quot;-&quot;;10000;[.S20]))+[$Лист1.T20]" office:value-type="float" office:value="1548" calcext:value-type="float">
            <text:p>1548</text:p>
          </table:table-cell>
          <table:table-cell table:style-name="ce12" table:number-columns-repeated="16364"/>
        </table:table-row>
        <table:table-row table:style-name="ro3" table:number-rows-repeated="1048555">
          <table:table-cell table:number-columns-repeated="20"/>
          <table:table-cell table:style-name="ce12" table:number-columns-repeated="16364"/>
        </table:table-row>
        <table:table-row table:style-name="ro3">
          <table:table-cell table:number-columns-repeated="20"/>
          <table:table-cell table:style-name="ce12" table:number-columns-repeated="16364"/>
        </table:table-row>
      </table:table>
      <table:table table:name="Лист4" table:style-name="ta3">
        <table:table-column table:style-name="co2" table:default-cell-style-name="ce6"/>
        <table:table-column table:style-name="co2" table:number-columns-repeated="8" table:default-cell-style-name="ce12"/>
        <table:table-column table:style-name="co2" table:default-cell-style-name="ce11"/>
        <table:table-column table:style-name="co2" table:number-columns-repeated="2" table:default-cell-style-name="ce12"/>
        <table:table-column table:style-name="co2" table:number-columns-repeated="2" table:default-cell-style-name="ce18"/>
        <table:table-column table:style-name="co2" table:number-columns-repeated="3" table:default-cell-style-name="ce12"/>
        <table:table-column table:style-name="co2" table:default-cell-style-name="ce11"/>
        <table:table-column table:style-name="co2" table:default-cell-style-name="ce12"/>
        <table:table-column table:style-name="co2" table:default-cell-style-name="ce11"/>
        <table:table-column table:style-name="co2" table:number-columns-repeated="16364"/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3" table:formula="of:=[.A1]+[$Лист1.B1]" office:value-type="float" office:value="148" calcext:value-type="float">
            <text:p>148</text:p>
          </table:table-cell>
          <table:table-cell table:style-name="ce3" table:formula="of:=[.B1]+[$Лист1.C1]" office:value-type="float" office:value="207" calcext:value-type="float">
            <text:p>207</text:p>
          </table:table-cell>
          <table:table-cell table:style-name="ce3" table:formula="of:=[.C1]+[$Лист1.D1]" office:value-type="float" office:value="277" calcext:value-type="float">
            <text:p>277</text:p>
          </table:table-cell>
          <table:table-cell table:style-name="ce3" table:formula="of:=[.D1]+[$Лист1.E1]" office:value-type="float" office:value="297" calcext:value-type="float">
            <text:p>297</text:p>
          </table:table-cell>
          <table:table-cell table:style-name="ce3" table:formula="of:=[.E1]+[$Лист1.F1]" office:value-type="float" office:value="335" calcext:value-type="float">
            <text:p>335</text:p>
          </table:table-cell>
          <table:table-cell table:style-name="ce3" table:formula="of:=[.F1]+[$Лист1.G1]" office:value-type="float" office:value="373" calcext:value-type="float">
            <text:p>373</text:p>
          </table:table-cell>
          <table:table-cell table:style-name="ce3" table:formula="of:=[.G1]+[$Лист1.H1]" office:value-type="float" office:value="383" calcext:value-type="float">
            <text:p>383</text:p>
          </table:table-cell>
          <table:table-cell table:style-name="ce3" table:formula="of:=[.H1]+[$Лист1.I1]" office:value-type="float" office:value="415" calcext:value-type="float">
            <text:p>415</text:p>
          </table:table-cell>
          <table:table-cell table:style-name="ce3" table:formula="of:=[.I1]+[$Лист1.J1]" office:value-type="float" office:value="514" calcext:value-type="float">
            <text:p>514</text:p>
          </table:table-cell>
          <table:table-cell table:style-name="ce3" table:formula="of:=[.J1]+[$Лист1.K1]" office:value-type="float" office:value="526" calcext:value-type="float">
            <text:p>526</text:p>
          </table:table-cell>
          <table:table-cell table:style-name="ce4" table:formula="of:=[.K1]+[$Лист1.L1]" office:value-type="float" office:value="542" calcext:value-type="float">
            <text:p>542</text:p>
          </table:table-cell>
          <table:table-cell table:style-name="ce4" table:formula="of:=[.L1]+[$Лист1.M1]" office:value-type="float" office:value="609" calcext:value-type="float">
            <text:p>609</text:p>
          </table:table-cell>
          <table:table-cell table:style-name="ce4" table:formula="of:=[.M1]+[$Лист1.N1]" office:value-type="float" office:value="688" calcext:value-type="float">
            <text:p>688</text:p>
          </table:table-cell>
          <table:table-cell table:style-name="ce3" table:formula="of:=[.N1]+[$Лист1.O1]" office:value-type="float" office:value="772" calcext:value-type="float">
            <text:p>772</text:p>
          </table:table-cell>
          <table:table-cell table:style-name="ce3" table:formula="of:=[.O1]+[$Лист1.P1]" office:value-type="float" office:value="775" calcext:value-type="float">
            <text:p>775</text:p>
          </table:table-cell>
          <table:table-cell table:style-name="ce3" table:formula="of:=[.P1]+[$Лист1.Q1]" office:value-type="float" office:value="785" calcext:value-type="float">
            <text:p>785</text:p>
          </table:table-cell>
          <table:table-cell table:style-name="ce3" table:formula="of:=[.Q1]+[$Лист1.R1]" office:value-type="float" office:value="871" calcext:value-type="float">
            <text:p>871</text:p>
          </table:table-cell>
          <table:table-cell table:style-name="ce3" table:formula="of:=[.R1]+[$Лист1.S1]" office:value-type="float" office:value="914" calcext:value-type="float">
            <text:p>914</text:p>
          </table:table-cell>
          <table:table-cell table:style-name="ce5" table:formula="of:=[.S1]+[$Лист1.T1]" office:value-type="float" office:value="941" calcext:value-type="float">
            <text:p>941</text:p>
          </table:table-cell>
          <table:table-cell table:style-name="Default" table:number-columns-repeated="16364"/>
        </table:table-row>
        <table:table-row table:style-name="ro2">
          <table:table-cell table:formula="of:=[.A1]+[$Лист1.A2]" office:value-type="float" office:value="194" calcext:value-type="float">
            <text:p>194</text:p>
          </table:table-cell>
          <table:table-cell table:formula="of:=MAX(IF([$Лист2.B2]=&quot;+&quot;;0;[.B1]);IF([$Лист2.B2]=&quot;-&quot;;0;[.A2]))+[$Лист1.B2]" office:value-type="float" office:value="251" calcext:value-type="float">
            <text:p>251</text:p>
          </table:table-cell>
          <table:table-cell table:formula="of:=MAX(IF([$Лист2.C2]=&quot;+&quot;;0;[.C1]);IF([$Лист2.C2]=&quot;-&quot;;0;[.B2]))+[$Лист1.C2]" office:value-type="float" office:value="306" calcext:value-type="float">
            <text:p>306</text:p>
          </table:table-cell>
          <table:table-cell table:formula="of:=MAX(IF([$Лист2.D2]=&quot;+&quot;;0;[.D1]);IF([$Лист2.D2]=&quot;-&quot;;0;[.C2]))+[$Лист1.D2]" office:value-type="float" office:value="389" calcext:value-type="float">
            <text:p>389</text:p>
          </table:table-cell>
          <table:table-cell table:formula="of:=MAX(IF([$Лист2.E2]=&quot;+&quot;;0;[.E1]);IF([$Лист2.E2]=&quot;-&quot;;0;[.D2]))+[$Лист1.E2]" office:value-type="float" office:value="473" calcext:value-type="float">
            <text:p>473</text:p>
          </table:table-cell>
          <table:table-cell table:formula="of:=MAX(IF([$Лист2.F2]=&quot;+&quot;;0;[.F1]);IF([$Лист2.F2]=&quot;-&quot;;0;[.E2]))+[$Лист1.F2]" office:value-type="float" office:value="573" calcext:value-type="float">
            <text:p>573</text:p>
          </table:table-cell>
          <table:table-cell table:formula="of:=MAX(IF([$Лист2.G2]=&quot;+&quot;;0;[.G1]);IF([$Лист2.G2]=&quot;-&quot;;0;[.F2]))+[$Лист1.G2]" office:value-type="float" office:value="583" calcext:value-type="float">
            <text:p>583</text:p>
          </table:table-cell>
          <table:table-cell table:formula="of:=MAX(IF([$Лист2.H2]=&quot;+&quot;;0;[.H1]);IF([$Лист2.H2]=&quot;-&quot;;0;[.G2]))+[$Лист1.H2]" office:value-type="float" office:value="624" calcext:value-type="float">
            <text:p>624</text:p>
          </table:table-cell>
          <table:table-cell table:formula="of:=MAX(IF([$Лист2.I2]=&quot;+&quot;;0;[.I1]);IF([$Лист2.I2]=&quot;-&quot;;0;[.H2]))+[$Лист1.I2]" office:value-type="float" office:value="661" calcext:value-type="float">
            <text:p>661</text:p>
          </table:table-cell>
          <table:table-cell table:style-name="ce12" table:formula="of:=MAX(IF([$Лист2.J2]=&quot;+&quot;;0;[.J1]);IF([$Лист2.J2]=&quot;-&quot;;0;[.I2]))+[$Лист1.J2]" office:value-type="float" office:value="758" calcext:value-type="float">
            <text:p>758</text:p>
          </table:table-cell>
          <table:table-cell table:style-name="ce11" table:formula="of:=MAX(IF([$Лист2.K2]=&quot;+&quot;;0;[.K1]);IF([$Лист2.K2]=&quot;-&quot;;0;[.J2]))+[$Лист1.K2]" office:value-type="float" office:value="852" calcext:value-type="float">
            <text:p>852</text:p>
          </table:table-cell>
          <table:table-cell table:style-name="ce18" table:formula="of:=MAX(IF([$Лист2.L2]=&quot;+&quot;;0;[.L1]);IF([$Лист2.L2]=&quot;-&quot;;0;[.K2]))+[$Лист1.L2]" office:value-type="float" office:value="917" calcext:value-type="float">
            <text:p>917</text:p>
          </table:table-cell>
          <table:table-cell table:formula="of:=MAX(IF([$Лист2.M2]=&quot;+&quot;;0;[.M1]);IF([$Лист2.M2]=&quot;-&quot;;0;[.L2]))+[$Лист1.M2]" office:value-type="float" office:value="1000" calcext:value-type="float">
            <text:p>1000</text:p>
          </table:table-cell>
          <table:table-cell table:formula="of:=MAX(IF([$Лист2.N2]=&quot;+&quot;;0;[.N1]);IF([$Лист2.N2]=&quot;-&quot;;0;[.M2]))+[$Лист1.N2]" office:value-type="float" office:value="1099" calcext:value-type="float">
            <text:p>1099</text:p>
          </table:table-cell>
          <table:table-cell table:formula="of:=MAX(IF([$Лист2.O2]=&quot;+&quot;;0;[.O1]);IF([$Лист2.O2]=&quot;-&quot;;0;[.N2]))+[$Лист1.O2]" office:value-type="float" office:value="866" calcext:value-type="float">
            <text:p>866</text:p>
          </table:table-cell>
          <table:table-cell table:formula="of:=MAX(IF([$Лист2.P2]=&quot;+&quot;;0;[.P1]);IF([$Лист2.P2]=&quot;-&quot;;0;[.O2]))+[$Лист1.P2]" office:value-type="float" office:value="963" calcext:value-type="float">
            <text:p>963</text:p>
          </table:table-cell>
          <table:table-cell table:formula="of:=MAX(IF([$Лист2.Q2]=&quot;+&quot;;0;[.Q1]);IF([$Лист2.Q2]=&quot;-&quot;;0;[.P2]))+[$Лист1.Q2]" office:value-type="float" office:value="982" calcext:value-type="float">
            <text:p>982</text:p>
          </table:table-cell>
          <table:table-cell table:style-name="ce12" table:formula="of:=MAX(IF([$Лист2.R2]=&quot;+&quot;;0;[.R1]);IF([$Лист2.R2]=&quot;-&quot;;0;[.Q2]))+[$Лист1.R2]" office:value-type="float" office:value="1049" calcext:value-type="float">
            <text:p>1049</text:p>
          </table:table-cell>
          <table:table-cell table:formula="of:=MAX(IF([$Лист2.S2]=&quot;+&quot;;0;[.S1]);IF([$Лист2.S2]=&quot;-&quot;;0;[.R2]))+[$Лист1.S2]" office:value-type="float" office:value="1095" calcext:value-type="float">
            <text:p>1095</text:p>
          </table:table-cell>
          <table:table-cell table:formula="of:=MAX(IF([$Лист2.T2]=&quot;+&quot;;0;[.T1]);IF([$Лист2.T2]=&quot;-&quot;;0;[.S2]))+[$Лист1.T2]" office:value-type="float" office:value="1098" calcext:value-type="float">
            <text:p>1098</text:p>
          </table:table-cell>
          <table:table-cell table:style-name="Default" table:number-columns-repeated="16364"/>
        </table:table-row>
        <table:table-row table:style-name="ro2">
          <table:table-cell table:formula="of:=[.A2]+[$Лист1.A3]" office:value-type="float" office:value="212" calcext:value-type="float">
            <text:p>212</text:p>
          </table:table-cell>
          <table:table-cell table:formula="of:=MAX(IF([$Лист2.B3]=&quot;+&quot;;0;[.B2]);IF([$Лист2.B3]=&quot;-&quot;;0;[.A3]))+[$Лист1.B3]" office:value-type="float" office:value="289" calcext:value-type="float">
            <text:p>289</text:p>
          </table:table-cell>
          <table:table-cell table:formula="of:=MAX(IF([$Лист2.C3]=&quot;+&quot;;0;[.C2]);IF([$Лист2.C3]=&quot;-&quot;;0;[.B3]))+[$Лист1.C3]" office:value-type="float" office:value="366" calcext:value-type="float">
            <text:p>366</text:p>
          </table:table-cell>
          <table:table-cell table:formula="of:=MAX(IF([$Лист2.D3]=&quot;+&quot;;0;[.D2]);IF([$Лист2.D3]=&quot;-&quot;;0;[.C3]))+[$Лист1.D3]" office:value-type="float" office:value="395" calcext:value-type="float">
            <text:p>395</text:p>
          </table:table-cell>
          <table:table-cell table:formula="of:=MAX(IF([$Лист2.E3]=&quot;+&quot;;0;[.E2]);IF([$Лист2.E3]=&quot;-&quot;;0;[.D3]))+[$Лист1.E3]" office:value-type="float" office:value="503" calcext:value-type="float">
            <text:p>503</text:p>
          </table:table-cell>
          <table:table-cell table:formula="of:=MAX(IF([$Лист2.F3]=&quot;+&quot;;0;[.F2]);IF([$Лист2.F3]=&quot;-&quot;;0;[.E3]))+[$Лист1.F3]" office:value-type="float" office:value="590" calcext:value-type="float">
            <text:p>590</text:p>
          </table:table-cell>
          <table:table-cell table:style-name="ce13" table:formula="of:=MAX(IF([$Лист2.G3]=&quot;+&quot;;0;[.G2]);IF([$Лист2.G3]=&quot;-&quot;;0;[.F3]))+[$Лист1.G3]" office:value-type="float" office:value="637" calcext:value-type="float">
            <text:p>637</text:p>
          </table:table-cell>
          <table:table-cell table:style-name="ce13" table:formula="of:=MAX(IF([$Лист2.H3]=&quot;+&quot;;0;[.H2]);IF([$Лист2.H3]=&quot;-&quot;;0;[.G3]))+[$Лист1.H3]" office:value-type="float" office:value="714" calcext:value-type="float">
            <text:p>714</text:p>
          </table:table-cell>
          <table:table-cell table:style-name="ce13" table:formula="of:=MAX(IF([$Лист2.I3]=&quot;+&quot;;0;[.I2]);IF([$Лист2.I3]=&quot;-&quot;;0;[.H3]))+[$Лист1.I3]" office:value-type="float" office:value="729" calcext:value-type="float">
            <text:p>729</text:p>
          </table:table-cell>
          <table:table-cell table:style-name="ce13" table:formula="of:=MAX(IF([$Лист2.J3]=&quot;+&quot;;0;[.J2]);IF([$Лист2.J3]=&quot;-&quot;;0;[.I3]))+[$Лист1.J3]" office:value-type="float" office:value="810" calcext:value-type="float">
            <text:p>810</text:p>
          </table:table-cell>
          <table:table-cell table:style-name="ce11" table:formula="of:=MAX(IF([$Лист2.K3]=&quot;+&quot;;0;[.K2]);IF([$Лист2.K3]=&quot;-&quot;;0;[.J3]))+[$Лист1.K3]" office:value-type="float" office:value="853" calcext:value-type="float">
            <text:p>853</text:p>
          </table:table-cell>
          <table:table-cell table:style-name="ce18" table:formula="of:=MAX(IF([$Лист2.L3]=&quot;+&quot;;0;[.L2]);IF([$Лист2.L3]=&quot;-&quot;;0;[.K3]))+[$Лист1.L3]" office:value-type="float" office:value="965" calcext:value-type="float">
            <text:p>965</text:p>
          </table:table-cell>
          <table:table-cell table:formula="of:=MAX(IF([$Лист2.M3]=&quot;+&quot;;0;[.M2]);IF([$Лист2.M3]=&quot;-&quot;;0;[.L3]))+[$Лист1.M3]" office:value-type="float" office:value="1017" calcext:value-type="float">
            <text:p>1017</text:p>
          </table:table-cell>
          <table:table-cell table:formula="of:=MAX(IF([$Лист2.N3]=&quot;+&quot;;0;[.N2]);IF([$Лист2.N3]=&quot;-&quot;;0;[.M3]))+[$Лист1.N3]" office:value-type="float" office:value="1160" calcext:value-type="float">
            <text:p>1160</text:p>
          </table:table-cell>
          <table:table-cell table:formula="of:=MAX(IF([$Лист2.O3]=&quot;+&quot;;0;[.O2]);IF([$Лист2.O3]=&quot;-&quot;;0;[.N3]))+[$Лист1.O3]" office:value-type="float" office:value="966" calcext:value-type="float">
            <text:p>966</text:p>
          </table:table-cell>
          <table:table-cell table:formula="of:=MAX(IF([$Лист2.P3]=&quot;+&quot;;0;[.P2]);IF([$Лист2.P3]=&quot;-&quot;;0;[.O3]))+[$Лист1.P3]" office:value-type="float" office:value="999" calcext:value-type="float">
            <text:p>999</text:p>
          </table:table-cell>
          <table:table-cell table:formula="of:=MAX(IF([$Лист2.Q3]=&quot;+&quot;;0;[.Q2]);IF([$Лист2.Q3]=&quot;-&quot;;0;[.P3]))+[$Лист1.Q3]" office:value-type="float" office:value="1041" calcext:value-type="float">
            <text:p>1041</text:p>
          </table:table-cell>
          <table:table-cell table:formula="of:=MAX(IF([$Лист2.R3]=&quot;+&quot;;0;[.R2]);IF([$Лист2.R3]=&quot;-&quot;;0;[.Q3]))+[$Лист1.R3]" office:value-type="float" office:value="1070" calcext:value-type="float">
            <text:p>1070</text:p>
          </table:table-cell>
          <table:table-cell table:formula="of:=MAX(IF([$Лист2.S3]=&quot;+&quot;;0;[.S2]);IF([$Лист2.S3]=&quot;-&quot;;0;[.R3]))+[$Лист1.S3]" office:value-type="float" office:value="1179" calcext:value-type="float">
            <text:p>1179</text:p>
          </table:table-cell>
          <table:table-cell table:formula="of:=MAX(IF([$Лист2.T3]=&quot;+&quot;;0;[.T2]);IF([$Лист2.T3]=&quot;-&quot;;0;[.S3]))+[$Лист1.T3]" office:value-type="float" office:value="1265" calcext:value-type="float">
            <text:p>1265</text:p>
          </table:table-cell>
          <table:table-cell table:style-name="Default" table:number-columns-repeated="16364"/>
        </table:table-row>
        <table:table-row table:style-name="ro2">
          <table:table-cell table:formula="of:=[.A3]+[$Лист1.A4]" office:value-type="float" office:value="234" calcext:value-type="float">
            <text:p>234</text:p>
          </table:table-cell>
          <table:table-cell table:formula="of:=MAX(IF([$Лист2.B4]=&quot;+&quot;;0;[.B3]);IF([$Лист2.B4]=&quot;-&quot;;0;[.A4]))+[$Лист1.B4]" office:value-type="float" office:value="385" calcext:value-type="float">
            <text:p>385</text:p>
          </table:table-cell>
          <table:table-cell table:formula="of:=MAX(IF([$Лист2.C4]=&quot;+&quot;;0;[.C3]);IF([$Лист2.C4]=&quot;-&quot;;0;[.B4]))+[$Лист1.C4]" office:value-type="float" office:value="462" calcext:value-type="float">
            <text:p>462</text:p>
          </table:table-cell>
          <table:table-cell table:formula="of:=MAX(IF([$Лист2.D4]=&quot;+&quot;;0;[.D3]);IF([$Лист2.D4]=&quot;-&quot;;0;[.C4]))+[$Лист1.D4]" office:value-type="float" office:value="470" calcext:value-type="float">
            <text:p>470</text:p>
          </table:table-cell>
          <table:table-cell table:formula="of:=MAX(IF([$Лист2.E4]=&quot;+&quot;;0;[.E3]);IF([$Лист2.E4]=&quot;-&quot;;0;[.D4]))+[$Лист1.E4]" office:value-type="float" office:value="509" calcext:value-type="float">
            <text:p>509</text:p>
          </table:table-cell>
          <table:table-cell table:formula="of:=MAX(IF([$Лист2.F4]=&quot;+&quot;;0;[.F3]);IF([$Лист2.F4]=&quot;-&quot;;0;[.E4]))+[$Лист1.F4]" office:value-type="float" office:value="642" calcext:value-type="float">
            <text:p>642</text:p>
          </table:table-cell>
          <table:table-cell table:formula="of:=MAX(IF([$Лист2.G4]=&quot;+&quot;;0;[.G3]);IF([$Лист2.G4]=&quot;-&quot;;0;[.F4]))+[$Лист1.G4]" office:value-type="float" office:value="651" calcext:value-type="float">
            <text:p>651</text:p>
          </table:table-cell>
          <table:table-cell table:formula="of:=MAX(IF([$Лист2.H4]=&quot;+&quot;;0;[.H3]);IF([$Лист2.H4]=&quot;-&quot;;0;[.G4]))+[$Лист1.H4]" office:value-type="float" office:value="702" calcext:value-type="float">
            <text:p>702</text:p>
          </table:table-cell>
          <table:table-cell table:formula="of:=MAX(IF([$Лист2.I4]=&quot;+&quot;;0;[.I3]);IF([$Лист2.I4]=&quot;-&quot;;0;[.H4]))+[$Лист1.I4]" office:value-type="float" office:value="754" calcext:value-type="float">
            <text:p>754</text:p>
          </table:table-cell>
          <table:table-cell table:style-name="ce5" table:formula="of:=MAX(IF([$Лист2.J4]=&quot;+&quot;;0;[.J3]);IF([$Лист2.J4]=&quot;-&quot;;0;[.I4]))+[$Лист1.J4]" office:value-type="float" office:value="770" calcext:value-type="float">
            <text:p>770</text:p>
          </table:table-cell>
          <table:table-cell table:style-name="ce11" table:formula="of:=MAX(IF([$Лист2.K4]=&quot;+&quot;;0;[.K3]);IF([$Лист2.K4]=&quot;-&quot;;0;[.J4]))+[$Лист1.K4]" office:value-type="float" office:value="861" calcext:value-type="float">
            <text:p>861</text:p>
          </table:table-cell>
          <table:table-cell table:style-name="ce18" table:formula="of:=MAX(IF([$Лист2.L4]=&quot;+&quot;;0;[.L3]);IF([$Лист2.L4]=&quot;-&quot;;0;[.K4]))+[$Лист1.L4]" office:value-type="float" office:value="1052" calcext:value-type="float">
            <text:p>1052</text:p>
          </table:table-cell>
          <table:table-cell table:formula="of:=MAX(IF([$Лист2.M4]=&quot;+&quot;;0;[.M3]);IF([$Лист2.M4]=&quot;-&quot;;0;[.L4]))+[$Лист1.M4]" office:value-type="float" office:value="1064" calcext:value-type="float">
            <text:p>1064</text:p>
          </table:table-cell>
          <table:table-cell table:formula="of:=MAX(IF([$Лист2.N4]=&quot;+&quot;;0;[.N3]);IF([$Лист2.N4]=&quot;-&quot;;0;[.M4]))+[$Лист1.N4]" office:value-type="float" office:value="1194" calcext:value-type="float">
            <text:p>1194</text:p>
          </table:table-cell>
          <table:table-cell table:formula="of:=MAX(IF([$Лист2.O4]=&quot;+&quot;;0;[.O3]);IF([$Лист2.O4]=&quot;-&quot;;0;[.N4]))+[$Лист1.O4]" office:value-type="float" office:value="978" calcext:value-type="float">
            <text:p>978</text:p>
          </table:table-cell>
          <table:table-cell table:formula="of:=MAX(IF([$Лист2.P4]=&quot;+&quot;;0;[.P3]);IF([$Лист2.P4]=&quot;-&quot;;0;[.O4]))+[$Лист1.P4]" office:value-type="float" office:value="1018" calcext:value-type="float">
            <text:p>1018</text:p>
          </table:table-cell>
          <table:table-cell table:formula="of:=MAX(IF([$Лист2.Q4]=&quot;+&quot;;0;[.Q3]);IF([$Лист2.Q4]=&quot;-&quot;;0;[.P4]))+[$Лист1.Q4]" office:value-type="float" office:value="1110" calcext:value-type="float">
            <text:p>1110</text:p>
          </table:table-cell>
          <table:table-cell table:formula="of:=MAX(IF([$Лист2.R4]=&quot;+&quot;;0;[.R3]);IF([$Лист2.R4]=&quot;-&quot;;0;[.Q4]))+[$Лист1.R4]" office:value-type="float" office:value="1194" calcext:value-type="float">
            <text:p>1194</text:p>
          </table:table-cell>
          <table:table-cell table:formula="of:=MAX(IF([$Лист2.S4]=&quot;+&quot;;0;[.S3]);IF([$Лист2.S4]=&quot;-&quot;;0;[.R4]))+[$Лист1.S4]" office:value-type="float" office:value="1250" calcext:value-type="float">
            <text:p>1250</text:p>
          </table:table-cell>
          <table:table-cell table:formula="of:=MAX(IF([$Лист2.T4]=&quot;+&quot;;0;[.T3]);IF([$Лист2.T4]=&quot;-&quot;;0;[.S4]))+[$Лист1.T4]" office:value-type="float" office:value="1317" calcext:value-type="float">
            <text:p>1317</text:p>
          </table:table-cell>
          <table:table-cell table:style-name="Default" table:number-columns-repeated="16364"/>
        </table:table-row>
        <table:table-row table:style-name="ro2">
          <table:table-cell table:formula="of:=[.A4]+[$Лист1.A5]" office:value-type="float" office:value="316" calcext:value-type="float">
            <text:p>316</text:p>
          </table:table-cell>
          <table:table-cell table:formula="of:=MAX(IF([$Лист2.B5]=&quot;+&quot;;0;[.B4]);IF([$Лист2.B5]=&quot;-&quot;;0;[.A5]))+[$Лист1.B5]" office:value-type="float" office:value="479" calcext:value-type="float">
            <text:p>479</text:p>
          </table:table-cell>
          <table:table-cell table:formula="of:=MAX(IF([$Лист2.C5]=&quot;+&quot;;0;[.C4]);IF([$Лист2.C5]=&quot;-&quot;;0;[.B5]))+[$Лист1.C5]" office:value-type="float" office:value="509" calcext:value-type="float">
            <text:p>509</text:p>
          </table:table-cell>
          <table:table-cell table:formula="of:=MAX(IF([$Лист2.D5]=&quot;+&quot;;0;[.D4]);IF([$Лист2.D5]=&quot;-&quot;;0;[.C5]))+[$Лист1.D5]" office:value-type="float" office:value="588" calcext:value-type="float">
            <text:p>588</text:p>
          </table:table-cell>
          <table:table-cell table:formula="of:=MAX(IF([$Лист2.E5]=&quot;+&quot;;0;[.E4]);IF([$Лист2.E5]=&quot;-&quot;;0;[.D5]))+[$Лист1.E5]" office:value-type="float" office:value="620" calcext:value-type="float">
            <text:p>620</text:p>
          </table:table-cell>
          <table:table-cell table:formula="of:=MAX(IF([$Лист2.F5]=&quot;+&quot;;0;[.F4]);IF([$Лист2.F5]=&quot;-&quot;;0;[.E5]))+[$Лист1.F5]" office:value-type="float" office:value="723" calcext:value-type="float">
            <text:p>723</text:p>
          </table:table-cell>
          <table:table-cell table:formula="of:=MAX(IF([$Лист2.G5]=&quot;+&quot;;0;[.G4]);IF([$Лист2.G5]=&quot;-&quot;;0;[.F5]))+[$Лист1.G5]" office:value-type="float" office:value="818" calcext:value-type="float">
            <text:p>818</text:p>
          </table:table-cell>
          <table:table-cell table:formula="of:=MAX(IF([$Лист2.H5]=&quot;+&quot;;0;[.H4]);IF([$Лист2.H5]=&quot;-&quot;;0;[.G5]))+[$Лист1.H5]" office:value-type="float" office:value="826" calcext:value-type="float">
            <text:p>826</text:p>
          </table:table-cell>
          <table:table-cell table:formula="of:=MAX(IF([$Лист2.I5]=&quot;+&quot;;0;[.I4]);IF([$Лист2.I5]=&quot;-&quot;;0;[.H5]))+[$Лист1.I5]" office:value-type="float" office:value="872" calcext:value-type="float">
            <text:p>872</text:p>
          </table:table-cell>
          <table:table-cell table:formula="of:=MAX(IF([$Лист2.J5]=&quot;+&quot;;0;[.J4]);IF([$Лист2.J5]=&quot;-&quot;;0;[.I5]))+[$Лист1.J5]" office:value-type="float" office:value="902" calcext:value-type="float">
            <text:p>902</text:p>
          </table:table-cell>
          <table:table-cell table:style-name="ce11" table:formula="of:=MAX(IF([$Лист2.K5]=&quot;+&quot;;0;[.K4]);IF([$Лист2.K5]=&quot;-&quot;;0;[.J5]))+[$Лист1.K5]" office:value-type="float" office:value="877" calcext:value-type="float">
            <text:p>877</text:p>
          </table:table-cell>
          <table:table-cell table:style-name="ce21" table:formula="of:=MAX(IF([$Лист2.L5]=&quot;+&quot;;0;[.L4]);IF([$Лист2.L5]=&quot;-&quot;;0;[.K5]))+[$Лист1.L5]" office:value-type="float" office:value="1073" calcext:value-type="float">
            <text:p>1073</text:p>
          </table:table-cell>
          <table:table-cell table:formula="of:=MAX(IF([$Лист2.M5]=&quot;+&quot;;0;[.M4]);IF([$Лист2.M5]=&quot;-&quot;;0;[.L5]))+[$Лист1.M5]" office:value-type="float" office:value="1098" calcext:value-type="float">
            <text:p>1098</text:p>
          </table:table-cell>
          <table:table-cell table:formula="of:=MAX(IF([$Лист2.N5]=&quot;+&quot;;0;[.N4]);IF([$Лист2.N5]=&quot;-&quot;;0;[.M5]))+[$Лист1.N5]" office:value-type="float" office:value="1220" calcext:value-type="float">
            <text:p>1220</text:p>
          </table:table-cell>
          <table:table-cell table:style-name="ce13" table:formula="of:=MAX(IF([$Лист2.O5]=&quot;+&quot;;0;[.O4]);IF([$Лист2.O5]=&quot;-&quot;;0;[.N5]))+[$Лист1.O5]" office:value-type="float" office:value="1070" calcext:value-type="float">
            <text:p>1070</text:p>
          </table:table-cell>
          <table:table-cell table:style-name="ce13" table:formula="of:=MAX(IF([$Лист2.P5]=&quot;+&quot;;0;[.P4]);IF([$Лист2.P5]=&quot;-&quot;;0;[.O5]))+[$Лист1.P5]" office:value-type="float" office:value="1135" calcext:value-type="float">
            <text:p>1135</text:p>
          </table:table-cell>
          <table:table-cell table:style-name="ce13" table:formula="of:=MAX(IF([$Лист2.Q5]=&quot;+&quot;;0;[.Q4]);IF([$Лист2.Q5]=&quot;-&quot;;0;[.P5]))+[$Лист1.Q5]" office:value-type="float" office:value="1229" calcext:value-type="float">
            <text:p>1229</text:p>
          </table:table-cell>
          <table:table-cell table:style-name="ce17" table:formula="of:=MAX(IF([$Лист2.R5]=&quot;+&quot;;0;[.R4]);IF([$Лист2.R5]=&quot;-&quot;;0;[.Q5]))+[$Лист1.R5]" office:value-type="float" office:value="1278" calcext:value-type="float">
            <text:p>1278</text:p>
          </table:table-cell>
          <table:table-cell table:formula="of:=MAX(IF([$Лист2.S5]=&quot;+&quot;;0;[.S4]);IF([$Лист2.S5]=&quot;-&quot;;0;[.R5]))+[$Лист1.S5]" office:value-type="float" office:value="1321" calcext:value-type="float">
            <text:p>1321</text:p>
          </table:table-cell>
          <table:table-cell table:formula="of:=MAX(IF([$Лист2.T5]=&quot;+&quot;;0;[.T4]);IF([$Лист2.T5]=&quot;-&quot;;0;[.S5]))+[$Лист1.T5]" office:value-type="float" office:value="1368" calcext:value-type="float">
            <text:p>1368</text:p>
          </table:table-cell>
          <table:table-cell table:style-name="Default" table:number-columns-repeated="16364"/>
        </table:table-row>
        <table:table-row table:style-name="ro2">
          <table:table-cell table:formula="of:=[.A5]+[$Лист1.A6]" office:value-type="float" office:value="325" calcext:value-type="float">
            <text:p>325</text:p>
          </table:table-cell>
          <table:table-cell table:formula="of:=MAX(IF([$Лист2.B6]=&quot;+&quot;;0;[.B5]);IF([$Лист2.B6]=&quot;-&quot;;0;[.A6]))+[$Лист1.B6]" office:value-type="float" office:value="553" calcext:value-type="float">
            <text:p>553</text:p>
          </table:table-cell>
          <table:table-cell table:formula="of:=MAX(IF([$Лист2.C6]=&quot;+&quot;;0;[.C5]);IF([$Лист2.C6]=&quot;-&quot;;0;[.B6]))+[$Лист1.C6]" office:value-type="float" office:value="641" calcext:value-type="float">
            <text:p>641</text:p>
          </table:table-cell>
          <table:table-cell table:formula="of:=MAX(IF([$Лист2.D6]=&quot;+&quot;;0;[.D5]);IF([$Лист2.D6]=&quot;-&quot;;0;[.C6]))+[$Лист1.D6]" office:value-type="float" office:value="653" calcext:value-type="float">
            <text:p>653</text:p>
          </table:table-cell>
          <table:table-cell table:formula="of:=MAX(IF([$Лист2.E6]=&quot;+&quot;;0;[.E5]);IF([$Лист2.E6]=&quot;-&quot;;0;[.D6]))+[$Лист1.E6]" office:value-type="float" office:value="668" calcext:value-type="float">
            <text:p>668</text:p>
          </table:table-cell>
          <table:table-cell table:formula="of:=MAX(IF([$Лист2.F6]=&quot;+&quot;;0;[.F5]);IF([$Лист2.F6]=&quot;-&quot;;0;[.E6]))+[$Лист1.F6]" office:value-type="float" office:value="748" calcext:value-type="float">
            <text:p>748</text:p>
          </table:table-cell>
          <table:table-cell table:style-name="ce13" table:formula="of:=MAX(IF([$Лист2.G6]=&quot;+&quot;;0;[.G5]);IF([$Лист2.G6]=&quot;-&quot;;0;[.F6]))+[$Лист1.G6]" office:value-type="float" office:value="864" calcext:value-type="float">
            <text:p>864</text:p>
          </table:table-cell>
          <table:table-cell table:style-name="ce13" table:formula="of:=MAX(IF([$Лист2.H6]=&quot;+&quot;;0;[.H5]);IF([$Лист2.H6]=&quot;-&quot;;0;[.G6]))+[$Лист1.H6]" office:value-type="float" office:value="896" calcext:value-type="float">
            <text:p>896</text:p>
          </table:table-cell>
          <table:table-cell table:formula="of:=MAX(IF([$Лист2.I6]=&quot;+&quot;;0;[.I5]);IF([$Лист2.I6]=&quot;-&quot;;0;[.H6]))+[$Лист1.I6]" office:value-type="float" office:value="966" calcext:value-type="float">
            <text:p>966</text:p>
          </table:table-cell>
          <table:table-cell table:formula="of:=MAX(IF([$Лист2.J6]=&quot;+&quot;;0;[.J5]);IF([$Лист2.J6]=&quot;-&quot;;0;[.I6]))+[$Лист1.J6]" office:value-type="float" office:value="1013" calcext:value-type="float">
            <text:p>1013</text:p>
          </table:table-cell>
          <table:table-cell table:formula="of:=MAX(IF([$Лист2.K6]=&quot;+&quot;;0;[.K5]);IF([$Лист2.K6]=&quot;-&quot;;0;[.J6]))+[$Лист1.K6]" office:value-type="float" office:value="949" calcext:value-type="float">
            <text:p>949</text:p>
          </table:table-cell>
          <table:table-cell table:style-name="ce11" table:formula="of:=MAX(IF([$Лист2.L6]=&quot;+&quot;;0;[.L5]);IF([$Лист2.L6]=&quot;-&quot;;0;[.K6]))+[$Лист1.L6]" office:value-type="float" office:value="984" calcext:value-type="float">
            <text:p>984</text:p>
          </table:table-cell>
          <table:table-cell table:formula="of:=MAX(IF([$Лист2.M6]=&quot;+&quot;;0;[.M5]);IF([$Лист2.M6]=&quot;-&quot;;0;[.L6]))+[$Лист1.M6]" office:value-type="float" office:value="1148" calcext:value-type="float">
            <text:p>1148</text:p>
          </table:table-cell>
          <table:table-cell table:formula="of:=MAX(IF([$Лист2.N6]=&quot;+&quot;;0;[.N5]);IF([$Лист2.N6]=&quot;-&quot;;0;[.M6]))+[$Лист1.N6]" office:value-type="float" office:value="1267" calcext:value-type="float">
            <text:p>1267</text:p>
          </table:table-cell>
          <table:table-cell table:style-name="ce18" table:formula="of:=MAX(IF([$Лист2.O6]=&quot;+&quot;;0;[.O5]);IF([$Лист2.O6]=&quot;-&quot;;0;[.N6]))+[$Лист1.O6]" office:value-type="float" office:value="1367" calcext:value-type="float">
            <text:p>1367</text:p>
          </table:table-cell>
          <table:table-cell table:style-name="ce18" table:formula="of:=MAX(IF([$Лист2.P6]=&quot;+&quot;;0;[.P5]);IF([$Лист2.P6]=&quot;-&quot;;0;[.O6]))+[$Лист1.P6]" office:value-type="float" office:value="1369" calcext:value-type="float">
            <text:p>1369</text:p>
          </table:table-cell>
          <table:table-cell table:style-name="ce18" table:formula="of:=MAX(IF([$Лист2.Q6]=&quot;+&quot;;0;[.Q5]);IF([$Лист2.Q6]=&quot;-&quot;;0;[.P6]))+[$Лист1.Q6]" office:value-type="float" office:value="1410" calcext:value-type="float">
            <text:p>1410</text:p>
          </table:table-cell>
          <table:table-cell table:style-name="ce18" table:formula="of:=MAX(IF([$Лист2.R6]=&quot;+&quot;;0;[.R5]);IF([$Лист2.R6]=&quot;-&quot;;0;[.Q6]))+[$Лист1.R6]" office:value-type="float" office:value="1449" calcext:value-type="float">
            <text:p>1449</text:p>
          </table:table-cell>
          <table:table-cell table:formula="of:=MAX(IF([$Лист2.S6]=&quot;+&quot;;0;[.S5]);IF([$Лист2.S6]=&quot;-&quot;;0;[.R6]))+[$Лист1.S6]" office:value-type="float" office:value="1379" calcext:value-type="float">
            <text:p>1379</text:p>
          </table:table-cell>
          <table:table-cell table:formula="of:=MAX(IF([$Лист2.T6]=&quot;+&quot;;0;[.T5]);IF([$Лист2.T6]=&quot;-&quot;;0;[.S6]))+[$Лист1.T6]" office:value-type="float" office:value="1434" calcext:value-type="float">
            <text:p>1434</text:p>
          </table:table-cell>
          <table:table-cell table:style-name="Default" table:number-columns-repeated="16364"/>
        </table:table-row>
        <table:table-row table:style-name="ro2">
          <table:table-cell table:formula="of:=[.A6]+[$Лист1.A7]" office:value-type="float" office:value="364" calcext:value-type="float">
            <text:p>364</text:p>
          </table:table-cell>
          <table:table-cell table:formula="of:=MAX(IF([$Лист2.B7]=&quot;+&quot;;0;[.B6]);IF([$Лист2.B7]=&quot;-&quot;;0;[.A7]))+[$Лист1.B7]" office:value-type="float" office:value="629" calcext:value-type="float">
            <text:p>629</text:p>
          </table:table-cell>
          <table:table-cell table:formula="of:=MAX(IF([$Лист2.C7]=&quot;+&quot;;0;[.C6]);IF([$Лист2.C7]=&quot;-&quot;;0;[.B7]))+[$Лист1.C7]" office:value-type="float" office:value="678" calcext:value-type="float">
            <text:p>678</text:p>
          </table:table-cell>
          <table:table-cell table:style-name="ce11" table:formula="of:=MAX(IF([$Лист2.D7]=&quot;+&quot;;0;[.D6]);IF([$Лист2.D7]=&quot;-&quot;;0;[.C7]))+[$Лист1.D7]" office:value-type="float" office:value="707" calcext:value-type="float">
            <text:p>707</text:p>
          </table:table-cell>
          <table:table-cell table:formula="of:=MAX(IF([$Лист2.E7]=&quot;+&quot;;0;[.E6]);IF([$Лист2.E7]=&quot;-&quot;;0;[.D7]))+[$Лист1.E7]" office:value-type="float" office:value="725" calcext:value-type="float">
            <text:p>725</text:p>
          </table:table-cell>
          <table:table-cell table:style-name="ce11" table:formula="of:=MAX(IF([$Лист2.F7]=&quot;+&quot;;0;[.F6]);IF([$Лист2.F7]=&quot;-&quot;;0;[.E7]))+[$Лист1.F7]" office:value-type="float" office:value="808" calcext:value-type="float">
            <text:p>808</text:p>
          </table:table-cell>
          <table:table-cell table:style-name="ce18" table:formula="of:=MAX(IF([$Лист2.G7]=&quot;+&quot;;0;[.G6]);IF([$Лист2.G7]=&quot;-&quot;;0;[.F7]))+[$Лист1.G7]" office:value-type="float" office:value="896" calcext:value-type="float">
            <text:p>896</text:p>
          </table:table-cell>
          <table:table-cell table:style-name="ce18" table:formula="of:=MAX(IF([$Лист2.H7]=&quot;+&quot;;0;[.H6]);IF([$Лист2.H7]=&quot;-&quot;;0;[.G7]))+[$Лист1.H7]" office:value-type="float" office:value="994" calcext:value-type="float">
            <text:p>994</text:p>
          </table:table-cell>
          <table:table-cell table:formula="of:=MAX(IF([$Лист2.I7]=&quot;+&quot;;0;[.I6]);IF([$Лист2.I7]=&quot;-&quot;;0;[.H7]))+[$Лист1.I7]" office:value-type="float" office:value="982" calcext:value-type="float">
            <text:p>982</text:p>
          </table:table-cell>
          <table:table-cell table:formula="of:=MAX(IF([$Лист2.J7]=&quot;+&quot;;0;[.J6]);IF([$Лист2.J7]=&quot;-&quot;;0;[.I7]))+[$Лист1.J7]" office:value-type="float" office:value="1070" calcext:value-type="float">
            <text:p>1070</text:p>
          </table:table-cell>
          <table:table-cell table:formula="of:=MAX(IF([$Лист2.K7]=&quot;+&quot;;0;[.K6]);IF([$Лист2.K7]=&quot;-&quot;;0;[.J7]))+[$Лист1.K7]" office:value-type="float" office:value="983" calcext:value-type="float">
            <text:p>983</text:p>
          </table:table-cell>
          <table:table-cell table:formula="of:=MAX(IF([$Лист2.L7]=&quot;+&quot;;0;[.L6]);IF([$Лист2.L7]=&quot;-&quot;;0;[.K7]))+[$Лист1.L7]" office:value-type="float" office:value="1063" calcext:value-type="float">
            <text:p>1063</text:p>
          </table:table-cell>
          <table:table-cell table:style-name="ce13" table:formula="of:=MAX(IF([$Лист2.M7]=&quot;+&quot;;0;[.M6]);IF([$Лист2.M7]=&quot;-&quot;;0;[.L7]))+[$Лист1.M7]" office:value-type="float" office:value="1087" calcext:value-type="float">
            <text:p>1087</text:p>
          </table:table-cell>
          <table:table-cell table:style-name="ce13" table:formula="of:=MAX(IF([$Лист2.N7]=&quot;+&quot;;0;[.N6]);IF([$Лист2.N7]=&quot;-&quot;;0;[.M7]))+[$Лист1.N7]" office:value-type="float" office:value="1114" calcext:value-type="float">
            <text:p>1114</text:p>
          </table:table-cell>
          <table:table-cell table:style-name="ce13" table:formula="of:=MAX(IF([$Лист2.O7]=&quot;+&quot;;0;[.O6]);IF([$Лист2.O7]=&quot;-&quot;;0;[.N7]))+[$Лист1.O7]" office:value-type="float" office:value="1197" calcext:value-type="float">
            <text:p>1197</text:p>
          </table:table-cell>
          <table:table-cell table:formula="of:=MAX(IF([$Лист2.P7]=&quot;+&quot;;0;[.P6]);IF([$Лист2.P7]=&quot;-&quot;;0;[.O7]))+[$Лист1.P7]" office:value-type="float" office:value="1270" calcext:value-type="float">
            <text:p>1270</text:p>
          </table:table-cell>
          <table:table-cell table:formula="of:=MAX(IF([$Лист2.Q7]=&quot;+&quot;;0;[.Q6]);IF([$Лист2.Q7]=&quot;-&quot;;0;[.P7]))+[$Лист1.Q7]" office:value-type="float" office:value="1295" calcext:value-type="float">
            <text:p>1295</text:p>
          </table:table-cell>
          <table:table-cell table:style-name="ce12" table:formula="of:=MAX(IF([$Лист2.R7]=&quot;+&quot;;0;[.R6]);IF([$Лист2.R7]=&quot;-&quot;;0;[.Q7]))+[$Лист1.R7]" office:value-type="float" office:value="1362" calcext:value-type="float">
            <text:p>1362</text:p>
          </table:table-cell>
          <table:table-cell table:formula="of:=MAX(IF([$Лист2.S7]=&quot;+&quot;;0;[.S6]);IF([$Лист2.S7]=&quot;-&quot;;0;[.R7]))+[$Лист1.S7]" office:value-type="float" office:value="1393" calcext:value-type="float">
            <text:p>1393</text:p>
          </table:table-cell>
          <table:table-cell table:formula="of:=MAX(IF([$Лист2.T7]=&quot;+&quot;;0;[.T6]);IF([$Лист2.T7]=&quot;-&quot;;0;[.S7]))+[$Лист1.T7]" office:value-type="float" office:value="1477" calcext:value-type="float">
            <text:p>1477</text:p>
          </table:table-cell>
          <table:table-cell table:style-name="Default" table:number-columns-repeated="16364"/>
        </table:table-row>
        <table:table-row table:style-name="ro2">
          <table:table-cell table:formula="of:=[.A7]+[$Лист1.A8]" office:value-type="float" office:value="411" calcext:value-type="float">
            <text:p>411</text:p>
          </table:table-cell>
          <table:table-cell table:formula="of:=MAX(IF([$Лист2.B8]=&quot;+&quot;;0;[.B7]);IF([$Лист2.B8]=&quot;-&quot;;0;[.A8]))+[$Лист1.B8]" office:value-type="float" office:value="722" calcext:value-type="float">
            <text:p>722</text:p>
          </table:table-cell>
          <table:table-cell table:formula="of:=MAX(IF([$Лист2.C8]=&quot;+&quot;;0;[.C7]);IF([$Лист2.C8]=&quot;-&quot;;0;[.B8]))+[$Лист1.C8]" office:value-type="float" office:value="755" calcext:value-type="float">
            <text:p>755</text:p>
          </table:table-cell>
          <table:table-cell table:style-name="ce11" table:formula="of:=MAX(IF([$Лист2.D8]=&quot;+&quot;;0;[.D7]);IF([$Лист2.D8]=&quot;-&quot;;0;[.C8]))+[$Лист1.D8]" office:value-type="float" office:value="782" calcext:value-type="float">
            <text:p>782</text:p>
          </table:table-cell>
          <table:table-cell table:formula="of:=MAX(IF([$Лист2.E8]=&quot;+&quot;;0;[.E7]);IF([$Лист2.E8]=&quot;-&quot;;0;[.D8]))+[$Лист1.E8]" office:value-type="float" office:value="741" calcext:value-type="float">
            <text:p>741</text:p>
          </table:table-cell>
          <table:table-cell table:style-name="ce11" table:formula="of:=MAX(IF([$Лист2.F8]=&quot;+&quot;;0;[.F7]);IF([$Лист2.F8]=&quot;-&quot;;0;[.E8]))+[$Лист1.F8]" office:value-type="float" office:value="840" calcext:value-type="float">
            <text:p>840</text:p>
          </table:table-cell>
          <table:table-cell table:style-name="ce18" table:formula="of:=MAX(IF([$Лист2.G8]=&quot;+&quot;;0;[.G7]);IF([$Лист2.G8]=&quot;-&quot;;0;[.F8]))+[$Лист1.G8]" office:value-type="float" office:value="918" calcext:value-type="float">
            <text:p>918</text:p>
          </table:table-cell>
          <table:table-cell table:style-name="ce18" table:formula="of:=MAX(IF([$Лист2.H8]=&quot;+&quot;;0;[.H7]);IF([$Лист2.H8]=&quot;-&quot;;0;[.G8]))+[$Лист1.H8]" office:value-type="float" office:value="1019" calcext:value-type="float">
            <text:p>1019</text:p>
          </table:table-cell>
          <table:table-cell table:style-name="ce11" table:formula="of:=MAX(IF([$Лист2.I8]=&quot;+&quot;;0;[.I7]);IF([$Лист2.I8]=&quot;-&quot;;0;[.H8]))+[$Лист1.I8]" office:value-type="float" office:value="1073" calcext:value-type="float">
            <text:p>1073</text:p>
          </table:table-cell>
          <table:table-cell table:formula="of:=MAX(IF([$Лист2.J8]=&quot;+&quot;;0;[.J7]);IF([$Лист2.J8]=&quot;-&quot;;0;[.I8]))+[$Лист1.J8]" office:value-type="float" office:value="1085" calcext:value-type="float">
            <text:p>1085</text:p>
          </table:table-cell>
          <table:table-cell table:formula="of:=MAX(IF([$Лист2.K8]=&quot;+&quot;;0;[.K7]);IF([$Лист2.K8]=&quot;-&quot;;0;[.J8]))+[$Лист1.K8]" office:value-type="float" office:value="1076" calcext:value-type="float">
            <text:p>1076</text:p>
          </table:table-cell>
          <table:table-cell table:style-name="ce11" table:formula="of:=MAX(IF([$Лист2.L8]=&quot;+&quot;;0;[.L7]);IF([$Лист2.L8]=&quot;-&quot;;0;[.K8]))+[$Лист1.L8]" office:value-type="float" office:value="1108" calcext:value-type="float">
            <text:p>1108</text:p>
          </table:table-cell>
          <table:table-cell table:formula="of:=MAX(IF([$Лист2.M8]=&quot;+&quot;;0;[.M7]);IF([$Лист2.M8]=&quot;-&quot;;0;[.L8]))+[$Лист1.M8]" office:value-type="float" office:value="1200" calcext:value-type="float">
            <text:p>1200</text:p>
          </table:table-cell>
          <table:table-cell table:formula="of:=MAX(IF([$Лист2.N8]=&quot;+&quot;;0;[.N7]);IF([$Лист2.N8]=&quot;-&quot;;0;[.M8]))+[$Лист1.N8]" office:value-type="float" office:value="1294" calcext:value-type="float">
            <text:p>1294</text:p>
          </table:table-cell>
          <table:table-cell table:style-name="ce18" table:formula="of:=MAX(IF([$Лист2.O8]=&quot;+&quot;;0;[.O7]);IF([$Лист2.O8]=&quot;-&quot;;0;[.N8]))+[$Лист1.O8]" office:value-type="float" office:value="1392" calcext:value-type="float">
            <text:p>1392</text:p>
          </table:table-cell>
          <table:table-cell table:formula="of:=MAX(IF([$Лист2.P8]=&quot;+&quot;;0;[.P7]);IF([$Лист2.P8]=&quot;-&quot;;0;[.O8]))+[$Лист1.P8]" office:value-type="float" office:value="1309" calcext:value-type="float">
            <text:p>1309</text:p>
          </table:table-cell>
          <table:table-cell table:formula="of:=MAX(IF([$Лист2.Q8]=&quot;+&quot;;0;[.Q7]);IF([$Лист2.Q8]=&quot;-&quot;;0;[.P8]))+[$Лист1.Q8]" office:value-type="float" office:value="1364" calcext:value-type="float">
            <text:p>1364</text:p>
          </table:table-cell>
          <table:table-cell table:style-name="ce12" table:formula="of:=MAX(IF([$Лист2.R8]=&quot;+&quot;;0;[.R7]);IF([$Лист2.R8]=&quot;-&quot;;0;[.Q8]))+[$Лист1.R8]" office:value-type="float" office:value="1382" calcext:value-type="float">
            <text:p>1382</text:p>
          </table:table-cell>
          <table:table-cell table:formula="of:=MAX(IF([$Лист2.S8]=&quot;+&quot;;0;[.S7]);IF([$Лист2.S8]=&quot;-&quot;;0;[.R8]))+[$Лист1.S8]" office:value-type="float" office:value="1470" calcext:value-type="float">
            <text:p>1470</text:p>
          </table:table-cell>
          <table:table-cell table:formula="of:=MAX(IF([$Лист2.T8]=&quot;+&quot;;0;[.T7]);IF([$Лист2.T8]=&quot;-&quot;;0;[.S8]))+[$Лист1.T8]" office:value-type="float" office:value="1521" calcext:value-type="float">
            <text:p>1521</text:p>
          </table:table-cell>
          <table:table-cell table:style-name="Default" table:number-columns-repeated="16364"/>
        </table:table-row>
        <table:table-row table:style-name="ro2">
          <table:table-cell table:formula="of:=[.A8]+[$Лист1.A9]" office:value-type="float" office:value="426" calcext:value-type="float">
            <text:p>426</text:p>
          </table:table-cell>
          <table:table-cell table:style-name="ce13" table:formula="of:=MAX(IF([$Лист2.B9]=&quot;+&quot;;0;[.B8]);IF([$Лист2.B9]=&quot;-&quot;;0;[.A9]))+[$Лист1.B9]" office:value-type="float" office:value="797" calcext:value-type="float">
            <text:p>797</text:p>
          </table:table-cell>
          <table:table-cell table:style-name="ce13" table:formula="of:=MAX(IF([$Лист2.C9]=&quot;+&quot;;0;[.C8]);IF([$Лист2.C9]=&quot;-&quot;;0;[.B9]))+[$Лист1.C9]" office:value-type="float" office:value="885" calcext:value-type="float">
            <text:p>885</text:p>
          </table:table-cell>
          <table:table-cell table:style-name="ce17" table:formula="of:=MAX(IF([$Лист2.D9]=&quot;+&quot;;0;[.D8]);IF([$Лист2.D9]=&quot;-&quot;;0;[.C9]))+[$Лист1.D9]" office:value-type="float" office:value="887" calcext:value-type="float">
            <text:p>887</text:p>
          </table:table-cell>
          <table:table-cell table:formula="of:=MAX(IF([$Лист2.E9]=&quot;+&quot;;0;[.E8]);IF([$Лист2.E9]=&quot;-&quot;;0;[.D9]))+[$Лист1.E9]" office:value-type="float" office:value="811" calcext:value-type="float">
            <text:p>811</text:p>
          </table:table-cell>
          <table:table-cell table:style-name="ce11" table:formula="of:=MAX(IF([$Лист2.F9]=&quot;+&quot;;0;[.F8]);IF([$Лист2.F9]=&quot;-&quot;;0;[.E9]))+[$Лист1.F9]" office:value-type="float" office:value="895" calcext:value-type="float">
            <text:p>895</text:p>
          </table:table-cell>
          <table:table-cell table:style-name="ce18" table:formula="of:=MAX(IF([$Лист2.G9]=&quot;+&quot;;0;[.G8]);IF([$Лист2.G9]=&quot;-&quot;;0;[.F9]))+[$Лист1.G9]" office:value-type="float" office:value="1007" calcext:value-type="float">
            <text:p>1007</text:p>
          </table:table-cell>
          <table:table-cell table:style-name="ce18" table:formula="of:=MAX(IF([$Лист2.H9]=&quot;+&quot;;0;[.H8]);IF([$Лист2.H9]=&quot;-&quot;;0;[.G9]))+[$Лист1.H9]" office:value-type="float" office:value="1095" calcext:value-type="float">
            <text:p>1095</text:p>
          </table:table-cell>
          <table:table-cell table:style-name="ce11" table:formula="of:=MAX(IF([$Лист2.I9]=&quot;+&quot;;0;[.I8]);IF([$Лист2.I9]=&quot;-&quot;;0;[.H9]))+[$Лист1.I9]" office:value-type="float" office:value="1125" calcext:value-type="float">
            <text:p>1125</text:p>
          </table:table-cell>
          <table:table-cell table:style-name="ce12" table:formula="of:=MAX(IF([$Лист2.J9]=&quot;+&quot;;0;[.J8]);IF([$Лист2.J9]=&quot;-&quot;;0;[.I9]))+[$Лист1.J9]" office:value-type="float" office:value="1107" calcext:value-type="float">
            <text:p>1107</text:p>
          </table:table-cell>
          <table:table-cell table:formula="of:=MAX(IF([$Лист2.K9]=&quot;+&quot;;0;[.K8]);IF([$Лист2.K9]=&quot;-&quot;;0;[.J9]))+[$Лист1.K9]" office:value-type="float" office:value="1200" calcext:value-type="float">
            <text:p>1200</text:p>
          </table:table-cell>
          <table:table-cell table:style-name="ce11" table:formula="of:=MAX(IF([$Лист2.L9]=&quot;+&quot;;0;[.L8]);IF([$Лист2.L9]=&quot;-&quot;;0;[.K9]))+[$Лист1.L9]" office:value-type="float" office:value="1279" calcext:value-type="float">
            <text:p>1279</text:p>
          </table:table-cell>
          <table:table-cell table:formula="of:=MAX(IF([$Лист2.M9]=&quot;+&quot;;0;[.M8]);IF([$Лист2.M9]=&quot;-&quot;;0;[.L9]))+[$Лист1.M9]" office:value-type="float" office:value="1327" calcext:value-type="float">
            <text:p>1327</text:p>
          </table:table-cell>
          <table:table-cell table:formula="of:=MAX(IF([$Лист2.N9]=&quot;+&quot;;0;[.N8]);IF([$Лист2.N9]=&quot;-&quot;;0;[.M9]))+[$Лист1.N9]" office:value-type="float" office:value="1374" calcext:value-type="float">
            <text:p>1374</text:p>
          </table:table-cell>
          <table:table-cell table:style-name="ce18" table:formula="of:=MAX(IF([$Лист2.O9]=&quot;+&quot;;0;[.O8]);IF([$Лист2.O9]=&quot;-&quot;;0;[.N9]))+[$Лист1.O9]" office:value-type="float" office:value="1427" calcext:value-type="float">
            <text:p>1427</text:p>
          </table:table-cell>
          <table:table-cell table:formula="of:=MAX(IF([$Лист2.P9]=&quot;+&quot;;0;[.P8]);IF([$Лист2.P9]=&quot;-&quot;;0;[.O9]))+[$Лист1.P9]" office:value-type="float" office:value="1393" calcext:value-type="float">
            <text:p>1393</text:p>
          </table:table-cell>
          <table:table-cell table:formula="of:=MAX(IF([$Лист2.Q9]=&quot;+&quot;;0;[.Q8]);IF([$Лист2.Q9]=&quot;-&quot;;0;[.P9]))+[$Лист1.Q9]" office:value-type="float" office:value="1480" calcext:value-type="float">
            <text:p>1480</text:p>
          </table:table-cell>
          <table:table-cell table:style-name="ce12" table:formula="of:=MAX(IF([$Лист2.R9]=&quot;+&quot;;0;[.R8]);IF([$Лист2.R9]=&quot;-&quot;;0;[.Q9]))+[$Лист1.R9]" office:value-type="float" office:value="1532" calcext:value-type="float">
            <text:p>1532</text:p>
          </table:table-cell>
          <table:table-cell table:formula="of:=MAX(IF([$Лист2.S9]=&quot;+&quot;;0;[.S8]);IF([$Лист2.S9]=&quot;-&quot;;0;[.R9]))+[$Лист1.S9]" office:value-type="float" office:value="1618" calcext:value-type="float">
            <text:p>1618</text:p>
          </table:table-cell>
          <table:table-cell table:formula="of:=MAX(IF([$Лист2.T9]=&quot;+&quot;;0;[.T8]);IF([$Лист2.T9]=&quot;-&quot;;0;[.S9]))+[$Лист1.T9]" office:value-type="float" office:value="1630" calcext:value-type="float">
            <text:p>1630</text:p>
          </table:table-cell>
          <table:table-cell table:style-name="Default" table:number-columns-repeated="16364"/>
        </table:table-row>
        <table:table-row table:style-name="ro2">
          <table:table-cell table:formula="of:=[.A9]+[$Лист1.A10]" office:value-type="float" office:value="459" calcext:value-type="float">
            <text:p>459</text:p>
          </table:table-cell>
          <table:table-cell table:formula="of:=MAX(IF([$Лист2.B10]=&quot;+&quot;;0;[.B9]);IF([$Лист2.B10]=&quot;-&quot;;0;[.A10]))+[$Лист1.B10]" office:value-type="float" office:value="533" calcext:value-type="float">
            <text:p>533</text:p>
          </table:table-cell>
          <table:table-cell table:formula="of:=MAX(IF([$Лист2.C10]=&quot;+&quot;;0;[.C9]);IF([$Лист2.C10]=&quot;-&quot;;0;[.B10]))+[$Лист1.C10]" office:value-type="float" office:value="559" calcext:value-type="float">
            <text:p>559</text:p>
          </table:table-cell>
          <table:table-cell table:formula="of:=MAX(IF([$Лист2.D10]=&quot;+&quot;;0;[.D9]);IF([$Лист2.D10]=&quot;-&quot;;0;[.C10]))+[$Лист1.D10]" office:value-type="float" office:value="605" calcext:value-type="float">
            <text:p>605</text:p>
          </table:table-cell>
          <table:table-cell table:formula="of:=MAX(IF([$Лист2.E10]=&quot;+&quot;;0;[.E9]);IF([$Лист2.E10]=&quot;-&quot;;0;[.D10]))+[$Лист1.E10]" office:value-type="float" office:value="895" calcext:value-type="float">
            <text:p>895</text:p>
          </table:table-cell>
          <table:table-cell table:style-name="ce11" table:formula="of:=MAX(IF([$Лист2.F10]=&quot;+&quot;;0;[.F9]);IF([$Лист2.F10]=&quot;-&quot;;0;[.E10]))+[$Лист1.F10]" office:value-type="float" office:value="933" calcext:value-type="float">
            <text:p>933</text:p>
          </table:table-cell>
          <table:table-cell table:style-name="ce18" table:formula="of:=MAX(IF([$Лист2.G10]=&quot;+&quot;;0;[.G9]);IF([$Лист2.G10]=&quot;-&quot;;0;[.F10]))+[$Лист1.G10]" office:value-type="float" office:value="1014" calcext:value-type="float">
            <text:p>1014</text:p>
          </table:table-cell>
          <table:table-cell table:style-name="ce18" table:formula="of:=MAX(IF([$Лист2.H10]=&quot;+&quot;;0;[.H9]);IF([$Лист2.H10]=&quot;-&quot;;0;[.G10]))+[$Лист1.H10]" office:value-type="float" office:value="1113" calcext:value-type="float">
            <text:p>1113</text:p>
          </table:table-cell>
          <table:table-cell table:style-name="ce11" table:formula="of:=MAX(IF([$Лист2.I10]=&quot;+&quot;;0;[.I9]);IF([$Лист2.I10]=&quot;-&quot;;0;[.H10]))+[$Лист1.I10]" office:value-type="float" office:value="1192" calcext:value-type="float">
            <text:p>1192</text:p>
          </table:table-cell>
          <table:table-cell table:style-name="ce12" table:formula="of:=MAX(IF([$Лист2.J10]=&quot;+&quot;;0;[.J9]);IF([$Лист2.J10]=&quot;-&quot;;0;[.I10]))+[$Лист1.J10]" office:value-type="float" office:value="1202" calcext:value-type="float">
            <text:p>1202</text:p>
          </table:table-cell>
          <table:table-cell table:formula="of:=MAX(IF([$Лист2.K10]=&quot;+&quot;;0;[.K9]);IF([$Лист2.K10]=&quot;-&quot;;0;[.J10]))+[$Лист1.K10]" office:value-type="float" office:value="1258" calcext:value-type="float">
            <text:p>1258</text:p>
          </table:table-cell>
          <table:table-cell table:style-name="ce11" table:formula="of:=MAX(IF([$Лист2.L10]=&quot;+&quot;;0;[.L9]);IF([$Лист2.L10]=&quot;-&quot;;0;[.K10]))+[$Лист1.L10]" office:value-type="float" office:value="1327" calcext:value-type="float">
            <text:p>1327</text:p>
          </table:table-cell>
          <table:table-cell table:formula="of:=MAX(IF([$Лист2.M10]=&quot;+&quot;;0;[.M9]);IF([$Лист2.M10]=&quot;-&quot;;0;[.L10]))+[$Лист1.M10]" office:value-type="float" office:value="1399" calcext:value-type="float">
            <text:p>1399</text:p>
          </table:table-cell>
          <table:table-cell table:formula="of:=MAX(IF([$Лист2.N10]=&quot;+&quot;;0;[.N9]);IF([$Лист2.N10]=&quot;-&quot;;0;[.M10]))+[$Лист1.N10]" office:value-type="float" office:value="1441" calcext:value-type="float">
            <text:p>1441</text:p>
          </table:table-cell>
          <table:table-cell table:style-name="ce18" table:formula="of:=MAX(IF([$Лист2.O10]=&quot;+&quot;;0;[.O9]);IF([$Лист2.O10]=&quot;-&quot;;0;[.N10]))+[$Лист1.O10]" office:value-type="float" office:value="1499" calcext:value-type="float">
            <text:p>1499</text:p>
          </table:table-cell>
          <table:table-cell table:formula="of:=MAX(IF([$Лист2.P10]=&quot;+&quot;;0;[.P9]);IF([$Лист2.P10]=&quot;-&quot;;0;[.O10]))+[$Лист1.P10]" office:value-type="float" office:value="1487" calcext:value-type="float">
            <text:p>1487</text:p>
          </table:table-cell>
          <table:table-cell table:formula="of:=MAX(IF([$Лист2.Q10]=&quot;+&quot;;0;[.Q9]);IF([$Лист2.Q10]=&quot;-&quot;;0;[.P10]))+[$Лист1.Q10]" office:value-type="float" office:value="1565" calcext:value-type="float">
            <text:p>1565</text:p>
          </table:table-cell>
          <table:table-cell table:formula="of:=MAX(IF([$Лист2.R10]=&quot;+&quot;;0;[.R9]);IF([$Лист2.R10]=&quot;-&quot;;0;[.Q10]))+[$Лист1.R10]" office:value-type="float" office:value="1623" calcext:value-type="float">
            <text:p>1623</text:p>
          </table:table-cell>
          <table:table-cell table:formula="of:=MAX(IF([$Лист2.S10]=&quot;+&quot;;0;[.S9]);IF([$Лист2.S10]=&quot;-&quot;;0;[.R10]))+[$Лист1.S10]" office:value-type="float" office:value="1629" calcext:value-type="float">
            <text:p>1629</text:p>
          </table:table-cell>
          <table:table-cell table:formula="of:=MAX(IF([$Лист2.T10]=&quot;+&quot;;0;[.T9]);IF([$Лист2.T10]=&quot;-&quot;;0;[.S10]))+[$Лист1.T10]" office:value-type="float" office:value="1662" calcext:value-type="float">
            <text:p>1662</text:p>
          </table:table-cell>
          <table:table-cell table:style-name="Default" table:number-columns-repeated="16364"/>
        </table:table-row>
        <table:table-row table:style-name="ro2">
          <table:table-cell table:formula="of:=[.A10]+[$Лист1.A11]" office:value-type="float" office:value="522" calcext:value-type="float">
            <text:p>522</text:p>
          </table:table-cell>
          <table:table-cell table:formula="of:=MAX(IF([$Лист2.B11]=&quot;+&quot;;0;[.B10]);IF([$Лист2.B11]=&quot;-&quot;;0;[.A11]))+[$Лист1.B11]" office:value-type="float" office:value="551" calcext:value-type="float">
            <text:p>551</text:p>
          </table:table-cell>
          <table:table-cell table:formula="of:=MAX(IF([$Лист2.C11]=&quot;+&quot;;0;[.C10]);IF([$Лист2.C11]=&quot;-&quot;;0;[.B11]))+[$Лист1.C11]" office:value-type="float" office:value="641" calcext:value-type="float">
            <text:p>641</text:p>
          </table:table-cell>
          <table:table-cell table:formula="of:=MAX(IF([$Лист2.D11]=&quot;+&quot;;0;[.D10]);IF([$Лист2.D11]=&quot;-&quot;;0;[.C11]))+[$Лист1.D11]" office:value-type="float" office:value="687" calcext:value-type="float">
            <text:p>687</text:p>
          </table:table-cell>
          <table:table-cell table:formula="of:=MAX(IF([$Лист2.E11]=&quot;+&quot;;0;[.E10]);IF([$Лист2.E11]=&quot;-&quot;;0;[.D11]))+[$Лист1.E11]" office:value-type="float" office:value="992" calcext:value-type="float">
            <text:p>992</text:p>
          </table:table-cell>
          <table:table-cell table:style-name="ce11" table:formula="of:=MAX(IF([$Лист2.F11]=&quot;+&quot;;0;[.F10]);IF([$Лист2.F11]=&quot;-&quot;;0;[.E11]))+[$Лист1.F11]" office:value-type="float" office:value="1058" calcext:value-type="float">
            <text:p>1058</text:p>
          </table:table-cell>
          <table:table-cell table:style-name="ce18" table:formula="of:=MAX(IF([$Лист2.G11]=&quot;+&quot;;0;[.G10]);IF([$Лист2.G11]=&quot;-&quot;;0;[.F11]))+[$Лист1.G11]" office:value-type="float" office:value="1152" calcext:value-type="float">
            <text:p>1152</text:p>
          </table:table-cell>
          <table:table-cell table:style-name="ce18" table:formula="of:=MAX(IF([$Лист2.H11]=&quot;+&quot;;0;[.H10]);IF([$Лист2.H11]=&quot;-&quot;;0;[.G11]))+[$Лист1.H11]" office:value-type="float" office:value="1162" calcext:value-type="float">
            <text:p>1162</text:p>
          </table:table-cell>
          <table:table-cell table:style-name="ce11" table:formula="of:=MAX(IF([$Лист2.I11]=&quot;+&quot;;0;[.I10]);IF([$Лист2.I11]=&quot;-&quot;;0;[.H11]))+[$Лист1.I11]" office:value-type="float" office:value="1226" calcext:value-type="float">
            <text:p>1226</text:p>
          </table:table-cell>
          <table:table-cell table:style-name="ce13" table:formula="of:=MAX(IF([$Лист2.J11]=&quot;+&quot;;0;[.J10]);IF([$Лист2.J11]=&quot;-&quot;;0;[.I11]))+[$Лист1.J11]" office:value-type="float" office:value="1293" calcext:value-type="float">
            <text:p>1293</text:p>
          </table:table-cell>
          <table:table-cell table:style-name="ce13" table:formula="of:=MAX(IF([$Лист2.K11]=&quot;+&quot;;0;[.K10]);IF([$Лист2.K11]=&quot;-&quot;;0;[.J11]))+[$Лист1.K11]" office:value-type="float" office:value="1364" calcext:value-type="float">
            <text:p>1364</text:p>
          </table:table-cell>
          <table:table-cell table:formula="of:=MAX(IF([$Лист2.L11]=&quot;+&quot;;0;[.L10]);IF([$Лист2.L11]=&quot;-&quot;;0;[.K11]))+[$Лист1.L11]" office:value-type="float" office:value="1460" calcext:value-type="float">
            <text:p>1460</text:p>
          </table:table-cell>
          <table:table-cell table:style-name="ce12" table:formula="of:=MAX(IF([$Лист2.M11]=&quot;+&quot;;0;[.M10]);IF([$Лист2.M11]=&quot;-&quot;;0;[.L11]))+[$Лист1.M11]" office:value-type="float" office:value="1558" calcext:value-type="float">
            <text:p>1558</text:p>
          </table:table-cell>
          <table:table-cell table:style-name="ce12" table:formula="of:=MAX(IF([$Лист2.N11]=&quot;+&quot;;0;[.N10]);IF([$Лист2.N11]=&quot;-&quot;;0;[.M11]))+[$Лист1.N11]" office:value-type="float" office:value="1596" calcext:value-type="float">
            <text:p>1596</text:p>
          </table:table-cell>
          <table:table-cell table:formula="of:=MAX(IF([$Лист2.O11]=&quot;+&quot;;0;[.O10]);IF([$Лист2.O11]=&quot;-&quot;;0;[.N11]))+[$Лист1.O11]" office:value-type="float" office:value="1636" calcext:value-type="float">
            <text:p>1636</text:p>
          </table:table-cell>
          <table:table-cell table:style-name="ce13" table:formula="of:=MAX(IF([$Лист2.P11]=&quot;+&quot;;0;[.P10]);IF([$Лист2.P11]=&quot;-&quot;;0;[.O11]))+[$Лист1.P11]" office:value-type="float" office:value="1637" calcext:value-type="float">
            <text:p>1637</text:p>
          </table:table-cell>
          <table:table-cell table:style-name="ce13" table:formula="of:=MAX(IF([$Лист2.Q11]=&quot;+&quot;;0;[.Q10]);IF([$Лист2.Q11]=&quot;-&quot;;0;[.P11]))+[$Лист1.Q11]" office:value-type="float" office:value="1701" calcext:value-type="float">
            <text:p>1701</text:p>
          </table:table-cell>
          <table:table-cell table:formula="of:=MAX(IF([$Лист2.R11]=&quot;+&quot;;0;[.R10]);IF([$Лист2.R11]=&quot;-&quot;;0;[.Q11]))+[$Лист1.R11]" office:value-type="float" office:value="1724" calcext:value-type="float">
            <text:p>1724</text:p>
          </table:table-cell>
          <table:table-cell table:formula="of:=MAX(IF([$Лист2.S11]=&quot;+&quot;;0;[.S10]);IF([$Лист2.S11]=&quot;-&quot;;0;[.R11]))+[$Лист1.S11]" office:value-type="float" office:value="1660" calcext:value-type="float">
            <text:p>1660</text:p>
          </table:table-cell>
          <table:table-cell table:formula="of:=MAX(IF([$Лист2.T11]=&quot;+&quot;;0;[.T10]);IF([$Лист2.T11]=&quot;-&quot;;0;[.S11]))+[$Лист1.T11]" office:value-type="float" office:value="1736" calcext:value-type="float">
            <text:p>1736</text:p>
          </table:table-cell>
          <table:table-cell table:style-name="Default" table:number-columns-repeated="16364"/>
        </table:table-row>
        <table:table-row table:style-name="ro2">
          <table:table-cell table:formula="of:=[.A11]+[$Лист1.A12]" office:value-type="float" office:value="604" calcext:value-type="float">
            <text:p>604</text:p>
          </table:table-cell>
          <table:table-cell table:formula="of:=MAX(IF([$Лист2.B12]=&quot;+&quot;;0;[.B11]);IF([$Лист2.B12]=&quot;-&quot;;0;[.A12]))+[$Лист1.B12]" office:value-type="float" office:value="630" calcext:value-type="float">
            <text:p>630</text:p>
          </table:table-cell>
          <table:table-cell table:formula="of:=MAX(IF([$Лист2.C12]=&quot;+&quot;;0;[.C11]);IF([$Лист2.C12]=&quot;-&quot;;0;[.B12]))+[$Лист1.C12]" office:value-type="float" office:value="667" calcext:value-type="float">
            <text:p>667</text:p>
          </table:table-cell>
          <table:table-cell table:formula="of:=MAX(IF([$Лист2.D12]=&quot;+&quot;;0;[.D11]);IF([$Лист2.D12]=&quot;-&quot;;0;[.C12]))+[$Лист1.D12]" office:value-type="float" office:value="756" calcext:value-type="float">
            <text:p>756</text:p>
          </table:table-cell>
          <table:table-cell table:style-name="ce11" table:formula="of:=MAX(IF([$Лист2.E12]=&quot;+&quot;;0;[.E11]);IF([$Лист2.E12]=&quot;-&quot;;0;[.D12]))+[$Лист1.E12]" office:value-type="float" office:value="1014" calcext:value-type="float">
            <text:p>1014</text:p>
          </table:table-cell>
          <table:table-cell table:formula="of:=MAX(IF([$Лист2.F12]=&quot;+&quot;;0;[.F11]);IF([$Лист2.F12]=&quot;-&quot;;0;[.E12]))+[$Лист1.F12]" office:value-type="float" office:value="1135" calcext:value-type="float">
            <text:p>1135</text:p>
          </table:table-cell>
          <table:table-cell table:formula="of:=MAX(IF([$Лист2.G12]=&quot;+&quot;;0;[.G11]);IF([$Лист2.G12]=&quot;-&quot;;0;[.F12]))+[$Лист1.G12]" office:value-type="float" office:value="1139" calcext:value-type="float">
            <text:p>1139</text:p>
          </table:table-cell>
          <table:table-cell table:formula="of:=MAX(IF([$Лист2.H12]=&quot;+&quot;;0;[.H11]);IF([$Лист2.H12]=&quot;-&quot;;0;[.G12]))+[$Лист1.H12]" office:value-type="float" office:value="1213" calcext:value-type="float">
            <text:p>1213</text:p>
          </table:table-cell>
          <table:table-cell table:formula="of:=MAX(IF([$Лист2.I12]=&quot;+&quot;;0;[.I11]);IF([$Лист2.I12]=&quot;-&quot;;0;[.H12]))+[$Лист1.I12]" office:value-type="float" office:value="1271" calcext:value-type="float">
            <text:p>1271</text:p>
          </table:table-cell>
          <table:table-cell table:style-name="ce12" table:formula="of:=MAX(IF([$Лист2.J12]=&quot;+&quot;;0;[.J11]);IF([$Лист2.J12]=&quot;-&quot;;0;[.I12]))+[$Лист1.J12]" office:value-type="float" office:value="1328" calcext:value-type="float">
            <text:p>1328</text:p>
          </table:table-cell>
          <table:table-cell table:formula="of:=MAX(IF([$Лист2.K12]=&quot;+&quot;;0;[.K11]);IF([$Лист2.K12]=&quot;-&quot;;0;[.J12]))+[$Лист1.K12]" office:value-type="float" office:value="1366" calcext:value-type="float">
            <text:p>1366</text:p>
          </table:table-cell>
          <table:table-cell table:formula="of:=MAX(IF([$Лист2.L12]=&quot;+&quot;;0;[.L11]);IF([$Лист2.L12]=&quot;-&quot;;0;[.K12]))+[$Лист1.L12]" office:value-type="float" office:value="1506" calcext:value-type="float">
            <text:p>1506</text:p>
          </table:table-cell>
          <table:table-cell table:style-name="ce12" table:formula="of:=MAX(IF([$Лист2.M12]=&quot;+&quot;;0;[.M11]);IF([$Лист2.M12]=&quot;-&quot;;0;[.L12]))+[$Лист1.M12]" office:value-type="float" office:value="1599" calcext:value-type="float">
            <text:p>1599</text:p>
          </table:table-cell>
          <table:table-cell table:style-name="ce12" table:formula="of:=MAX(IF([$Лист2.N12]=&quot;+&quot;;0;[.N11]);IF([$Лист2.N12]=&quot;-&quot;;0;[.M12]))+[$Лист1.N12]" office:value-type="float" office:value="1683" calcext:value-type="float">
            <text:p>1683</text:p>
          </table:table-cell>
          <table:table-cell table:style-name="ce11" table:formula="of:=MAX(IF([$Лист2.O12]=&quot;+&quot;;0;[.O11]);IF([$Лист2.O12]=&quot;-&quot;;0;[.N12]))+[$Лист1.O12]" office:value-type="float" office:value="1698" calcext:value-type="float">
            <text:p>1698</text:p>
          </table:table-cell>
          <table:table-cell table:style-name="ce18" table:formula="of:=MAX(IF([$Лист2.P12]=&quot;+&quot;;0;[.P11]);IF([$Лист2.P12]=&quot;-&quot;;0;[.O12]))+[$Лист1.P12]" office:value-type="float" office:value="1728" calcext:value-type="float">
            <text:p>1728</text:p>
          </table:table-cell>
          <table:table-cell table:style-name="ce18" table:formula="of:=MAX(IF([$Лист2.Q12]=&quot;+&quot;;0;[.Q11]);IF([$Лист2.Q12]=&quot;-&quot;;0;[.P12]))+[$Лист1.Q12]" office:value-type="float" office:value="1805" calcext:value-type="float">
            <text:p>1805</text:p>
          </table:table-cell>
          <table:table-cell table:formula="of:=MAX(IF([$Лист2.R12]=&quot;+&quot;;0;[.R11]);IF([$Лист2.R12]=&quot;-&quot;;0;[.Q12]))+[$Лист1.R12]" office:value-type="float" office:value="1808" calcext:value-type="float">
            <text:p>1808</text:p>
          </table:table-cell>
          <table:table-cell table:formula="of:=MAX(IF([$Лист2.S12]=&quot;+&quot;;0;[.S11]);IF([$Лист2.S12]=&quot;-&quot;;0;[.R12]))+[$Лист1.S12]" office:value-type="float" office:value="1747" calcext:value-type="float">
            <text:p>1747</text:p>
          </table:table-cell>
          <table:table-cell table:formula="of:=MAX(IF([$Лист2.T12]=&quot;+&quot;;0;[.T11]);IF([$Лист2.T12]=&quot;-&quot;;0;[.S12]))+[$Лист1.T12]" office:value-type="float" office:value="1792" calcext:value-type="float">
            <text:p>1792</text:p>
          </table:table-cell>
          <table:table-cell table:style-name="Default" table:number-columns-repeated="16364"/>
        </table:table-row>
        <table:table-row table:style-name="ro2">
          <table:table-cell table:formula="of:=[.A12]+[$Лист1.A13]" office:value-type="float" office:value="622" calcext:value-type="float">
            <text:p>622</text:p>
          </table:table-cell>
          <table:table-cell table:formula="of:=MAX(IF([$Лист2.B13]=&quot;+&quot;;0;[.B12]);IF([$Лист2.B13]=&quot;-&quot;;0;[.A13]))+[$Лист1.B13]" office:value-type="float" office:value="693" calcext:value-type="float">
            <text:p>693</text:p>
          </table:table-cell>
          <table:table-cell table:formula="of:=MAX(IF([$Лист2.C13]=&quot;+&quot;;0;[.C12]);IF([$Лист2.C13]=&quot;-&quot;;0;[.B13]))+[$Лист1.C13]" office:value-type="float" office:value="721" calcext:value-type="float">
            <text:p>721</text:p>
          </table:table-cell>
          <table:table-cell table:formula="of:=MAX(IF([$Лист2.D13]=&quot;+&quot;;0;[.D12]);IF([$Лист2.D13]=&quot;-&quot;;0;[.C13]))+[$Лист1.D13]" office:value-type="float" office:value="757" calcext:value-type="float">
            <text:p>757</text:p>
          </table:table-cell>
          <table:table-cell table:style-name="ce11" table:formula="of:=MAX(IF([$Лист2.E13]=&quot;+&quot;;0;[.E12]);IF([$Лист2.E13]=&quot;-&quot;;0;[.D13]))+[$Лист1.E13]" office:value-type="float" office:value="1033" calcext:value-type="float">
            <text:p>1033</text:p>
          </table:table-cell>
          <table:table-cell table:formula="of:=MAX(IF([$Лист2.F13]=&quot;+&quot;;0;[.F12]);IF([$Лист2.F13]=&quot;-&quot;;0;[.E13]))+[$Лист1.F13]" office:value-type="float" office:value="1209" calcext:value-type="float">
            <text:p>1209</text:p>
          </table:table-cell>
          <table:table-cell table:style-name="ce13" table:formula="of:=MAX(IF([$Лист2.G13]=&quot;+&quot;;0;[.G12]);IF([$Лист2.G13]=&quot;-&quot;;0;[.F13]))+[$Лист1.G13]" office:value-type="float" office:value="1212" calcext:value-type="float">
            <text:p>1212</text:p>
          </table:table-cell>
          <table:table-cell table:style-name="ce13" table:formula="of:=MAX(IF([$Лист2.H13]=&quot;+&quot;;0;[.H12]);IF([$Лист2.H13]=&quot;-&quot;;0;[.G13]))+[$Лист1.H13]" office:value-type="float" office:value="1275" calcext:value-type="float">
            <text:p>1275</text:p>
          </table:table-cell>
          <table:table-cell table:style-name="ce13" table:formula="of:=MAX(IF([$Лист2.I13]=&quot;+&quot;;0;[.I12]);IF([$Лист2.I13]=&quot;-&quot;;0;[.H13]))+[$Лист1.I13]" office:value-type="float" office:value="1367" calcext:value-type="float">
            <text:p>1367</text:p>
          </table:table-cell>
          <table:table-cell table:style-name="ce13" table:formula="of:=MAX(IF([$Лист2.J13]=&quot;+&quot;;0;[.J12]);IF([$Лист2.J13]=&quot;-&quot;;0;[.I13]))+[$Лист1.J13]" office:value-type="float" office:value="1465" calcext:value-type="float">
            <text:p>1465</text:p>
          </table:table-cell>
          <table:table-cell table:formula="of:=MAX(IF([$Лист2.K13]=&quot;+&quot;;0;[.K12]);IF([$Лист2.K13]=&quot;-&quot;;0;[.J13]))+[$Лист1.K13]" office:value-type="float" office:value="1553" calcext:value-type="float">
            <text:p>1553</text:p>
          </table:table-cell>
          <table:table-cell table:formula="of:=MAX(IF([$Лист2.L13]=&quot;+&quot;;0;[.L12]);IF([$Лист2.L13]=&quot;-&quot;;0;[.K13]))+[$Лист1.L13]" office:value-type="float" office:value="1641" calcext:value-type="float">
            <text:p>1641</text:p>
          </table:table-cell>
          <table:table-cell table:style-name="ce12" table:formula="of:=MAX(IF([$Лист2.M13]=&quot;+&quot;;0;[.M12]);IF([$Лист2.M13]=&quot;-&quot;;0;[.L13]))+[$Лист1.M13]" office:value-type="float" office:value="1675" calcext:value-type="float">
            <text:p>1675</text:p>
          </table:table-cell>
          <table:table-cell table:style-name="ce11" table:formula="of:=MAX(IF([$Лист2.N13]=&quot;+&quot;;0;[.N12]);IF([$Лист2.N13]=&quot;-&quot;;0;[.M13]))+[$Лист1.N13]" office:value-type="float" office:value="1781" calcext:value-type="float">
            <text:p>1781</text:p>
          </table:table-cell>
          <table:table-cell table:style-name="ce11" table:formula="of:=MAX(IF([$Лист2.O13]=&quot;+&quot;;0;[.O12]);IF([$Лист2.O13]=&quot;-&quot;;0;[.N13]))+[$Лист1.O13]" office:value-type="float" office:value="1762" calcext:value-type="float">
            <text:p>1762</text:p>
          </table:table-cell>
          <table:table-cell table:style-name="ce18" table:formula="of:=MAX(IF([$Лист2.P13]=&quot;+&quot;;0;[.P12]);IF([$Лист2.P13]=&quot;-&quot;;0;[.O13]))+[$Лист1.P13]" office:value-type="float" office:value="1842" calcext:value-type="float">
            <text:p>1842</text:p>
          </table:table-cell>
          <table:table-cell table:style-name="ce18" table:formula="of:=MAX(IF([$Лист2.Q13]=&quot;+&quot;;0;[.Q12]);IF([$Лист2.Q13]=&quot;-&quot;;0;[.P13]))+[$Лист1.Q13]" office:value-type="float" office:value="1851" calcext:value-type="float">
            <text:p>1851</text:p>
          </table:table-cell>
          <table:table-cell table:formula="of:=MAX(IF([$Лист2.R13]=&quot;+&quot;;0;[.R12]);IF([$Лист2.R13]=&quot;-&quot;;0;[.Q13]))+[$Лист1.R13]" office:value-type="float" office:value="1811" calcext:value-type="float">
            <text:p>1811</text:p>
          </table:table-cell>
          <table:table-cell table:formula="of:=MAX(IF([$Лист2.S13]=&quot;+&quot;;0;[.S12]);IF([$Лист2.S13]=&quot;-&quot;;0;[.R13]))+[$Лист1.S13]" office:value-type="float" office:value="1807" calcext:value-type="float">
            <text:p>1807</text:p>
          </table:table-cell>
          <table:table-cell table:formula="of:=MAX(IF([$Лист2.T13]=&quot;+&quot;;0;[.T12]);IF([$Лист2.T13]=&quot;-&quot;;0;[.S13]))+[$Лист1.T13]" office:value-type="float" office:value="1834" calcext:value-type="float">
            <text:p>1834</text:p>
          </table:table-cell>
          <table:table-cell table:style-name="Default" table:number-columns-repeated="16364"/>
        </table:table-row>
        <table:table-row table:style-name="ro2">
          <table:table-cell table:formula="of:=[.A13]+[$Лист1.A14]" office:value-type="float" office:value="667" calcext:value-type="float">
            <text:p>667</text:p>
          </table:table-cell>
          <table:table-cell table:formula="of:=MAX(IF([$Лист2.B14]=&quot;+&quot;;0;[.B13]);IF([$Лист2.B14]=&quot;-&quot;;0;[.A14]))+[$Лист1.B14]" office:value-type="float" office:value="750" calcext:value-type="float">
            <text:p>750</text:p>
          </table:table-cell>
          <table:table-cell table:formula="of:=MAX(IF([$Лист2.C14]=&quot;+&quot;;0;[.C13]);IF([$Лист2.C14]=&quot;-&quot;;0;[.B14]))+[$Лист1.C14]" office:value-type="float" office:value="831" calcext:value-type="float">
            <text:p>831</text:p>
          </table:table-cell>
          <table:table-cell table:formula="of:=MAX(IF([$Лист2.D14]=&quot;+&quot;;0;[.D13]);IF([$Лист2.D14]=&quot;-&quot;;0;[.C14]))+[$Лист1.D14]" office:value-type="float" office:value="916" calcext:value-type="float">
            <text:p>916</text:p>
          </table:table-cell>
          <table:table-cell table:style-name="ce11" table:formula="of:=MAX(IF([$Лист2.E14]=&quot;+&quot;;0;[.E13]);IF([$Лист2.E14]=&quot;-&quot;;0;[.D14]))+[$Лист1.E14]" office:value-type="float" office:value="1053" calcext:value-type="float">
            <text:p>1053</text:p>
          </table:table-cell>
          <table:table-cell table:formula="of:=MAX(IF([$Лист2.F14]=&quot;+&quot;;0;[.F13]);IF([$Лист2.F14]=&quot;-&quot;;0;[.E14]))+[$Лист1.F14]" office:value-type="float" office:value="1227" calcext:value-type="float">
            <text:p>1227</text:p>
          </table:table-cell>
          <table:table-cell table:formula="of:=MAX(IF([$Лист2.G14]=&quot;+&quot;;0;[.G13]);IF([$Лист2.G14]=&quot;-&quot;;0;[.F14]))+[$Лист1.G14]" office:value-type="float" office:value="1237" calcext:value-type="float">
            <text:p>1237</text:p>
          </table:table-cell>
          <table:table-cell table:formula="of:=MAX(IF([$Лист2.H14]=&quot;+&quot;;0;[.H13]);IF([$Лист2.H14]=&quot;-&quot;;0;[.G14]))+[$Лист1.H14]" office:value-type="float" office:value="1331" calcext:value-type="float">
            <text:p>1331</text:p>
          </table:table-cell>
          <table:table-cell table:formula="of:=MAX(IF([$Лист2.I14]=&quot;+&quot;;0;[.I13]);IF([$Лист2.I14]=&quot;-&quot;;0;[.H14]))+[$Лист1.I14]" office:value-type="float" office:value="1380" calcext:value-type="float">
            <text:p>1380</text:p>
          </table:table-cell>
          <table:table-cell table:style-name="ce5" table:formula="of:=MAX(IF([$Лист2.J14]=&quot;+&quot;;0;[.J13]);IF([$Лист2.J14]=&quot;-&quot;;0;[.I14]))+[$Лист1.J14]" office:value-type="float" office:value="1461" calcext:value-type="float">
            <text:p>1461</text:p>
          </table:table-cell>
          <table:table-cell table:formula="of:=MAX(IF([$Лист2.K14]=&quot;+&quot;;0;[.K13]);IF([$Лист2.K14]=&quot;-&quot;;0;[.J14]))+[$Лист1.K14]" office:value-type="float" office:value="1573" calcext:value-type="float">
            <text:p>1573</text:p>
          </table:table-cell>
          <table:table-cell table:formula="of:=MAX(IF([$Лист2.L14]=&quot;+&quot;;0;[.L13]);IF([$Лист2.L14]=&quot;-&quot;;0;[.K14]))+[$Лист1.L14]" office:value-type="float" office:value="1648" calcext:value-type="float">
            <text:p>1648</text:p>
          </table:table-cell>
          <table:table-cell table:style-name="ce12" table:formula="of:=MAX(IF([$Лист2.M14]=&quot;+&quot;;0;[.M13]);IF([$Лист2.M14]=&quot;-&quot;;0;[.L14]))+[$Лист1.M14]" office:value-type="float" office:value="1743" calcext:value-type="float">
            <text:p>1743</text:p>
          </table:table-cell>
          <table:table-cell table:style-name="ce11" table:formula="of:=MAX(IF([$Лист2.N14]=&quot;+&quot;;0;[.N13]);IF([$Лист2.N14]=&quot;-&quot;;0;[.M14]))+[$Лист1.N14]" office:value-type="float" office:value="1806" calcext:value-type="float">
            <text:p>1806</text:p>
          </table:table-cell>
          <table:table-cell table:style-name="ce11" table:formula="of:=MAX(IF([$Лист2.O14]=&quot;+&quot;;0;[.O13]);IF([$Лист2.O14]=&quot;-&quot;;0;[.N14]))+[$Лист1.O14]" office:value-type="float" office:value="1766" calcext:value-type="float">
            <text:p>1766</text:p>
          </table:table-cell>
          <table:table-cell table:style-name="ce18" table:formula="of:=MAX(IF([$Лист2.P14]=&quot;+&quot;;0;[.P13]);IF([$Лист2.P14]=&quot;-&quot;;0;[.O14]))+[$Лист1.P14]" office:value-type="float" office:value="1906" calcext:value-type="float">
            <text:p>1906</text:p>
          </table:table-cell>
          <table:table-cell table:style-name="ce18" table:formula="of:=MAX(IF([$Лист2.Q14]=&quot;+&quot;;0;[.Q13]);IF([$Лист2.Q14]=&quot;-&quot;;0;[.P14]))+[$Лист1.Q14]" office:value-type="float" office:value="1960" calcext:value-type="float">
            <text:p>1960</text:p>
          </table:table-cell>
          <table:table-cell table:formula="of:=MAX(IF([$Лист2.R14]=&quot;+&quot;;0;[.R13]);IF([$Лист2.R14]=&quot;-&quot;;0;[.Q14]))+[$Лист1.R14]" office:value-type="float" office:value="1882" calcext:value-type="float">
            <text:p>1882</text:p>
          </table:table-cell>
          <table:table-cell table:formula="of:=MAX(IF([$Лист2.S14]=&quot;+&quot;;0;[.S13]);IF([$Лист2.S14]=&quot;-&quot;;0;[.R14]))+[$Лист1.S14]" office:value-type="float" office:value="1899" calcext:value-type="float">
            <text:p>1899</text:p>
          </table:table-cell>
          <table:table-cell table:formula="of:=MAX(IF([$Лист2.T14]=&quot;+&quot;;0;[.T13]);IF([$Лист2.T14]=&quot;-&quot;;0;[.S14]))+[$Лист1.T14]" office:value-type="float" office:value="1962" calcext:value-type="float">
            <text:p>1962</text:p>
          </table:table-cell>
          <table:table-cell table:style-name="Default" table:number-columns-repeated="16364"/>
        </table:table-row>
        <table:table-row table:style-name="ro2">
          <table:table-cell table:formula="of:=[.A14]+[$Лист1.A15]" office:value-type="float" office:value="750" calcext:value-type="float">
            <text:p>750</text:p>
          </table:table-cell>
          <table:table-cell table:formula="of:=MAX(IF([$Лист2.B15]=&quot;+&quot;;0;[.B14]);IF([$Лист2.B15]=&quot;-&quot;;0;[.A15]))+[$Лист1.B15]" office:value-type="float" office:value="779" calcext:value-type="float">
            <text:p>779</text:p>
          </table:table-cell>
          <table:table-cell table:formula="of:=MAX(IF([$Лист2.C15]=&quot;+&quot;;0;[.C14]);IF([$Лист2.C15]=&quot;-&quot;;0;[.B15]))+[$Лист1.C15]" office:value-type="float" office:value="843" calcext:value-type="float">
            <text:p>843</text:p>
          </table:table-cell>
          <table:table-cell table:formula="of:=MAX(IF([$Лист2.D15]=&quot;+&quot;;0;[.D14]);IF([$Лист2.D15]=&quot;-&quot;;0;[.C15]))+[$Лист1.D15]" office:value-type="float" office:value="995" calcext:value-type="float">
            <text:p>995</text:p>
          </table:table-cell>
          <table:table-cell table:style-name="ce11" table:formula="of:=MAX(IF([$Лист2.E15]=&quot;+&quot;;0;[.E14]);IF([$Лист2.E15]=&quot;-&quot;;0;[.D15]))+[$Лист1.E15]" office:value-type="float" office:value="1055" calcext:value-type="float">
            <text:p>1055</text:p>
          </table:table-cell>
          <table:table-cell table:formula="of:=MAX(IF([$Лист2.F15]=&quot;+&quot;;0;[.F14]);IF([$Лист2.F15]=&quot;-&quot;;0;[.E15]))+[$Лист1.F15]" office:value-type="float" office:value="1296" calcext:value-type="float">
            <text:p>1296</text:p>
          </table:table-cell>
          <table:table-cell table:formula="of:=MAX(IF([$Лист2.G15]=&quot;+&quot;;0;[.G14]);IF([$Лист2.G15]=&quot;-&quot;;0;[.F15]))+[$Лист1.G15]" office:value-type="float" office:value="1366" calcext:value-type="float">
            <text:p>1366</text:p>
          </table:table-cell>
          <table:table-cell table:formula="of:=MAX(IF([$Лист2.H15]=&quot;+&quot;;0;[.H14]);IF([$Лист2.H15]=&quot;-&quot;;0;[.G15]))+[$Лист1.H15]" office:value-type="float" office:value="1414" calcext:value-type="float">
            <text:p>1414</text:p>
          </table:table-cell>
          <table:table-cell table:formula="of:=MAX(IF([$Лист2.I15]=&quot;+&quot;;0;[.I14]);IF([$Лист2.I15]=&quot;-&quot;;0;[.H15]))+[$Лист1.I15]" office:value-type="float" office:value="1436" calcext:value-type="float">
            <text:p>1436</text:p>
          </table:table-cell>
          <table:table-cell table:formula="of:=MAX(IF([$Лист2.J15]=&quot;+&quot;;0;[.J14]);IF([$Лист2.J15]=&quot;-&quot;;0;[.I15]))+[$Лист1.J15]" office:value-type="float" office:value="1511" calcext:value-type="float">
            <text:p>1511</text:p>
          </table:table-cell>
          <table:table-cell table:formula="of:=MAX(IF([$Лист2.K15]=&quot;+&quot;;0;[.K14]);IF([$Лист2.K15]=&quot;-&quot;;0;[.J15]))+[$Лист1.K15]" office:value-type="float" office:value="1637" calcext:value-type="float">
            <text:p>1637</text:p>
          </table:table-cell>
          <table:table-cell table:formula="of:=MAX(IF([$Лист2.L15]=&quot;+&quot;;0;[.L14]);IF([$Лист2.L15]=&quot;-&quot;;0;[.K15]))+[$Лист1.L15]" office:value-type="float" office:value="1733" calcext:value-type="float">
            <text:p>1733</text:p>
          </table:table-cell>
          <table:table-cell table:style-name="ce12" table:formula="of:=MAX(IF([$Лист2.M15]=&quot;+&quot;;0;[.M14]);IF([$Лист2.M15]=&quot;-&quot;;0;[.L15]))+[$Лист1.M15]" office:value-type="float" office:value="1750" calcext:value-type="float">
            <text:p>1750</text:p>
          </table:table-cell>
          <table:table-cell table:style-name="ce11" table:formula="of:=MAX(IF([$Лист2.N15]=&quot;+&quot;;0;[.N14]);IF([$Лист2.N15]=&quot;-&quot;;0;[.M15]))+[$Лист1.N15]" office:value-type="float" office:value="1906" calcext:value-type="float">
            <text:p>1906</text:p>
          </table:table-cell>
          <table:table-cell table:style-name="ce11" table:formula="of:=MAX(IF([$Лист2.O15]=&quot;+&quot;;0;[.O14]);IF([$Лист2.O15]=&quot;-&quot;;0;[.N15]))+[$Лист1.O15]" office:value-type="float" office:value="1861" calcext:value-type="float">
            <text:p>1861</text:p>
          </table:table-cell>
          <table:table-cell table:style-name="ce18" table:formula="of:=MAX(IF([$Лист2.P15]=&quot;+&quot;;0;[.P14]);IF([$Лист2.P15]=&quot;-&quot;;0;[.O15]))+[$Лист1.P15]" office:value-type="float" office:value="1978" calcext:value-type="float">
            <text:p>1978</text:p>
          </table:table-cell>
          <table:table-cell table:style-name="ce18" table:formula="of:=MAX(IF([$Лист2.Q15]=&quot;+&quot;;0;[.Q14]);IF([$Лист2.Q15]=&quot;-&quot;;0;[.P15]))+[$Лист1.Q15]" office:value-type="float" office:value="2076" calcext:value-type="float">
            <text:p>2076</text:p>
          </table:table-cell>
          <table:table-cell table:formula="of:=MAX(IF([$Лист2.R15]=&quot;+&quot;;0;[.R14]);IF([$Лист2.R15]=&quot;-&quot;;0;[.Q15]))+[$Лист1.R15]" office:value-type="float" office:value="1966" calcext:value-type="float">
            <text:p>1966</text:p>
          </table:table-cell>
          <table:table-cell table:formula="of:=MAX(IF([$Лист2.S15]=&quot;+&quot;;0;[.S14]);IF([$Лист2.S15]=&quot;-&quot;;0;[.R15]))+[$Лист1.S15]" office:value-type="float" office:value="1973" calcext:value-type="float">
            <text:p>1973</text:p>
          </table:table-cell>
          <table:table-cell table:formula="of:=MAX(IF([$Лист2.T15]=&quot;+&quot;;0;[.T14]);IF([$Лист2.T15]=&quot;-&quot;;0;[.S15]))+[$Лист1.T15]" office:value-type="float" office:value="2056" calcext:value-type="float">
            <text:p>2056</text:p>
          </table:table-cell>
          <table:table-cell table:style-name="Default" table:number-columns-repeated="16364"/>
        </table:table-row>
        <table:table-row table:style-name="ro2">
          <table:table-cell table:formula="of:=[.A15]+[$Лист1.A16]" office:value-type="float" office:value="843" calcext:value-type="float">
            <text:p>843</text:p>
          </table:table-cell>
          <table:table-cell table:formula="of:=MAX(IF([$Лист2.B16]=&quot;+&quot;;0;[.B15]);IF([$Лист2.B16]=&quot;-&quot;;0;[.A16]))+[$Лист1.B16]" office:value-type="float" office:value="865" calcext:value-type="float">
            <text:p>865</text:p>
          </table:table-cell>
          <table:table-cell table:formula="of:=MAX(IF([$Лист2.C16]=&quot;+&quot;;0;[.C15]);IF([$Лист2.C16]=&quot;-&quot;;0;[.B16]))+[$Лист1.C16]" office:value-type="float" office:value="880" calcext:value-type="float">
            <text:p>880</text:p>
          </table:table-cell>
          <table:table-cell table:formula="of:=MAX(IF([$Лист2.D16]=&quot;+&quot;;0;[.D15]);IF([$Лист2.D16]=&quot;-&quot;;0;[.C16]))+[$Лист1.D16]" office:value-type="float" office:value="997" calcext:value-type="float">
            <text:p>997</text:p>
          </table:table-cell>
          <table:table-cell table:style-name="ce11" table:formula="of:=MAX(IF([$Лист2.E16]=&quot;+&quot;;0;[.E15]);IF([$Лист2.E16]=&quot;-&quot;;0;[.D16]))+[$Лист1.E16]" office:value-type="float" office:value="1094" calcext:value-type="float">
            <text:p>1094</text:p>
          </table:table-cell>
          <table:table-cell table:formula="of:=MAX(IF([$Лист2.F16]=&quot;+&quot;;0;[.F15]);IF([$Лист2.F16]=&quot;-&quot;;0;[.E16]))+[$Лист1.F16]" office:value-type="float" office:value="1343" calcext:value-type="float">
            <text:p>1343</text:p>
          </table:table-cell>
          <table:table-cell table:formula="of:=MAX(IF([$Лист2.G16]=&quot;+&quot;;0;[.G15]);IF([$Лист2.G16]=&quot;-&quot;;0;[.F16]))+[$Лист1.G16]" office:value-type="float" office:value="1408" calcext:value-type="float">
            <text:p>1408</text:p>
          </table:table-cell>
          <table:table-cell table:formula="of:=MAX(IF([$Лист2.H16]=&quot;+&quot;;0;[.H15]);IF([$Лист2.H16]=&quot;-&quot;;0;[.G16]))+[$Лист1.H16]" office:value-type="float" office:value="1446" calcext:value-type="float">
            <text:p>1446</text:p>
          </table:table-cell>
          <table:table-cell table:formula="of:=MAX(IF([$Лист2.I16]=&quot;+&quot;;0;[.I15]);IF([$Лист2.I16]=&quot;-&quot;;0;[.H16]))+[$Лист1.I16]" office:value-type="float" office:value="1531" calcext:value-type="float">
            <text:p>1531</text:p>
          </table:table-cell>
          <table:table-cell table:formula="of:=MAX(IF([$Лист2.J16]=&quot;+&quot;;0;[.J15]);IF([$Лист2.J16]=&quot;-&quot;;0;[.I16]))+[$Лист1.J16]" office:value-type="float" office:value="1568" calcext:value-type="float">
            <text:p>1568</text:p>
          </table:table-cell>
          <table:table-cell table:formula="of:=MAX(IF([$Лист2.K16]=&quot;+&quot;;0;[.K15]);IF([$Лист2.K16]=&quot;-&quot;;0;[.J16]))+[$Лист1.K16]" office:value-type="float" office:value="1673" calcext:value-type="float">
            <text:p>1673</text:p>
          </table:table-cell>
          <table:table-cell table:formula="of:=MAX(IF([$Лист2.L16]=&quot;+&quot;;0;[.L15]);IF([$Лист2.L16]=&quot;-&quot;;0;[.K16]))+[$Лист1.L16]" office:value-type="float" office:value="1807" calcext:value-type="float">
            <text:p>1807</text:p>
          </table:table-cell>
          <table:table-cell table:style-name="ce12" table:formula="of:=MAX(IF([$Лист2.M16]=&quot;+&quot;;0;[.M15]);IF([$Лист2.M16]=&quot;-&quot;;0;[.L16]))+[$Лист1.M16]" office:value-type="float" office:value="1889" calcext:value-type="float">
            <text:p>1889</text:p>
          </table:table-cell>
          <table:table-cell table:style-name="ce11" table:formula="of:=MAX(IF([$Лист2.N16]=&quot;+&quot;;0;[.N15]);IF([$Лист2.N16]=&quot;-&quot;;0;[.M16]))+[$Лист1.N16]" office:value-type="float" office:value="1981" calcext:value-type="float">
            <text:p>1981</text:p>
          </table:table-cell>
          <table:table-cell table:formula="of:=MAX(IF([$Лист2.O16]=&quot;+&quot;;0;[.O15]);IF([$Лист2.O16]=&quot;-&quot;;0;[.N16]))+[$Лист1.O16]" office:value-type="float" office:value="1897" calcext:value-type="float">
            <text:p>1897</text:p>
          </table:table-cell>
          <table:table-cell table:formula="of:=MAX(IF([$Лист2.P16]=&quot;+&quot;;0;[.P15]);IF([$Лист2.P16]=&quot;-&quot;;0;[.O16]))+[$Лист1.P16]" office:value-type="float" office:value="1899" calcext:value-type="float">
            <text:p>1899</text:p>
          </table:table-cell>
          <table:table-cell table:formula="of:=MAX(IF([$Лист2.Q16]=&quot;+&quot;;0;[.Q15]);IF([$Лист2.Q16]=&quot;-&quot;;0;[.P16]))+[$Лист1.Q16]" office:value-type="float" office:value="1975" calcext:value-type="float">
            <text:p>1975</text:p>
          </table:table-cell>
          <table:table-cell table:formula="of:=MAX(IF([$Лист2.R16]=&quot;+&quot;;0;[.R15]);IF([$Лист2.R16]=&quot;-&quot;;0;[.Q16]))+[$Лист1.R16]" office:value-type="float" office:value="2053" calcext:value-type="float">
            <text:p>2053</text:p>
          </table:table-cell>
          <table:table-cell table:formula="of:=MAX(IF([$Лист2.S16]=&quot;+&quot;;0;[.S15]);IF([$Лист2.S16]=&quot;-&quot;;0;[.R16]))+[$Лист1.S16]" office:value-type="float" office:value="2048" calcext:value-type="float">
            <text:p>2048</text:p>
          </table:table-cell>
          <table:table-cell table:formula="of:=MAX(IF([$Лист2.T16]=&quot;+&quot;;0;[.T15]);IF([$Лист2.T16]=&quot;-&quot;;0;[.S16]))+[$Лист1.T16]" office:value-type="float" office:value="2130" calcext:value-type="float">
            <text:p>2130</text:p>
          </table:table-cell>
          <table:table-cell table:style-name="Default" table:number-columns-repeated="16364"/>
        </table:table-row>
        <table:table-row table:style-name="ro2">
          <table:table-cell table:formula="of:=[.A16]+[$Лист1.A17]" office:value-type="float" office:value="893" calcext:value-type="float">
            <text:p>893</text:p>
          </table:table-cell>
          <table:table-cell table:formula="of:=MAX(IF([$Лист2.B17]=&quot;+&quot;;0;[.B16]);IF([$Лист2.B17]=&quot;-&quot;;0;[.A17]))+[$Лист1.B17]" office:value-type="float" office:value="962" calcext:value-type="float">
            <text:p>962</text:p>
          </table:table-cell>
          <table:table-cell table:formula="of:=MAX(IF([$Лист2.C17]=&quot;+&quot;;0;[.C16]);IF([$Лист2.C17]=&quot;-&quot;;0;[.B17]))+[$Лист1.C17]" office:value-type="float" office:value="1001" calcext:value-type="float">
            <text:p>1001</text:p>
          </table:table-cell>
          <table:table-cell table:formula="of:=MAX(IF([$Лист2.D17]=&quot;+&quot;;0;[.D16]);IF([$Лист2.D17]=&quot;-&quot;;0;[.C17]))+[$Лист1.D17]" office:value-type="float" office:value="1039" calcext:value-type="float">
            <text:p>1039</text:p>
          </table:table-cell>
          <table:table-cell table:style-name="ce11" table:formula="of:=MAX(IF([$Лист2.E17]=&quot;+&quot;;0;[.E16]);IF([$Лист2.E17]=&quot;-&quot;;0;[.D17]))+[$Лист1.E17]" office:value-type="float" office:value="1173" calcext:value-type="float">
            <text:p>1173</text:p>
          </table:table-cell>
          <table:table-cell table:formula="of:=MAX(IF([$Лист2.F17]=&quot;+&quot;;0;[.F16]);IF([$Лист2.F17]=&quot;-&quot;;0;[.E17]))+[$Лист1.F17]" office:value-type="float" office:value="1373" calcext:value-type="float">
            <text:p>1373</text:p>
          </table:table-cell>
          <table:table-cell table:formula="of:=MAX(IF([$Лист2.G17]=&quot;+&quot;;0;[.G16]);IF([$Лист2.G17]=&quot;-&quot;;0;[.F17]))+[$Лист1.G17]" office:value-type="float" office:value="1442" calcext:value-type="float">
            <text:p>1442</text:p>
          </table:table-cell>
          <table:table-cell table:formula="of:=MAX(IF([$Лист2.H17]=&quot;+&quot;;0;[.H16]);IF([$Лист2.H17]=&quot;-&quot;;0;[.G17]))+[$Лист1.H17]" office:value-type="float" office:value="1483" calcext:value-type="float">
            <text:p>1483</text:p>
          </table:table-cell>
          <table:table-cell table:formula="of:=MAX(IF([$Лист2.I17]=&quot;+&quot;;0;[.I16]);IF([$Лист2.I17]=&quot;-&quot;;0;[.H17]))+[$Лист1.I17]" office:value-type="float" office:value="1625" calcext:value-type="float">
            <text:p>1625</text:p>
          </table:table-cell>
          <table:table-cell table:formula="of:=MAX(IF([$Лист2.J17]=&quot;+&quot;;0;[.J16]);IF([$Лист2.J17]=&quot;-&quot;;0;[.I17]))+[$Лист1.J17]" office:value-type="float" office:value="1683" calcext:value-type="float">
            <text:p>1683</text:p>
          </table:table-cell>
          <table:table-cell table:formula="of:=MAX(IF([$Лист2.K17]=&quot;+&quot;;0;[.K16]);IF([$Лист2.K17]=&quot;-&quot;;0;[.J17]))+[$Лист1.K17]" office:value-type="float" office:value="1771" calcext:value-type="float">
            <text:p>1771</text:p>
          </table:table-cell>
          <table:table-cell table:formula="of:=MAX(IF([$Лист2.L17]=&quot;+&quot;;0;[.L16]);IF([$Лист2.L17]=&quot;-&quot;;0;[.K17]))+[$Лист1.L17]" office:value-type="float" office:value="1902" calcext:value-type="float">
            <text:p>1902</text:p>
          </table:table-cell>
          <table:table-cell table:style-name="ce12" table:formula="of:=MAX(IF([$Лист2.M17]=&quot;+&quot;;0;[.M16]);IF([$Лист2.M17]=&quot;-&quot;;0;[.L17]))+[$Лист1.M17]" office:value-type="float" office:value="1993" calcext:value-type="float">
            <text:p>1993</text:p>
          </table:table-cell>
          <table:table-cell table:style-name="ce11" table:formula="of:=MAX(IF([$Лист2.N17]=&quot;+&quot;;0;[.N16]);IF([$Лист2.N17]=&quot;-&quot;;0;[.M17]))+[$Лист1.N17]" office:value-type="float" office:value="2057" calcext:value-type="float">
            <text:p>2057</text:p>
          </table:table-cell>
          <table:table-cell table:style-name="ce10" table:formula="of:=MAX(IF([$Лист2.O17]=&quot;+&quot;;0;[.O16]);IF([$Лист2.O17]=&quot;-&quot;;0;[.N17]))+[$Лист1.O17]" office:value-type="float" office:value="1981" calcext:value-type="float">
            <text:p>1981</text:p>
          </table:table-cell>
          <table:table-cell table:style-name="ce13" table:formula="of:=MAX(IF([$Лист2.P17]=&quot;+&quot;;0;[.P16]);IF([$Лист2.P17]=&quot;-&quot;;0;[.O17]))+[$Лист1.P17]" office:value-type="float" office:value="1988" calcext:value-type="float">
            <text:p>1988</text:p>
          </table:table-cell>
          <table:table-cell table:style-name="ce13" table:formula="of:=MAX(IF([$Лист2.Q17]=&quot;+&quot;;0;[.Q16]);IF([$Лист2.Q17]=&quot;-&quot;;0;[.P17]))+[$Лист1.Q17]" office:value-type="float" office:value="2028" calcext:value-type="float">
            <text:p>2028</text:p>
          </table:table-cell>
          <table:table-cell table:formula="of:=MAX(IF([$Лист2.R17]=&quot;+&quot;;0;[.R16]);IF([$Лист2.R17]=&quot;-&quot;;0;[.Q17]))+[$Лист1.R17]" office:value-type="float" office:value="2152" calcext:value-type="float">
            <text:p>2152</text:p>
          </table:table-cell>
          <table:table-cell table:formula="of:=MAX(IF([$Лист2.S17]=&quot;+&quot;;0;[.S16]);IF([$Лист2.S17]=&quot;-&quot;;0;[.R17]))+[$Лист1.S17]" office:value-type="float" office:value="2146" calcext:value-type="float">
            <text:p>2146</text:p>
          </table:table-cell>
          <table:table-cell table:formula="of:=MAX(IF([$Лист2.T17]=&quot;+&quot;;0;[.T16]);IF([$Лист2.T17]=&quot;-&quot;;0;[.S17]))+[$Лист1.T17]" office:value-type="float" office:value="2148" calcext:value-type="float">
            <text:p>2148</text:p>
          </table:table-cell>
          <table:table-cell table:style-name="Default" table:number-columns-repeated="16364"/>
        </table:table-row>
        <table:table-row table:style-name="ro2">
          <table:table-cell table:formula="of:=[.A17]+[$Лист1.A18]" office:value-type="float" office:value="955" calcext:value-type="float">
            <text:p>955</text:p>
          </table:table-cell>
          <table:table-cell table:formula="of:=MAX(IF([$Лист2.B18]=&quot;+&quot;;0;[.B17]);IF([$Лист2.B18]=&quot;-&quot;;0;[.A18]))+[$Лист1.B18]" office:value-type="float" office:value="981" calcext:value-type="float">
            <text:p>981</text:p>
          </table:table-cell>
          <table:table-cell table:formula="of:=MAX(IF([$Лист2.C18]=&quot;+&quot;;0;[.C17]);IF([$Лист2.C18]=&quot;-&quot;;0;[.B18]))+[$Лист1.C18]" office:value-type="float" office:value="1083" calcext:value-type="float">
            <text:p>1083</text:p>
          </table:table-cell>
          <table:table-cell table:style-name="ce13" table:formula="of:=MAX(IF([$Лист2.D18]=&quot;+&quot;;0;[.D17]);IF([$Лист2.D18]=&quot;-&quot;;0;[.C18]))+[$Лист1.D18]" office:value-type="float" office:value="1173" calcext:value-type="float">
            <text:p>1173</text:p>
          </table:table-cell>
          <table:table-cell table:style-name="ce17" table:formula="of:=MAX(IF([$Лист2.E18]=&quot;+&quot;;0;[.E17]);IF([$Лист2.E18]=&quot;-&quot;;0;[.D18]))+[$Лист1.E18]" office:value-type="float" office:value="1225" calcext:value-type="float">
            <text:p>1225</text:p>
          </table:table-cell>
          <table:table-cell table:formula="of:=MAX(IF([$Лист2.F18]=&quot;+&quot;;0;[.F17]);IF([$Лист2.F18]=&quot;-&quot;;0;[.E18]))+[$Лист1.F18]" office:value-type="float" office:value="1419" calcext:value-type="float">
            <text:p>1419</text:p>
          </table:table-cell>
          <table:table-cell table:formula="of:=MAX(IF([$Лист2.G18]=&quot;+&quot;;0;[.G17]);IF([$Лист2.G18]=&quot;-&quot;;0;[.F18]))+[$Лист1.G18]" office:value-type="float" office:value="1509" calcext:value-type="float">
            <text:p>1509</text:p>
          </table:table-cell>
          <table:table-cell table:formula="of:=MAX(IF([$Лист2.H18]=&quot;+&quot;;0;[.H17]);IF([$Лист2.H18]=&quot;-&quot;;0;[.G18]))+[$Лист1.H18]" office:value-type="float" office:value="1529" calcext:value-type="float">
            <text:p>1529</text:p>
          </table:table-cell>
          <table:table-cell table:formula="of:=MAX(IF([$Лист2.I18]=&quot;+&quot;;0;[.I17]);IF([$Лист2.I18]=&quot;-&quot;;0;[.H18]))+[$Лист1.I18]" office:value-type="float" office:value="1675" calcext:value-type="float">
            <text:p>1675</text:p>
          </table:table-cell>
          <table:table-cell table:style-name="ce12" table:formula="of:=MAX(IF([$Лист2.J18]=&quot;+&quot;;0;[.J17]);IF([$Лист2.J18]=&quot;-&quot;;0;[.I18]))+[$Лист1.J18]" office:value-type="float" office:value="1757" calcext:value-type="float">
            <text:p>1757</text:p>
          </table:table-cell>
          <table:table-cell table:formula="of:=MAX(IF([$Лист2.K18]=&quot;+&quot;;0;[.K17]);IF([$Лист2.K18]=&quot;-&quot;;0;[.J18]))+[$Лист1.K18]" office:value-type="float" office:value="1800" calcext:value-type="float">
            <text:p>1800</text:p>
          </table:table-cell>
          <table:table-cell table:style-name="ce13" table:formula="of:=MAX(IF([$Лист2.L18]=&quot;+&quot;;0;[.L17]);IF([$Лист2.L18]=&quot;-&quot;;0;[.K18]))+[$Лист1.L18]" office:value-type="float" office:value="1920" calcext:value-type="float">
            <text:p>1920</text:p>
          </table:table-cell>
          <table:table-cell table:style-name="ce13" table:formula="of:=MAX(IF([$Лист2.M18]=&quot;+&quot;;0;[.M17]);IF([$Лист2.M18]=&quot;-&quot;;0;[.L18]))+[$Лист1.M18]" office:value-type="float" office:value="1996" calcext:value-type="float">
            <text:p>1996</text:p>
          </table:table-cell>
          <table:table-cell table:style-name="ce13" table:formula="of:=MAX(IF([$Лист2.N18]=&quot;+&quot;;0;[.N17]);IF([$Лист2.N18]=&quot;-&quot;;0;[.M18]))+[$Лист1.N18]" office:value-type="float" office:value="2058" calcext:value-type="float">
            <text:p>2058</text:p>
          </table:table-cell>
          <table:table-cell table:style-name="ce13" table:formula="of:=MAX(IF([$Лист2.O18]=&quot;+&quot;;0;[.O17]);IF([$Лист2.O18]=&quot;-&quot;;0;[.N18]))+[$Лист1.O18]" office:value-type="float" office:value="2135" calcext:value-type="float">
            <text:p>2135</text:p>
          </table:table-cell>
          <table:table-cell table:style-name="ce13" table:formula="of:=MAX(IF([$Лист2.P18]=&quot;+&quot;;0;[.P17]);IF([$Лист2.P18]=&quot;-&quot;;0;[.O18]))+[$Лист1.P18]" office:value-type="float" office:value="2171" calcext:value-type="float">
            <text:p>2171</text:p>
          </table:table-cell>
          <table:table-cell table:style-name="ce13" table:formula="of:=MAX(IF([$Лист2.Q18]=&quot;+&quot;;0;[.Q17]);IF([$Лист2.Q18]=&quot;-&quot;;0;[.P18]))+[$Лист1.Q18]" office:value-type="float" office:value="2271" calcext:value-type="float">
            <text:p>2271</text:p>
          </table:table-cell>
          <table:table-cell table:style-name="ce17" table:formula="of:=MAX(IF([$Лист2.R18]=&quot;+&quot;;0;[.R17]);IF([$Лист2.R18]=&quot;-&quot;;0;[.Q18]))+[$Лист1.R18]" office:value-type="float" office:value="2318" calcext:value-type="float">
            <text:p>2318</text:p>
          </table:table-cell>
          <table:table-cell table:formula="of:=MAX(IF([$Лист2.S18]=&quot;+&quot;;0;[.S17]);IF([$Лист2.S18]=&quot;-&quot;;0;[.R18]))+[$Лист1.S18]" office:value-type="float" office:value="2212" calcext:value-type="float">
            <text:p>2212</text:p>
          </table:table-cell>
          <table:table-cell table:formula="of:=MAX(IF([$Лист2.T18]=&quot;+&quot;;0;[.T17]);IF([$Лист2.T18]=&quot;-&quot;;0;[.S18]))+[$Лист1.T18]" office:value-type="float" office:value="2216" calcext:value-type="float">
            <text:p>2216</text:p>
          </table:table-cell>
          <table:table-cell table:style-name="Default" table:number-columns-repeated="16364"/>
        </table:table-row>
        <table:table-row table:style-name="ro2">
          <table:table-cell table:formula="of:=[.A18]+[$Лист1.A19]" office:value-type="float" office:value="989" calcext:value-type="float">
            <text:p>989</text:p>
          </table:table-cell>
          <table:table-cell table:formula="of:=MAX(IF([$Лист2.B19]=&quot;+&quot;;0;[.B18]);IF([$Лист2.B19]=&quot;-&quot;;0;[.A19]))+[$Лист1.B19]" office:value-type="float" office:value="992" calcext:value-type="float">
            <text:p>992</text:p>
          </table:table-cell>
          <table:table-cell table:formula="of:=MAX(IF([$Лист2.C19]=&quot;+&quot;;0;[.C18]);IF([$Лист2.C19]=&quot;-&quot;;0;[.B19]))+[$Лист1.C19]" office:value-type="float" office:value="1139" calcext:value-type="float">
            <text:p>1139</text:p>
          </table:table-cell>
          <table:table-cell table:formula="of:=MAX(IF([$Лист2.D19]=&quot;+&quot;;0;[.D18]);IF([$Лист2.D19]=&quot;-&quot;;0;[.C19]))+[$Лист1.D19]" office:value-type="float" office:value="1156" calcext:value-type="float">
            <text:p>1156</text:p>
          </table:table-cell>
          <table:table-cell table:formula="of:=MAX(IF([$Лист2.E19]=&quot;+&quot;;0;[.E18]);IF([$Лист2.E19]=&quot;-&quot;;0;[.D19]))+[$Лист1.E19]" office:value-type="float" office:value="1235" calcext:value-type="float">
            <text:p>1235</text:p>
          </table:table-cell>
          <table:table-cell table:formula="of:=MAX(IF([$Лист2.F19]=&quot;+&quot;;0;[.F18]);IF([$Лист2.F19]=&quot;-&quot;;0;[.E19]))+[$Лист1.F19]" office:value-type="float" office:value="1433" calcext:value-type="float">
            <text:p>1433</text:p>
          </table:table-cell>
          <table:table-cell table:formula="of:=MAX(IF([$Лист2.G19]=&quot;+&quot;;0;[.G18]);IF([$Лист2.G19]=&quot;-&quot;;0;[.F19]))+[$Лист1.G19]" office:value-type="float" office:value="1521" calcext:value-type="float">
            <text:p>1521</text:p>
          </table:table-cell>
          <table:table-cell table:formula="of:=MAX(IF([$Лист2.H19]=&quot;+&quot;;0;[.H18]);IF([$Лист2.H19]=&quot;-&quot;;0;[.G19]))+[$Лист1.H19]" office:value-type="float" office:value="1603" calcext:value-type="float">
            <text:p>1603</text:p>
          </table:table-cell>
          <table:table-cell table:formula="of:=MAX(IF([$Лист2.I19]=&quot;+&quot;;0;[.I18]);IF([$Лист2.I19]=&quot;-&quot;;0;[.H19]))+[$Лист1.I19]" office:value-type="float" office:value="1709" calcext:value-type="float">
            <text:p>1709</text:p>
          </table:table-cell>
          <table:table-cell table:style-name="ce12" table:formula="of:=MAX(IF([$Лист2.J19]=&quot;+&quot;;0;[.J18]);IF([$Лист2.J19]=&quot;-&quot;;0;[.I19]))+[$Лист1.J19]" office:value-type="float" office:value="1853" calcext:value-type="float">
            <text:p>1853</text:p>
          </table:table-cell>
          <table:table-cell table:formula="of:=MAX(IF([$Лист2.K19]=&quot;+&quot;;0;[.K18]);IF([$Лист2.K19]=&quot;-&quot;;0;[.J19]))+[$Лист1.K19]" office:value-type="float" office:value="1912" calcext:value-type="float">
            <text:p>1912</text:p>
          </table:table-cell>
          <table:table-cell table:formula="of:=MAX(IF([$Лист2.L19]=&quot;+&quot;;0;[.L18]);IF([$Лист2.L19]=&quot;-&quot;;0;[.K19]))+[$Лист1.L19]" office:value-type="float" office:value="1996" calcext:value-type="float">
            <text:p>1996</text:p>
          </table:table-cell>
          <table:table-cell table:style-name="ce12" table:formula="of:=MAX(IF([$Лист2.M19]=&quot;+&quot;;0;[.M18]);IF([$Лист2.M19]=&quot;-&quot;;0;[.L19]))+[$Лист1.M19]" office:value-type="float" office:value="2059" calcext:value-type="float">
            <text:p>2059</text:p>
          </table:table-cell>
          <table:table-cell table:style-name="ce12" table:formula="of:=MAX(IF([$Лист2.N19]=&quot;+&quot;;0;[.N18]);IF([$Лист2.N19]=&quot;-&quot;;0;[.M19]))+[$Лист1.N19]" office:value-type="float" office:value="2074" calcext:value-type="float">
            <text:p>2074</text:p>
          </table:table-cell>
          <table:table-cell table:formula="of:=MAX(IF([$Лист2.O19]=&quot;+&quot;;0;[.O18]);IF([$Лист2.O19]=&quot;-&quot;;0;[.N19]))+[$Лист1.O19]" office:value-type="float" office:value="2166" calcext:value-type="float">
            <text:p>2166</text:p>
          </table:table-cell>
          <table:table-cell table:formula="of:=MAX(IF([$Лист2.P19]=&quot;+&quot;;0;[.P18]);IF([$Лист2.P19]=&quot;-&quot;;0;[.O19]))+[$Лист1.P19]" office:value-type="float" office:value="2199" calcext:value-type="float">
            <text:p>2199</text:p>
          </table:table-cell>
          <table:table-cell table:formula="of:=MAX(IF([$Лист2.Q19]=&quot;+&quot;;0;[.Q18]);IF([$Лист2.Q19]=&quot;-&quot;;0;[.P19]))+[$Лист1.Q19]" office:value-type="float" office:value="2297" calcext:value-type="float">
            <text:p>2297</text:p>
          </table:table-cell>
          <table:table-cell table:style-name="ce12" table:formula="of:=MAX(IF([$Лист2.R19]=&quot;+&quot;;0;[.R18]);IF([$Лист2.R19]=&quot;-&quot;;0;[.Q19]))+[$Лист1.R19]" office:value-type="float" office:value="2368" calcext:value-type="float">
            <text:p>2368</text:p>
          </table:table-cell>
          <table:table-cell table:formula="of:=MAX(IF([$Лист2.S19]=&quot;+&quot;;0;[.S18]);IF([$Лист2.S19]=&quot;-&quot;;0;[.R19]))+[$Лист1.S19]" office:value-type="float" office:value="2422" calcext:value-type="float">
            <text:p>2422</text:p>
          </table:table-cell>
          <table:table-cell table:formula="of:=MAX(IF([$Лист2.T19]=&quot;+&quot;;0;[.T18]);IF([$Лист2.T19]=&quot;-&quot;;0;[.S19]))+[$Лист1.T19]" office:value-type="float" office:value="2486" calcext:value-type="float">
            <text:p>2486</text:p>
          </table:table-cell>
          <table:table-cell table:style-name="Default" table:number-columns-repeated="16364"/>
        </table:table-row>
        <table:table-row table:style-name="ro2">
          <table:table-cell table:style-name="ce10" table:formula="of:=[.A19]+[$Лист1.A20]" office:value-type="float" office:value="1050" calcext:value-type="float">
            <text:p>1050</text:p>
          </table:table-cell>
          <table:table-cell table:style-name="ce13" table:formula="of:=MAX(IF([$Лист2.B20]=&quot;+&quot;;0;[.B19]);IF([$Лист2.B20]=&quot;-&quot;;0;[.A20]))+[$Лист1.B20]" office:value-type="float" office:value="1147" calcext:value-type="float">
            <text:p>1147</text:p>
          </table:table-cell>
          <table:table-cell table:style-name="ce13" table:formula="of:=MAX(IF([$Лист2.C20]=&quot;+&quot;;0;[.C19]);IF([$Лист2.C20]=&quot;-&quot;;0;[.B20]))+[$Лист1.C20]" office:value-type="float" office:value="1167" calcext:value-type="float">
            <text:p>1167</text:p>
          </table:table-cell>
          <table:table-cell table:style-name="ce13" table:formula="of:=MAX(IF([$Лист2.D20]=&quot;+&quot;;0;[.D19]);IF([$Лист2.D20]=&quot;-&quot;;0;[.C20]))+[$Лист1.D20]" office:value-type="float" office:value="1212" calcext:value-type="float">
            <text:p>1212</text:p>
          </table:table-cell>
          <table:table-cell table:style-name="ce13" table:formula="of:=MAX(IF([$Лист2.E20]=&quot;+&quot;;0;[.E19]);IF([$Лист2.E20]=&quot;-&quot;;0;[.D20]))+[$Лист1.E20]" office:value-type="float" office:value="1238" calcext:value-type="float">
            <text:p>1238</text:p>
          </table:table-cell>
          <table:table-cell table:style-name="ce13" table:formula="of:=MAX(IF([$Лист2.F20]=&quot;+&quot;;0;[.F19]);IF([$Лист2.F20]=&quot;-&quot;;0;[.E20]))+[$Лист1.F20]" office:value-type="float" office:value="1473" calcext:value-type="float">
            <text:p>1473</text:p>
          </table:table-cell>
          <table:table-cell table:style-name="ce13" table:formula="of:=MAX(IF([$Лист2.G20]=&quot;+&quot;;0;[.G19]);IF([$Лист2.G20]=&quot;-&quot;;0;[.F20]))+[$Лист1.G20]" office:value-type="float" office:value="1524" calcext:value-type="float">
            <text:p>1524</text:p>
          </table:table-cell>
          <table:table-cell table:style-name="ce13" table:formula="of:=MAX(IF([$Лист2.H20]=&quot;+&quot;;0;[.H19]);IF([$Лист2.H20]=&quot;-&quot;;0;[.G20]))+[$Лист1.H20]" office:value-type="float" office:value="1671" calcext:value-type="float">
            <text:p>1671</text:p>
          </table:table-cell>
          <table:table-cell table:style-name="ce13" table:formula="of:=MAX(IF([$Лист2.I20]=&quot;+&quot;;0;[.I19]);IF([$Лист2.I20]=&quot;-&quot;;0;[.H20]))+[$Лист1.I20]" office:value-type="float" office:value="1753" calcext:value-type="float">
            <text:p>1753</text:p>
          </table:table-cell>
          <table:table-cell table:style-name="ce13" table:formula="of:=MAX(IF([$Лист2.J20]=&quot;+&quot;;0;[.J19]);IF([$Лист2.J20]=&quot;-&quot;;0;[.I20]))+[$Лист1.J20]" office:value-type="float" office:value="1878" calcext:value-type="float">
            <text:p>1878</text:p>
          </table:table-cell>
          <table:table-cell table:style-name="ce13" table:formula="of:=MAX(IF([$Лист2.K20]=&quot;+&quot;;0;[.K19]);IF([$Лист2.K20]=&quot;-&quot;;0;[.J20]))+[$Лист1.K20]" office:value-type="float" office:value="1926" calcext:value-type="float">
            <text:p>1926</text:p>
          </table:table-cell>
          <table:table-cell table:style-name="ce13" table:formula="of:=MAX(IF([$Лист2.L20]=&quot;+&quot;;0;[.L19]);IF([$Лист2.L20]=&quot;-&quot;;0;[.K20]))+[$Лист1.L20]" office:value-type="float" office:value="1997" calcext:value-type="float">
            <text:p>1997</text:p>
          </table:table-cell>
          <table:table-cell table:style-name="ce13" table:formula="of:=MAX(IF([$Лист2.M20]=&quot;+&quot;;0;[.M19]);IF([$Лист2.M20]=&quot;-&quot;;0;[.L20]))+[$Лист1.M20]" office:value-type="float" office:value="2112" calcext:value-type="float">
            <text:p>2112</text:p>
          </table:table-cell>
          <table:table-cell table:style-name="ce13" table:formula="of:=MAX(IF([$Лист2.N20]=&quot;+&quot;;0;[.N19]);IF([$Лист2.N20]=&quot;-&quot;;0;[.M20]))+[$Лист1.N20]" office:value-type="float" office:value="2133" calcext:value-type="float">
            <text:p>2133</text:p>
          </table:table-cell>
          <table:table-cell table:style-name="ce13" table:formula="of:=MAX(IF([$Лист2.O20]=&quot;+&quot;;0;[.O19]);IF([$Лист2.O20]=&quot;-&quot;;0;[.N20]))+[$Лист1.O20]" office:value-type="float" office:value="2244" calcext:value-type="float">
            <text:p>2244</text:p>
          </table:table-cell>
          <table:table-cell table:style-name="ce13" table:formula="of:=MAX(IF([$Лист2.P20]=&quot;+&quot;;0;[.P19]);IF([$Лист2.P20]=&quot;-&quot;;0;[.O20]))+[$Лист1.P20]" office:value-type="float" office:value="2266" calcext:value-type="float">
            <text:p>2266</text:p>
          </table:table-cell>
          <table:table-cell table:style-name="ce13" table:formula="of:=MAX(IF([$Лист2.Q20]=&quot;+&quot;;0;[.Q19]);IF([$Лист2.Q20]=&quot;-&quot;;0;[.P20]))+[$Лист1.Q20]" office:value-type="float" office:value="2320" calcext:value-type="float">
            <text:p>2320</text:p>
          </table:table-cell>
          <table:table-cell table:style-name="ce13" table:formula="of:=MAX(IF([$Лист2.R20]=&quot;+&quot;;0;[.R19]);IF([$Лист2.R20]=&quot;-&quot;;0;[.Q20]))+[$Лист1.R20]" office:value-type="float" office:value="2460" calcext:value-type="float">
            <text:p>2460</text:p>
          </table:table-cell>
          <table:table-cell table:style-name="ce13" table:formula="of:=MAX(IF([$Лист2.S20]=&quot;+&quot;;0;[.S19]);IF([$Лист2.S20]=&quot;-&quot;;0;[.R20]))+[$Лист1.S20]" office:value-type="float" office:value="2535" calcext:value-type="float">
            <text:p>2535</text:p>
          </table:table-cell>
          <table:table-cell table:style-name="ce17" table:formula="of:=MAX(IF([$Лист2.T20]=&quot;+&quot;;0;[.T19]);IF([$Лист2.T20]=&quot;-&quot;;0;[.S20]))+[$Лист1.T20]" office:value-type="float" office:value="2575" calcext:value-type="float">
            <text:p>2575</text:p>
          </table:table-cell>
          <table:table-cell table:style-name="Default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meta:initial-creator>minf</meta:initial-creator>
    <meta:creation-date>2022-11-18T14:08:53Z</meta:creation-date>
    <dc:date>2026-05-07T22:56:20.048192500</dc:date>
    <meta:editing-duration>PT3M12S</meta:editing-duration>
    <meta:editing-cycles>1</meta:editing-cycles>
    <meta:document-statistic meta:table-count="4" meta:cell-count="1596" meta:object-count="0"/>
  </office:meta>
</office:document-meta>
</file>